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08mm"/>
    </style:style>
    <style:style style:name="co6" style:family="table-column">
      <style:table-column-properties fo:break-before="auto" style:column-width="80.7mm"/>
    </style:style>
    <style:style style:name="co7" style:family="table-column">
      <style:table-column-properties fo:break-before="auto" style:column-width="32.21mm"/>
    </style:style>
    <style:style style:name="ro1" style:family="table-row">
      <style:table-row-properties style:row-height="37.02mm" fo:break-before="auto" style:use-optimal-row-height="fals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diagonal-tl-br="0.74pt solid #000000" fo:wrap-option="wrap"/>
    </style:style>
    <style:style style:name="gr1" style:family="graphic">
      <style:graphic-properties draw:fill-color="#ffffff" draw:textarea-horizontal-align="justify" draw:textarea-vertical-align="middle" draw:auto-grow-height="false" fo:min-height="28.72mm" fo:min-width="215.99mm"/>
    </style:style>
    <style:style style:name="P1" style:family="paragraph">
      <loext:graphic-properties draw:fill-color="#ffffff"/>
    </style:style>
  </office:automatic-styles>
  <office:body>
    <office:spreadsheet>
      <table:calculation-settings table:automatic-find-labels="false"/>
      <table:table table:name="総当り表" table:style-name="ta1">
        <table:shapes>
          <draw:custom-shape draw:z-index="0" draw:style-name="gr1" draw:text-style-name="P1" svg:width="215.99mm" svg:height="28.72mm" svg:x="21.65mm" svg:y="0mm">
            <text:p>使い方</text:p>
            <text:p>1.レポジトリ対応シートにレポジトリ名とチーム名の対応表を入れる</text:p>
            <text:p>2.総当り表のA列にチーム名を入れる。列は勝手に入るがチーム数が増えた場合は右にセルをコピーする。</text:p>
            <text:p>　対戦Noのセルもそれに応じて増やす</text:p>
            <text:p>3.対戦表を確認する。行が不足していないか確認する。</text:p>
            <text:p>4.match_list.csvをCSVで保存する。フィールドの区切り記号は半角スペース、テキストの区切り記号はなし。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4" table:default-cell-style-name="ce1"/>
        <table:table-column table:style-name="co4" table:number-columns-repeated="1008" table:default-cell-style-name="ce1"/>
        <table:table-row table:style-name="ro1">
          <table:table-cell/>
          <table:table-cell table:formula="of:=INDIRECT(&quot;A&quot;&amp;COLUMN())" office:value-type="string" office:string-value="チームおひるごはん" calcext:value-type="string">
            <text:p>チームおひるごはん</text:p>
          </table:table-cell>
          <table:table-cell table:formula="of:=INDIRECT(&quot;A&quot;&amp;COLUMN())" office:value-type="string" office:string-value="第三ロボ部" calcext:value-type="string">
            <text:p>第三ロボ部</text:p>
          </table:table-cell>
          <table:table-cell table:formula="of:=INDIRECT(&quot;A&quot;&amp;COLUMN())" office:value-type="string" office:string-value="チームゆかい" calcext:value-type="string">
            <text:p>チームゆかい</text:p>
          </table:table-cell>
          <table:table-cell table:formula="of:=INDIRECT(&quot;A&quot;&amp;COLUMN())" office:value-type="string" office:string-value="組込AIチーム" calcext:value-type="string">
            <text:p>組込AIチーム</text:p>
          </table:table-cell>
          <table:table-cell table:formula="of:=INDIRECT(&quot;A&quot;&amp;COLUMN())" office:value-type="string" office:string-value="チームさくら" calcext:value-type="string">
            <text:p>チームさくら</text:p>
          </table:table-cell>
          <table:table-cell table:formula="of:=INDIRECT(&quot;A&quot;&amp;COLUMN())" office:value-type="string" office:string-value="Bola de arroz" calcext:value-type="string">
            <text:p>Bola de arroz</text:p>
          </table:table-cell>
          <table:table-cell table:formula="of:=INDIRECT(&quot;A&quot;&amp;COLUMN())" office:value-type="string" office:string-value="電気の子" calcext:value-type="string">
            <text:p>電気の子</text:p>
          </table:table-cell>
          <table:table-cell table:formula="of:=INDIRECT(&quot;A&quot;&amp;COLUMN())" office:value-type="string" office:string-value="OnePanaロボ部選抜" calcext:value-type="string">
            <text:p>OnePanaロボ部選抜</text:p>
          </table:table-cell>
          <table:table-cell table:formula="of:=INDIRECT(&quot;A&quot;&amp;COLUMN())" office:value-type="string" office:string-value="OnePanaロボ部Rabbits" calcext:value-type="string">
            <text:p>OnePanaロボ部Rabbits</text:p>
          </table:table-cell>
          <table:table-cell table:formula="of:=INDIRECT(&quot;A&quot;&amp;COLUMN())" office:value-type="string" office:string-value="みどりがめ" calcext:value-type="string">
            <text:p>みどりがめ</text:p>
          </table:table-cell>
          <table:table-cell table:formula="of:=INDIRECT(&quot;A&quot;&amp;COLUMN())" office:value-type="string" office:string-value="OnePanaロボット部 team around 30" calcext:value-type="string">
            <text:p>OnePanaロボット部 team around 30</text:p>
          </table:table-cell>
          <table:table-cell table:formula="of:=INDIRECT(&quot;A&quot;&amp;COLUMN())" office:value-type="string" office:string-value="チームリラックマ" calcext:value-type="string">
            <text:p>チームリラックマ</text:p>
          </table:table-cell>
          <table:table-cell table:formula="of:=INDIRECT(&quot;A&quot;&amp;COLUMN())" office:value-type="string" office:string-value="まさかやな！" calcext:value-type="string">
            <text:p>まさかやな！</text:p>
          </table:table-cell>
          <table:table-cell table:formula="of:=INDIRECT(&quot;A&quot;&amp;COLUMN())" office:value-type="string" office:string-value="おもち食べ太郎" calcext:value-type="string">
            <text:p>おもち食べ太郎</text:p>
          </table:table-cell>
          <table:table-cell table:formula="of:=INDIRECT(&quot;A&quot;&amp;COLUMN())" office:value-type="string" office:string-value="メガネ戦隊カケルンジャー" calcext:value-type="string">
            <text:p>メガネ戦隊カケルンジャー</text:p>
          </table:table-cell>
          <table:table-cell table:formula="of:=INDIRECT(&quot;A&quot;&amp;COLUMN())" office:value-type="string" office:string-value="あーるでぃ" calcext:value-type="string">
            <text:p>あーるでぃ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チームおひるごはん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formula="of:=IF(ISBLANK([.C2]);MAX([.$A1:.$AMJ1])+1;[.C2]+1)" office:value-type="float" office:value="2" calcext:value-type="float">
            <text:p>2</text:p>
          </table:table-cell>
          <table:table-cell table:formula="of:=IF(ISBLANK([.D2]);MAX([.$A1:.$AMJ1])+1;[.D2]+1)" office:value-type="float" office:value="3" calcext:value-type="float">
            <text:p>3</text:p>
          </table:table-cell>
          <table:table-cell table:formula="of:=IF(ISBLANK([.E2]);MAX([.$A1:.$AMJ1])+1;[.E2]+1)" office:value-type="float" office:value="4" calcext:value-type="float">
            <text:p>4</text:p>
          </table:table-cell>
          <table:table-cell table:formula="of:=IF(ISBLANK([.F2]);MAX([.$A1:.$AMJ1])+1;[.F2]+1)" office:value-type="float" office:value="5" calcext:value-type="float">
            <text:p>5</text:p>
          </table:table-cell>
          <table:table-cell table:formula="of:=IF(ISBLANK([.G2]);MAX([.$A1:.$AMJ1])+1;[.G2]+1)" office:value-type="float" office:value="6" calcext:value-type="float">
            <text:p>6</text:p>
          </table:table-cell>
          <table:table-cell table:formula="of:=IF(ISBLANK([.H2]);MAX([.$A1:.$AMJ1])+1;[.H2]+1)" office:value-type="float" office:value="7" calcext:value-type="float">
            <text:p>7</text:p>
          </table:table-cell>
          <table:table-cell table:formula="of:=IF(ISBLANK([.I2]);MAX([.$A1:.$AMJ1])+1;[.I2]+1)" office:value-type="float" office:value="8" calcext:value-type="float">
            <text:p>8</text:p>
          </table:table-cell>
          <table:table-cell table:formula="of:=IF(ISBLANK([.J2]);MAX([.$A1:.$AMJ1])+1;[.J2]+1)" office:value-type="float" office:value="9" calcext:value-type="float">
            <text:p>9</text:p>
          </table:table-cell>
          <table:table-cell table:formula="of:=IF(ISBLANK([.K2]);MAX([.$A1:.$AMJ1])+1;[.K2]+1)" office:value-type="float" office:value="10" calcext:value-type="float">
            <text:p>10</text:p>
          </table:table-cell>
          <table:table-cell table:formula="of:=IF(ISBLANK([.L2]);MAX([.$A1:.$AMJ1])+1;[.L2]+1)" office:value-type="float" office:value="11" calcext:value-type="float">
            <text:p>11</text:p>
          </table:table-cell>
          <table:table-cell table:formula="of:=IF(ISBLANK([.M2]);MAX([.$A1:.$AMJ1])+1;[.M2]+1)" office:value-type="float" office:value="12" calcext:value-type="float">
            <text:p>12</text:p>
          </table:table-cell>
          <table:table-cell table:formula="of:=IF(ISBLANK([.N2]);MAX([.$A1:.$AMJ1])+1;[.N2]+1)" office:value-type="float" office:value="13" calcext:value-type="float">
            <text:p>13</text:p>
          </table:table-cell>
          <table:table-cell table:formula="of:=IF(ISBLANK([.O2]);MAX([.$A1:.$AMJ1])+1;[.O2]+1)" office:value-type="float" office:value="14" calcext:value-type="float">
            <text:p>14</text:p>
          </table:table-cell>
          <table:table-cell table:formula="of:=IF(ISBLANK([.P2]);MAX([.$A1:.$AMJ1])+1;[.P2]+1)" office:value-type="float" office:value="15" calcext:value-type="float">
            <text:p>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第三ロボ部</text:p>
          </table:table-cell>
          <table:table-cell/>
          <table:table-cell table:style-name="ce2"/>
          <table:table-cell table:formula="of:=IF(ISBLANK([.C3]);MAX([.$A2:.$AMJ2])+1;[.C3]+1)" office:value-type="float" office:value="16" calcext:value-type="float">
            <text:p>16</text:p>
          </table:table-cell>
          <table:table-cell table:formula="of:=IF(ISBLANK([.D3]);MAX([.$A2:.$AMJ2])+1;[.D3]+1)" office:value-type="float" office:value="17" calcext:value-type="float">
            <text:p>17</text:p>
          </table:table-cell>
          <table:table-cell table:formula="of:=IF(ISBLANK([.E3]);MAX([.$A2:.$AMJ2])+1;[.E3]+1)" office:value-type="float" office:value="18" calcext:value-type="float">
            <text:p>18</text:p>
          </table:table-cell>
          <table:table-cell table:formula="of:=IF(ISBLANK([.F3]);MAX([.$A2:.$AMJ2])+1;[.F3]+1)" office:value-type="float" office:value="19" calcext:value-type="float">
            <text:p>19</text:p>
          </table:table-cell>
          <table:table-cell table:formula="of:=IF(ISBLANK([.G3]);MAX([.$A2:.$AMJ2])+1;[.G3]+1)" office:value-type="float" office:value="20" calcext:value-type="float">
            <text:p>20</text:p>
          </table:table-cell>
          <table:table-cell table:formula="of:=IF(ISBLANK([.H3]);MAX([.$A2:.$AMJ2])+1;[.H3]+1)" office:value-type="float" office:value="21" calcext:value-type="float">
            <text:p>21</text:p>
          </table:table-cell>
          <table:table-cell table:formula="of:=IF(ISBLANK([.I3]);MAX([.$A2:.$AMJ2])+1;[.I3]+1)" office:value-type="float" office:value="22" calcext:value-type="float">
            <text:p>22</text:p>
          </table:table-cell>
          <table:table-cell table:formula="of:=IF(ISBLANK([.J3]);MAX([.$A2:.$AMJ2])+1;[.J3]+1)" office:value-type="float" office:value="23" calcext:value-type="float">
            <text:p>23</text:p>
          </table:table-cell>
          <table:table-cell table:formula="of:=IF(ISBLANK([.K3]);MAX([.$A2:.$AMJ2])+1;[.K3]+1)" office:value-type="float" office:value="24" calcext:value-type="float">
            <text:p>24</text:p>
          </table:table-cell>
          <table:table-cell table:formula="of:=IF(ISBLANK([.L3]);MAX([.$A2:.$AMJ2])+1;[.L3]+1)" office:value-type="float" office:value="25" calcext:value-type="float">
            <text:p>25</text:p>
          </table:table-cell>
          <table:table-cell table:formula="of:=IF(ISBLANK([.M3]);MAX([.$A2:.$AMJ2])+1;[.M3]+1)" office:value-type="float" office:value="26" calcext:value-type="float">
            <text:p>26</text:p>
          </table:table-cell>
          <table:table-cell table:formula="of:=IF(ISBLANK([.N3]);MAX([.$A2:.$AMJ2])+1;[.N3]+1)" office:value-type="float" office:value="27" calcext:value-type="float">
            <text:p>27</text:p>
          </table:table-cell>
          <table:table-cell table:formula="of:=IF(ISBLANK([.O3]);MAX([.$A2:.$AMJ2])+1;[.O3]+1)" office:value-type="float" office:value="28" calcext:value-type="float">
            <text:p>28</text:p>
          </table:table-cell>
          <table:table-cell table:formula="of:=IF(ISBLANK([.P3]);MAX([.$A2:.$AMJ2])+1;[.P3]+1)" office:value-type="float" office:value="29" calcext:value-type="float">
            <text:p>2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チームゆかい</text:p>
          </table:table-cell>
          <table:table-cell table:number-columns-repeated="2"/>
          <table:table-cell table:style-name="ce2"/>
          <table:table-cell table:formula="of:=IF(ISBLANK([.D4]);MAX([.$A3:.$AMJ3])+1;[.D4]+1)" office:value-type="float" office:value="30" calcext:value-type="float">
            <text:p>30</text:p>
          </table:table-cell>
          <table:table-cell table:formula="of:=IF(ISBLANK([.E4]);MAX([.$A3:.$AMJ3])+1;[.E4]+1)" office:value-type="float" office:value="31" calcext:value-type="float">
            <text:p>31</text:p>
          </table:table-cell>
          <table:table-cell table:formula="of:=IF(ISBLANK([.F4]);MAX([.$A3:.$AMJ3])+1;[.F4]+1)" office:value-type="float" office:value="32" calcext:value-type="float">
            <text:p>32</text:p>
          </table:table-cell>
          <table:table-cell table:formula="of:=IF(ISBLANK([.G4]);MAX([.$A3:.$AMJ3])+1;[.G4]+1)" office:value-type="float" office:value="33" calcext:value-type="float">
            <text:p>33</text:p>
          </table:table-cell>
          <table:table-cell table:formula="of:=IF(ISBLANK([.H4]);MAX([.$A3:.$AMJ3])+1;[.H4]+1)" office:value-type="float" office:value="34" calcext:value-type="float">
            <text:p>34</text:p>
          </table:table-cell>
          <table:table-cell table:formula="of:=IF(ISBLANK([.I4]);MAX([.$A3:.$AMJ3])+1;[.I4]+1)" office:value-type="float" office:value="35" calcext:value-type="float">
            <text:p>35</text:p>
          </table:table-cell>
          <table:table-cell table:formula="of:=IF(ISBLANK([.J4]);MAX([.$A3:.$AMJ3])+1;[.J4]+1)" office:value-type="float" office:value="36" calcext:value-type="float">
            <text:p>36</text:p>
          </table:table-cell>
          <table:table-cell table:formula="of:=IF(ISBLANK([.K4]);MAX([.$A3:.$AMJ3])+1;[.K4]+1)" office:value-type="float" office:value="37" calcext:value-type="float">
            <text:p>37</text:p>
          </table:table-cell>
          <table:table-cell table:formula="of:=IF(ISBLANK([.L4]);MAX([.$A3:.$AMJ3])+1;[.L4]+1)" office:value-type="float" office:value="38" calcext:value-type="float">
            <text:p>38</text:p>
          </table:table-cell>
          <table:table-cell table:formula="of:=IF(ISBLANK([.M4]);MAX([.$A3:.$AMJ3])+1;[.M4]+1)" office:value-type="float" office:value="39" calcext:value-type="float">
            <text:p>39</text:p>
          </table:table-cell>
          <table:table-cell table:formula="of:=IF(ISBLANK([.N4]);MAX([.$A3:.$AMJ3])+1;[.N4]+1)" office:value-type="float" office:value="40" calcext:value-type="float">
            <text:p>40</text:p>
          </table:table-cell>
          <table:table-cell table:formula="of:=IF(ISBLANK([.O4]);MAX([.$A3:.$AMJ3])+1;[.O4]+1)" office:value-type="float" office:value="41" calcext:value-type="float">
            <text:p>41</text:p>
          </table:table-cell>
          <table:table-cell table:formula="of:=IF(ISBLANK([.P4]);MAX([.$A3:.$AMJ3])+1;[.P4]+1)" office:value-type="float" office:value="42" calcext:value-type="float">
            <text:p>4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組込AIチーム</text:p>
          </table:table-cell>
          <table:table-cell table:number-columns-repeated="3"/>
          <table:table-cell table:style-name="ce2"/>
          <table:table-cell table:formula="of:=IF(ISBLANK([.E5]);MAX([.$A4:.$AMJ4])+1;[.E5]+1)" office:value-type="float" office:value="43" calcext:value-type="float">
            <text:p>43</text:p>
          </table:table-cell>
          <table:table-cell table:formula="of:=IF(ISBLANK([.F5]);MAX([.$A4:.$AMJ4])+1;[.F5]+1)" office:value-type="float" office:value="44" calcext:value-type="float">
            <text:p>44</text:p>
          </table:table-cell>
          <table:table-cell table:formula="of:=IF(ISBLANK([.G5]);MAX([.$A4:.$AMJ4])+1;[.G5]+1)" office:value-type="float" office:value="45" calcext:value-type="float">
            <text:p>45</text:p>
          </table:table-cell>
          <table:table-cell table:formula="of:=IF(ISBLANK([.H5]);MAX([.$A4:.$AMJ4])+1;[.H5]+1)" office:value-type="float" office:value="46" calcext:value-type="float">
            <text:p>46</text:p>
          </table:table-cell>
          <table:table-cell table:formula="of:=IF(ISBLANK([.I5]);MAX([.$A4:.$AMJ4])+1;[.I5]+1)" office:value-type="float" office:value="47" calcext:value-type="float">
            <text:p>47</text:p>
          </table:table-cell>
          <table:table-cell table:formula="of:=IF(ISBLANK([.J5]);MAX([.$A4:.$AMJ4])+1;[.J5]+1)" office:value-type="float" office:value="48" calcext:value-type="float">
            <text:p>48</text:p>
          </table:table-cell>
          <table:table-cell table:formula="of:=IF(ISBLANK([.K5]);MAX([.$A4:.$AMJ4])+1;[.K5]+1)" office:value-type="float" office:value="49" calcext:value-type="float">
            <text:p>49</text:p>
          </table:table-cell>
          <table:table-cell table:formula="of:=IF(ISBLANK([.L5]);MAX([.$A4:.$AMJ4])+1;[.L5]+1)" office:value-type="float" office:value="50" calcext:value-type="float">
            <text:p>50</text:p>
          </table:table-cell>
          <table:table-cell table:formula="of:=IF(ISBLANK([.M5]);MAX([.$A4:.$AMJ4])+1;[.M5]+1)" office:value-type="float" office:value="51" calcext:value-type="float">
            <text:p>51</text:p>
          </table:table-cell>
          <table:table-cell table:formula="of:=IF(ISBLANK([.N5]);MAX([.$A4:.$AMJ4])+1;[.N5]+1)" office:value-type="float" office:value="52" calcext:value-type="float">
            <text:p>52</text:p>
          </table:table-cell>
          <table:table-cell table:formula="of:=IF(ISBLANK([.O5]);MAX([.$A4:.$AMJ4])+1;[.O5]+1)" office:value-type="float" office:value="53" calcext:value-type="float">
            <text:p>53</text:p>
          </table:table-cell>
          <table:table-cell table:formula="of:=IF(ISBLANK([.P5]);MAX([.$A4:.$AMJ4])+1;[.P5]+1)" office:value-type="float" office:value="54" calcext:value-type="float">
            <text:p>5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チームさくら</text:p>
          </table:table-cell>
          <table:table-cell table:number-columns-repeated="4"/>
          <table:table-cell table:style-name="ce2"/>
          <table:table-cell table:formula="of:=IF(ISBLANK([.F6]);MAX([.$A5:.$AMJ5])+1;[.F6]+1)" office:value-type="float" office:value="55" calcext:value-type="float">
            <text:p>55</text:p>
          </table:table-cell>
          <table:table-cell table:formula="of:=IF(ISBLANK([.G6]);MAX([.$A5:.$AMJ5])+1;[.G6]+1)" office:value-type="float" office:value="56" calcext:value-type="float">
            <text:p>56</text:p>
          </table:table-cell>
          <table:table-cell table:formula="of:=IF(ISBLANK([.H6]);MAX([.$A5:.$AMJ5])+1;[.H6]+1)" office:value-type="float" office:value="57" calcext:value-type="float">
            <text:p>57</text:p>
          </table:table-cell>
          <table:table-cell table:formula="of:=IF(ISBLANK([.I6]);MAX([.$A5:.$AMJ5])+1;[.I6]+1)" office:value-type="float" office:value="58" calcext:value-type="float">
            <text:p>58</text:p>
          </table:table-cell>
          <table:table-cell table:formula="of:=IF(ISBLANK([.J6]);MAX([.$A5:.$AMJ5])+1;[.J6]+1)" office:value-type="float" office:value="59" calcext:value-type="float">
            <text:p>59</text:p>
          </table:table-cell>
          <table:table-cell table:formula="of:=IF(ISBLANK([.K6]);MAX([.$A5:.$AMJ5])+1;[.K6]+1)" office:value-type="float" office:value="60" calcext:value-type="float">
            <text:p>60</text:p>
          </table:table-cell>
          <table:table-cell table:formula="of:=IF(ISBLANK([.L6]);MAX([.$A5:.$AMJ5])+1;[.L6]+1)" office:value-type="float" office:value="61" calcext:value-type="float">
            <text:p>61</text:p>
          </table:table-cell>
          <table:table-cell table:formula="of:=IF(ISBLANK([.M6]);MAX([.$A5:.$AMJ5])+1;[.M6]+1)" office:value-type="float" office:value="62" calcext:value-type="float">
            <text:p>62</text:p>
          </table:table-cell>
          <table:table-cell table:formula="of:=IF(ISBLANK([.N6]);MAX([.$A5:.$AMJ5])+1;[.N6]+1)" office:value-type="float" office:value="63" calcext:value-type="float">
            <text:p>63</text:p>
          </table:table-cell>
          <table:table-cell table:formula="of:=IF(ISBLANK([.O6]);MAX([.$A5:.$AMJ5])+1;[.O6]+1)" office:value-type="float" office:value="64" calcext:value-type="float">
            <text:p>64</text:p>
          </table:table-cell>
          <table:table-cell table:formula="of:=IF(ISBLANK([.P6]);MAX([.$A5:.$AMJ5])+1;[.P6]+1)" office:value-type="float" office:value="65" calcext:value-type="float">
            <text:p>6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ola de arroz</text:p>
          </table:table-cell>
          <table:table-cell table:number-columns-repeated="5"/>
          <table:table-cell table:style-name="ce2"/>
          <table:table-cell table:formula="of:=IF(ISBLANK([.G7]);MAX([.$A6:.$AMJ6])+1;[.G7]+1)" office:value-type="float" office:value="66" calcext:value-type="float">
            <text:p>66</text:p>
          </table:table-cell>
          <table:table-cell table:formula="of:=IF(ISBLANK([.H7]);MAX([.$A6:.$AMJ6])+1;[.H7]+1)" office:value-type="float" office:value="67" calcext:value-type="float">
            <text:p>67</text:p>
          </table:table-cell>
          <table:table-cell table:formula="of:=IF(ISBLANK([.I7]);MAX([.$A6:.$AMJ6])+1;[.I7]+1)" office:value-type="float" office:value="68" calcext:value-type="float">
            <text:p>68</text:p>
          </table:table-cell>
          <table:table-cell table:formula="of:=IF(ISBLANK([.J7]);MAX([.$A6:.$AMJ6])+1;[.J7]+1)" office:value-type="float" office:value="69" calcext:value-type="float">
            <text:p>69</text:p>
          </table:table-cell>
          <table:table-cell table:formula="of:=IF(ISBLANK([.K7]);MAX([.$A6:.$AMJ6])+1;[.K7]+1)" office:value-type="float" office:value="70" calcext:value-type="float">
            <text:p>70</text:p>
          </table:table-cell>
          <table:table-cell table:formula="of:=IF(ISBLANK([.L7]);MAX([.$A6:.$AMJ6])+1;[.L7]+1)" office:value-type="float" office:value="71" calcext:value-type="float">
            <text:p>71</text:p>
          </table:table-cell>
          <table:table-cell table:formula="of:=IF(ISBLANK([.M7]);MAX([.$A6:.$AMJ6])+1;[.M7]+1)" office:value-type="float" office:value="72" calcext:value-type="float">
            <text:p>72</text:p>
          </table:table-cell>
          <table:table-cell table:formula="of:=IF(ISBLANK([.N7]);MAX([.$A6:.$AMJ6])+1;[.N7]+1)" office:value-type="float" office:value="73" calcext:value-type="float">
            <text:p>73</text:p>
          </table:table-cell>
          <table:table-cell table:formula="of:=IF(ISBLANK([.O7]);MAX([.$A6:.$AMJ6])+1;[.O7]+1)" office:value-type="float" office:value="74" calcext:value-type="float">
            <text:p>74</text:p>
          </table:table-cell>
          <table:table-cell table:formula="of:=IF(ISBLANK([.P7]);MAX([.$A6:.$AMJ6])+1;[.P7]+1)" office:value-type="float" office:value="75" calcext:value-type="float">
            <text:p>7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電気の子</text:p>
          </table:table-cell>
          <table:table-cell table:number-columns-repeated="6"/>
          <table:table-cell table:style-name="ce2"/>
          <table:table-cell table:formula="of:=IF(ISBLANK([.H8]);MAX([.$A7:.$AMJ7])+1;[.H8]+1)" office:value-type="float" office:value="76" calcext:value-type="float">
            <text:p>76</text:p>
          </table:table-cell>
          <table:table-cell table:formula="of:=IF(ISBLANK([.I8]);MAX([.$A7:.$AMJ7])+1;[.I8]+1)" office:value-type="float" office:value="77" calcext:value-type="float">
            <text:p>77</text:p>
          </table:table-cell>
          <table:table-cell table:formula="of:=IF(ISBLANK([.J8]);MAX([.$A7:.$AMJ7])+1;[.J8]+1)" office:value-type="float" office:value="78" calcext:value-type="float">
            <text:p>78</text:p>
          </table:table-cell>
          <table:table-cell table:formula="of:=IF(ISBLANK([.K8]);MAX([.$A7:.$AMJ7])+1;[.K8]+1)" office:value-type="float" office:value="79" calcext:value-type="float">
            <text:p>79</text:p>
          </table:table-cell>
          <table:table-cell table:formula="of:=IF(ISBLANK([.L8]);MAX([.$A7:.$AMJ7])+1;[.L8]+1)" office:value-type="float" office:value="80" calcext:value-type="float">
            <text:p>80</text:p>
          </table:table-cell>
          <table:table-cell table:formula="of:=IF(ISBLANK([.M8]);MAX([.$A7:.$AMJ7])+1;[.M8]+1)" office:value-type="float" office:value="81" calcext:value-type="float">
            <text:p>81</text:p>
          </table:table-cell>
          <table:table-cell table:formula="of:=IF(ISBLANK([.N8]);MAX([.$A7:.$AMJ7])+1;[.N8]+1)" office:value-type="float" office:value="82" calcext:value-type="float">
            <text:p>82</text:p>
          </table:table-cell>
          <table:table-cell table:formula="of:=IF(ISBLANK([.O8]);MAX([.$A7:.$AMJ7])+1;[.O8]+1)" office:value-type="float" office:value="83" calcext:value-type="float">
            <text:p>83</text:p>
          </table:table-cell>
          <table:table-cell table:formula="of:=IF(ISBLANK([.P8]);MAX([.$A7:.$AMJ7])+1;[.P8]+1)"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nePanaロボ部選抜</text:p>
          </table:table-cell>
          <table:table-cell table:number-columns-repeated="7"/>
          <table:table-cell table:style-name="ce2"/>
          <table:table-cell table:formula="of:=IF(ISBLANK([.I9]);MAX([.$A8:.$AMJ8])+1;[.I9]+1)" office:value-type="float" office:value="85" calcext:value-type="float">
            <text:p>85</text:p>
          </table:table-cell>
          <table:table-cell table:formula="of:=IF(ISBLANK([.J9]);MAX([.$A8:.$AMJ8])+1;[.J9]+1)" office:value-type="float" office:value="86" calcext:value-type="float">
            <text:p>86</text:p>
          </table:table-cell>
          <table:table-cell table:formula="of:=IF(ISBLANK([.K9]);MAX([.$A8:.$AMJ8])+1;[.K9]+1)" office:value-type="float" office:value="87" calcext:value-type="float">
            <text:p>87</text:p>
          </table:table-cell>
          <table:table-cell table:formula="of:=IF(ISBLANK([.L9]);MAX([.$A8:.$AMJ8])+1;[.L9]+1)" office:value-type="float" office:value="88" calcext:value-type="float">
            <text:p>88</text:p>
          </table:table-cell>
          <table:table-cell table:formula="of:=IF(ISBLANK([.M9]);MAX([.$A8:.$AMJ8])+1;[.M9]+1)" office:value-type="float" office:value="89" calcext:value-type="float">
            <text:p>89</text:p>
          </table:table-cell>
          <table:table-cell table:formula="of:=IF(ISBLANK([.N9]);MAX([.$A8:.$AMJ8])+1;[.N9]+1)" office:value-type="float" office:value="90" calcext:value-type="float">
            <text:p>90</text:p>
          </table:table-cell>
          <table:table-cell table:formula="of:=IF(ISBLANK([.O9]);MAX([.$A8:.$AMJ8])+1;[.O9]+1)" office:value-type="float" office:value="91" calcext:value-type="float">
            <text:p>91</text:p>
          </table:table-cell>
          <table:table-cell table:formula="of:=IF(ISBLANK([.P9]);MAX([.$A8:.$AMJ8])+1;[.P9]+1)" office:value-type="float" office:value="92" calcext:value-type="float">
            <text:p>9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nePanaロボ部Rabbits</text:p>
          </table:table-cell>
          <table:table-cell table:number-columns-repeated="8"/>
          <table:table-cell table:style-name="ce2"/>
          <table:table-cell table:formula="of:=IF(ISBLANK([.J10]);MAX([.$A9:.$AMJ9])+1;[.J10]+1)" office:value-type="float" office:value="93" calcext:value-type="float">
            <text:p>93</text:p>
          </table:table-cell>
          <table:table-cell table:formula="of:=IF(ISBLANK([.K10]);MAX([.$A9:.$AMJ9])+1;[.K10]+1)" office:value-type="float" office:value="94" calcext:value-type="float">
            <text:p>94</text:p>
          </table:table-cell>
          <table:table-cell table:formula="of:=IF(ISBLANK([.L10]);MAX([.$A9:.$AMJ9])+1;[.L10]+1)" office:value-type="float" office:value="95" calcext:value-type="float">
            <text:p>95</text:p>
          </table:table-cell>
          <table:table-cell table:formula="of:=IF(ISBLANK([.M10]);MAX([.$A9:.$AMJ9])+1;[.M10]+1)" office:value-type="float" office:value="96" calcext:value-type="float">
            <text:p>96</text:p>
          </table:table-cell>
          <table:table-cell table:formula="of:=IF(ISBLANK([.N10]);MAX([.$A9:.$AMJ9])+1;[.N10]+1)" office:value-type="float" office:value="97" calcext:value-type="float">
            <text:p>97</text:p>
          </table:table-cell>
          <table:table-cell table:formula="of:=IF(ISBLANK([.O10]);MAX([.$A9:.$AMJ9])+1;[.O10]+1)" office:value-type="float" office:value="98" calcext:value-type="float">
            <text:p>98</text:p>
          </table:table-cell>
          <table:table-cell table:formula="of:=IF(ISBLANK([.P10]);MAX([.$A9:.$AMJ9])+1;[.P10]+1)" office:value-type="float" office:value="99" calcext:value-type="float">
            <text:p>9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みどりがめ</text:p>
          </table:table-cell>
          <table:table-cell table:number-columns-repeated="9"/>
          <table:table-cell table:style-name="ce2"/>
          <table:table-cell table:formula="of:=IF(ISBLANK([.K11]);MAX([.$A10:.$AMJ10])+1;[.K11]+1)" office:value-type="float" office:value="100" calcext:value-type="float">
            <text:p>100</text:p>
          </table:table-cell>
          <table:table-cell table:formula="of:=IF(ISBLANK([.L11]);MAX([.$A10:.$AMJ10])+1;[.L11]+1)" office:value-type="float" office:value="101" calcext:value-type="float">
            <text:p>101</text:p>
          </table:table-cell>
          <table:table-cell table:formula="of:=IF(ISBLANK([.M11]);MAX([.$A10:.$AMJ10])+1;[.M11]+1)" office:value-type="float" office:value="102" calcext:value-type="float">
            <text:p>102</text:p>
          </table:table-cell>
          <table:table-cell table:formula="of:=IF(ISBLANK([.N11]);MAX([.$A10:.$AMJ10])+1;[.N11]+1)" office:value-type="float" office:value="103" calcext:value-type="float">
            <text:p>103</text:p>
          </table:table-cell>
          <table:table-cell table:formula="of:=IF(ISBLANK([.O11]);MAX([.$A10:.$AMJ10])+1;[.O11]+1)" office:value-type="float" office:value="104" calcext:value-type="float">
            <text:p>104</text:p>
          </table:table-cell>
          <table:table-cell table:formula="of:=IF(ISBLANK([.P11]);MAX([.$A10:.$AMJ10])+1;[.P11]+1)" office:value-type="float" office:value="105" calcext:value-type="float">
            <text:p>10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nePanaロボット部 team around 30</text:p>
          </table:table-cell>
          <table:table-cell table:number-columns-repeated="10"/>
          <table:table-cell table:style-name="ce2"/>
          <table:table-cell table:formula="of:=IF(ISBLANK([.L12]);MAX([.$A11:.$AMJ11])+1;[.L12]+1)" office:value-type="float" office:value="106" calcext:value-type="float">
            <text:p>106</text:p>
          </table:table-cell>
          <table:table-cell table:formula="of:=IF(ISBLANK([.M12]);MAX([.$A11:.$AMJ11])+1;[.M12]+1)" office:value-type="float" office:value="107" calcext:value-type="float">
            <text:p>107</text:p>
          </table:table-cell>
          <table:table-cell table:formula="of:=IF(ISBLANK([.N12]);MAX([.$A11:.$AMJ11])+1;[.N12]+1)" office:value-type="float" office:value="108" calcext:value-type="float">
            <text:p>108</text:p>
          </table:table-cell>
          <table:table-cell table:formula="of:=IF(ISBLANK([.O12]);MAX([.$A11:.$AMJ11])+1;[.O12]+1)" office:value-type="float" office:value="109" calcext:value-type="float">
            <text:p>109</text:p>
          </table:table-cell>
          <table:table-cell table:formula="of:=IF(ISBLANK([.P12]);MAX([.$A11:.$AMJ11])+1;[.P12]+1)" office:value-type="float" office:value="110" calcext:value-type="float">
            <text:p>1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チームリラックマ</text:p>
          </table:table-cell>
          <table:table-cell table:number-columns-repeated="11"/>
          <table:table-cell table:style-name="ce2"/>
          <table:table-cell table:formula="of:=IF(ISBLANK([.M13]);MAX([.$A12:.$AMJ12])+1;[.M13]+1)" office:value-type="float" office:value="111" calcext:value-type="float">
            <text:p>111</text:p>
          </table:table-cell>
          <table:table-cell table:formula="of:=IF(ISBLANK([.N13]);MAX([.$A12:.$AMJ12])+1;[.N13]+1)" office:value-type="float" office:value="112" calcext:value-type="float">
            <text:p>112</text:p>
          </table:table-cell>
          <table:table-cell table:formula="of:=IF(ISBLANK([.O13]);MAX([.$A12:.$AMJ12])+1;[.O13]+1)" office:value-type="float" office:value="113" calcext:value-type="float">
            <text:p>113</text:p>
          </table:table-cell>
          <table:table-cell table:formula="of:=IF(ISBLANK([.P13]);MAX([.$A12:.$AMJ12])+1;[.P13]+1)" office:value-type="float" office:value="114" calcext:value-type="float">
            <text:p>1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まさかやな！</text:p>
          </table:table-cell>
          <table:table-cell table:number-columns-repeated="12"/>
          <table:table-cell table:style-name="ce2"/>
          <table:table-cell table:formula="of:=IF(ISBLANK([.N14]);MAX([.$A13:.$AMJ13])+1;[.N14]+1)" office:value-type="float" office:value="115" calcext:value-type="float">
            <text:p>115</text:p>
          </table:table-cell>
          <table:table-cell table:formula="of:=IF(ISBLANK([.O14]);MAX([.$A13:.$AMJ13])+1;[.O14]+1)" office:value-type="float" office:value="116" calcext:value-type="float">
            <text:p>116</text:p>
          </table:table-cell>
          <table:table-cell table:formula="of:=IF(ISBLANK([.P14]);MAX([.$A13:.$AMJ13])+1;[.P14]+1)" office:value-type="float" office:value="117" calcext:value-type="float">
            <text:p>117</text:p>
          </table:table-cell>
          <table:table-cell table:number-columns-repeated="1007"/>
        </table:table-row>
        <table:table-row table:style-name="ro2">
          <table:table-cell table:style-name="Default" office:value-type="string" calcext:value-type="string">
            <text:p>おもち食べ太郎</text:p>
          </table:table-cell>
          <table:table-cell table:number-columns-repeated="13"/>
          <table:table-cell table:style-name="ce2"/>
          <table:table-cell table:formula="of:=IF(ISBLANK([.O15]);MAX([.$A14:.$AMJ14])+1;[.O15]+1)" office:value-type="float" office:value="118" calcext:value-type="float">
            <text:p>118</text:p>
          </table:table-cell>
          <table:table-cell table:formula="of:=IF(ISBLANK([.P15]);MAX([.$A14:.$AMJ14])+1;[.P15]+1)" office:value-type="float" office:value="119" calcext:value-type="float">
            <text:p>119</text:p>
          </table:table-cell>
          <table:table-cell table:number-columns-repeated="1007"/>
        </table:table-row>
        <table:table-row table:style-name="ro2">
          <table:table-cell table:style-name="Default" office:value-type="string" calcext:value-type="string">
            <text:p>メガネ戦隊カケルンジャー</text:p>
          </table:table-cell>
          <table:table-cell table:number-columns-repeated="14"/>
          <table:table-cell table:style-name="ce2"/>
          <table:table-cell table:formula="of:=IF(ISBLANK([.P16]);MAX([.$A15:.$AMJ15])+1;[.P16]+1)" office:value-type="float" office:value="120" calcext:value-type="float">
            <text:p>120</text:p>
          </table:table-cell>
          <table:table-cell table:number-columns-repeated="1007"/>
        </table:table-row>
        <table:table-row table:style-name="ro2">
          <table:table-cell table:style-name="Default" office:value-type="string" calcext:value-type="string">
            <text:p>あーるでぃ</text:p>
          </table:table-cell>
          <table:table-cell table:number-columns-repeated="15"/>
          <table:table-cell table:style-name="ce2"/>
          <table:table-cell table:number-columns-repeated="100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レポジトリ名対応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チームおひるごはん</text:p>
          </table:table-cell>
          <table:table-cell office:value-type="string" calcext:value-type="string">
            <text:p>seigot</text:p>
          </table:table-cell>
          <table:table-cell office:value-type="string" calcext:value-type="string">
            <text:p>https://github.com/seigot/burger_war</text:p>
          </table:table-cell>
        </table:table-row>
        <table:table-row table:style-name="ro3">
          <table:table-cell office:value-type="string" calcext:value-type="string">
            <text:p>第三ロボ部</text:p>
          </table:table-cell>
          <table:table-cell office:value-type="string" calcext:value-type="string">
            <text:p>ponpokotanuki-san</text:p>
          </table:table-cell>
          <table:table-cell office:value-type="string" calcext:value-type="string">
            <text:p>https://github.com/ponpokotanuki-san/burger_war</text:p>
          </table:table-cell>
        </table:table-row>
        <table:table-row table:style-name="ro3">
          <table:table-cell office:value-type="string" calcext:value-type="string">
            <text:p>チームゆかい</text:p>
          </table:table-cell>
          <table:table-cell office:value-type="string" calcext:value-type="string">
            <text:p>shinjimp3</text:p>
          </table:table-cell>
          <table:table-cell office:value-type="string" calcext:value-type="string">
            <text:p>https://github.com/shinjimp3/burger_war</text:p>
          </table:table-cell>
        </table:table-row>
        <table:table-row table:style-name="ro3">
          <table:table-cell office:value-type="string" calcext:value-type="string">
            <text:p>組込AIチーム</text:p>
          </table:table-cell>
          <table:table-cell office:value-type="string" calcext:value-type="string">
            <text:p>Yoshihama0901</text:p>
          </table:table-cell>
          <table:table-cell office:value-type="string" calcext:value-type="string">
            <text:p>https://github.com/Yoshihama0901/burger_war</text:p>
          </table:table-cell>
        </table:table-row>
        <table:table-row table:style-name="ro3">
          <table:table-cell office:value-type="string" calcext:value-type="string">
            <text:p>チームさくら</text:p>
          </table:table-cell>
          <table:table-cell office:value-type="string" calcext:value-type="string">
            <text:p>koy-tak</text:p>
          </table:table-cell>
          <table:table-cell office:value-type="string" calcext:value-type="string">
            <text:p>https://github.com/koy-tak/burger_war</text:p>
          </table:table-cell>
        </table:table-row>
        <table:table-row table:style-name="ro3">
          <table:table-cell office:value-type="string" calcext:value-type="string">
            <text:p>Bola de arroz</text:p>
          </table:table-cell>
          <table:table-cell office:value-type="string" calcext:value-type="string">
            <text:p>BolaDeArroz</text:p>
          </table:table-cell>
          <table:table-cell office:value-type="string" calcext:value-type="string">
            <text:p>https://github.com/BolaDeArroz/burger_war</text:p>
          </table:table-cell>
        </table:table-row>
        <table:table-row table:style-name="ro3">
          <table:table-cell office:value-type="string" calcext:value-type="string">
            <text:p>電気の子</text:p>
          </table:table-cell>
          <table:table-cell office:value-type="string" calcext:value-type="string">
            <text:p>kishikishi</text:p>
          </table:table-cell>
          <table:table-cell office:value-type="string" calcext:value-type="string">
            <text:p>https://github.com/kishikishi/burger_war</text:p>
          </table:table-cell>
        </table:table-row>
        <table:table-row table:style-name="ro3">
          <table:table-cell office:value-type="string" calcext:value-type="string">
            <text:p>OnePanaロボ部選抜</text:p>
          </table:table-cell>
          <table:table-cell office:value-type="string" calcext:value-type="string">
            <text:p>OKbear</text:p>
          </table:table-cell>
          <table:table-cell office:value-type="string" calcext:value-type="string">
            <text:p>https://github.com/OKbear/burger_war</text:p>
          </table:table-cell>
        </table:table-row>
        <table:table-row table:style-name="ro3">
          <table:table-cell office:value-type="string" calcext:value-type="string">
            <text:p>OnePanaロボ部Rabbits</text:p>
          </table:table-cell>
          <table:table-cell office:value-type="string" calcext:value-type="string">
            <text:p>TeamRabbit</text:p>
          </table:table-cell>
          <table:table-cell office:value-type="string" calcext:value-type="string">
            <text:p>https://github.com/TeamRabbit/burger_war</text:p>
          </table:table-cell>
        </table:table-row>
        <table:table-row table:style-name="ro3">
          <table:table-cell office:value-type="string" calcext:value-type="string">
            <text:p>みどりがめ</text:p>
          </table:table-cell>
          <table:table-cell office:value-type="string" calcext:value-type="string">
            <text:p>yukiimai</text:p>
          </table:table-cell>
          <table:table-cell office:value-type="string" calcext:value-type="string">
            <text:p>https://github.com/yukiimai/burger_war</text:p>
          </table:table-cell>
        </table:table-row>
        <table:table-row table:style-name="ro3">
          <table:table-cell office:value-type="string" calcext:value-type="string">
            <text:p>OnePanaロボット部 team around 30</text:p>
          </table:table-cell>
          <table:table-cell office:value-type="string" calcext:value-type="string">
            <text:p>NguyenDuyhinh</text:p>
          </table:table-cell>
          <table:table-cell office:value-type="string" calcext:value-type="string">
            <text:p>https://github.com/NguyenDuyhinh/burger_war</text:p>
          </table:table-cell>
        </table:table-row>
        <table:table-row table:style-name="ro3">
          <table:table-cell office:value-type="string" calcext:value-type="string">
            <text:p>チームリラックマ</text:p>
          </table:table-cell>
          <table:table-cell office:value-type="string" calcext:value-type="string">
            <text:p>safubuki</text:p>
          </table:table-cell>
          <table:table-cell office:value-type="string" calcext:value-type="string">
            <text:p>https://github.com/safubuki/burger_war</text:p>
          </table:table-cell>
        </table:table-row>
        <table:table-row table:style-name="ro3">
          <table:table-cell office:value-type="string" calcext:value-type="string">
            <text:p>まさかやな！</text:p>
          </table:table-cell>
          <table:table-cell office:value-type="string" calcext:value-type="string">
            <text:p>masakayana</text:p>
          </table:table-cell>
          <table:table-cell office:value-type="string" calcext:value-type="string">
            <text:p><text:a xlink:href="https://github.com/masakayana/burger_war" xlink:type="simple">https://github.com/masakayana/burger_war</text:a></text:p>
          </table:table-cell>
        </table:table-row>
        <table:table-row table:style-name="ro3">
          <table:table-cell office:value-type="string" calcext:value-type="string">
            <text:p>おもち食べ太郎</text:p>
          </table:table-cell>
          <table:table-cell office:value-type="string" calcext:value-type="string">
            <text:p>dashimaki360</text:p>
          </table:table-cell>
          <table:table-cell office:value-type="string" calcext:value-type="string">
            <text:p>https://github.com/dashimaki360/burger_war</text:p>
          </table:table-cell>
        </table:table-row>
        <table:table-row table:style-name="ro3">
          <table:table-cell office:value-type="string" calcext:value-type="string">
            <text:p>メガネ戦隊カケルンジャー</text:p>
          </table:table-cell>
          <table:table-cell office:value-type="string" calcext:value-type="string">
            <text:p>TsukasaTaniguchi</text:p>
          </table:table-cell>
          <table:table-cell office:value-type="string" calcext:value-type="string">
            <text:p>https://github.com/TsukasaTaniguchi/burger_war</text:p>
          </table:table-cell>
        </table:table-row>
        <table:table-row table:style-name="ro3">
          <table:table-cell office:value-type="string" calcext:value-type="string">
            <text:p>あーるでぃ</text:p>
          </table:table-cell>
          <table:table-cell office:value-type="string" calcext:value-type="string">
            <text:p>ttyama</text:p>
          </table:table-cell>
          <table:table-cell office:value-type="string" calcext:value-type="string">
            <text:p>https://github.com/ttyama/burger_war</text:p>
          </table:table-cell>
        </table:table-row>
      </table:table>
      <table:table table:name="対戦表" table:style-name="ta1">
        <table:table-column table:style-name="co4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No.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UMPRODUCT(([総当り表.$A$1:.$Z$100]=[.$A2])*ROW([総当り表.$A$1:.$Z$100]))" office:value-type="float" office:value="2" calcext:value-type="float">
            <text:p>2</text:p>
          </table:table-cell>
          <table:table-cell table:formula="of:=SUMPRODUCT(([総当り表.$A$1:.$Z$100]=[.$A2])*COLUMN([総当り表.$A$1:.$Z$100]))" office:value-type="float" office:value="3" calcext:value-type="float">
            <text:p>3</text:p>
          </table:table-cell>
          <table:table-cell table:formula="of:=OFFSET([総当り表.$A$1];[.$B2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2]-1)" office:value-type="string" office:string-value="第三ロボ部" calcext:value-type="string">
            <text:p>第三ロボ部</text:p>
          </table:table-cell>
          <table:table-cell table:formula="of:=VLOOKUP([.$D2];[レポジトリ名対応.$A$1:.$C$1048576];2;FALSE())" office:value-type="string" office:string-value="seigot" calcext:value-type="string">
            <text:p>seigot</text:p>
          </table:table-cell>
          <table:table-cell table:formula="of:=VLOOKUP([.$E2];[レポジトリ名対応.$A$1:.$C$1048576];2;FALSE())" office:value-type="string" office:string-value="ponpokotanuki-san" calcext:value-type="string">
            <text:p>ponpokotanuki-sa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UMPRODUCT(([総当り表.$A$1:.$Z$100]=[.$A3])*ROW([総当り表.$A$1:.$Z$100]))" office:value-type="float" office:value="2" calcext:value-type="float">
            <text:p>2</text:p>
          </table:table-cell>
          <table:table-cell table:formula="of:=SUMPRODUCT(([総当り表.$A$1:.$Z$100]=[.$A3])*COLUMN([総当り表.$A$1:.$Z$100]))" office:value-type="float" office:value="4" calcext:value-type="float">
            <text:p>4</text:p>
          </table:table-cell>
          <table:table-cell table:formula="of:=OFFSET([総当り表.$A$1];[.$B3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3]-1)" office:value-type="string" office:string-value="チームゆかい" calcext:value-type="string">
            <text:p>チームゆかい</text:p>
          </table:table-cell>
          <table:table-cell table:formula="of:=VLOOKUP([.$D3];[レポジトリ名対応.$A$1:.$C$1048576];2;FALSE())" office:value-type="string" office:string-value="seigot" calcext:value-type="string">
            <text:p>seigot</text:p>
          </table:table-cell>
          <table:table-cell table:formula="of:=VLOOKUP([.$E3];[レポジトリ名対応.$A$1:.$C$1048576];2;FALSE())" office:value-type="string" office:string-value="shinjimp3" calcext:value-type="string">
            <text:p>shinjimp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UMPRODUCT(([総当り表.$A$1:.$Z$100]=[.$A4])*ROW([総当り表.$A$1:.$Z$100]))" office:value-type="float" office:value="2" calcext:value-type="float">
            <text:p>2</text:p>
          </table:table-cell>
          <table:table-cell table:formula="of:=SUMPRODUCT(([総当り表.$A$1:.$Z$100]=[.$A4])*COLUMN([総当り表.$A$1:.$Z$100]))" office:value-type="float" office:value="5" calcext:value-type="float">
            <text:p>5</text:p>
          </table:table-cell>
          <table:table-cell table:formula="of:=OFFSET([総当り表.$A$1];[.$B4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4]-1)" office:value-type="string" office:string-value="組込AIチーム" calcext:value-type="string">
            <text:p>組込AIチーム</text:p>
          </table:table-cell>
          <table:table-cell table:formula="of:=VLOOKUP([.$D4];[レポジトリ名対応.$A$1:.$C$1048576];2;FALSE())" office:value-type="string" office:string-value="seigot" calcext:value-type="string">
            <text:p>seigot</text:p>
          </table:table-cell>
          <table:table-cell table:formula="of:=VLOOKUP([.$E4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UMPRODUCT(([総当り表.$A$1:.$Z$100]=[.$A5])*ROW([総当り表.$A$1:.$Z$100]))" office:value-type="float" office:value="2" calcext:value-type="float">
            <text:p>2</text:p>
          </table:table-cell>
          <table:table-cell table:formula="of:=SUMPRODUCT(([総当り表.$A$1:.$Z$100]=[.$A5])*COLUMN([総当り表.$A$1:.$Z$100]))" office:value-type="float" office:value="6" calcext:value-type="float">
            <text:p>6</text:p>
          </table:table-cell>
          <table:table-cell table:formula="of:=OFFSET([総当り表.$A$1];[.$B5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5]-1)" office:value-type="string" office:string-value="チームさくら" calcext:value-type="string">
            <text:p>チームさくら</text:p>
          </table:table-cell>
          <table:table-cell table:formula="of:=VLOOKUP([.$D5];[レポジトリ名対応.$A$1:.$C$1048576];2;FALSE())" office:value-type="string" office:string-value="seigot" calcext:value-type="string">
            <text:p>seigot</text:p>
          </table:table-cell>
          <table:table-cell table:formula="of:=VLOOKUP([.$E5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UMPRODUCT(([総当り表.$A$1:.$Z$100]=[.$A6])*ROW([総当り表.$A$1:.$Z$100]))" office:value-type="float" office:value="2" calcext:value-type="float">
            <text:p>2</text:p>
          </table:table-cell>
          <table:table-cell table:formula="of:=SUMPRODUCT(([総当り表.$A$1:.$Z$100]=[.$A6])*COLUMN([総当り表.$A$1:.$Z$100]))" office:value-type="float" office:value="7" calcext:value-type="float">
            <text:p>7</text:p>
          </table:table-cell>
          <table:table-cell table:formula="of:=OFFSET([総当り表.$A$1];[.$B6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6]-1)" office:value-type="string" office:string-value="Bola de arroz" calcext:value-type="string">
            <text:p>Bola de arroz</text:p>
          </table:table-cell>
          <table:table-cell table:formula="of:=VLOOKUP([.$D6];[レポジトリ名対応.$A$1:.$C$1048576];2;FALSE())" office:value-type="string" office:string-value="seigot" calcext:value-type="string">
            <text:p>seigot</text:p>
          </table:table-cell>
          <table:table-cell table:formula="of:=VLOOKUP([.$E6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UMPRODUCT(([総当り表.$A$1:.$Z$100]=[.$A7])*ROW([総当り表.$A$1:.$Z$100]))" office:value-type="float" office:value="2" calcext:value-type="float">
            <text:p>2</text:p>
          </table:table-cell>
          <table:table-cell table:formula="of:=SUMPRODUCT(([総当り表.$A$1:.$Z$100]=[.$A7])*COLUMN([総当り表.$A$1:.$Z$100]))" office:value-type="float" office:value="8" calcext:value-type="float">
            <text:p>8</text:p>
          </table:table-cell>
          <table:table-cell table:formula="of:=OFFSET([総当り表.$A$1];[.$B7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7]-1)" office:value-type="string" office:string-value="電気の子" calcext:value-type="string">
            <text:p>電気の子</text:p>
          </table:table-cell>
          <table:table-cell table:formula="of:=VLOOKUP([.$D7];[レポジトリ名対応.$A$1:.$C$1048576];2;FALSE())" office:value-type="string" office:string-value="seigot" calcext:value-type="string">
            <text:p>seigot</text:p>
          </table:table-cell>
          <table:table-cell table:formula="of:=VLOOKUP([.$E7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UMPRODUCT(([総当り表.$A$1:.$Z$100]=[.$A8])*ROW([総当り表.$A$1:.$Z$100]))" office:value-type="float" office:value="2" calcext:value-type="float">
            <text:p>2</text:p>
          </table:table-cell>
          <table:table-cell table:formula="of:=SUMPRODUCT(([総当り表.$A$1:.$Z$100]=[.$A8])*COLUMN([総当り表.$A$1:.$Z$100]))" office:value-type="float" office:value="9" calcext:value-type="float">
            <text:p>9</text:p>
          </table:table-cell>
          <table:table-cell table:formula="of:=OFFSET([総当り表.$A$1];[.$B8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8]-1)" office:value-type="string" office:string-value="OnePanaロボ部選抜" calcext:value-type="string">
            <text:p>OnePanaロボ部選抜</text:p>
          </table:table-cell>
          <table:table-cell table:formula="of:=VLOOKUP([.$D8];[レポジトリ名対応.$A$1:.$C$1048576];2;FALSE())" office:value-type="string" office:string-value="seigot" calcext:value-type="string">
            <text:p>seigot</text:p>
          </table:table-cell>
          <table:table-cell table:formula="of:=VLOOKUP([.$E8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UMPRODUCT(([総当り表.$A$1:.$Z$100]=[.$A9])*ROW([総当り表.$A$1:.$Z$100]))" office:value-type="float" office:value="2" calcext:value-type="float">
            <text:p>2</text:p>
          </table:table-cell>
          <table:table-cell table:formula="of:=SUMPRODUCT(([総当り表.$A$1:.$Z$100]=[.$A9])*COLUMN([総当り表.$A$1:.$Z$100]))" office:value-type="float" office:value="10" calcext:value-type="float">
            <text:p>10</text:p>
          </table:table-cell>
          <table:table-cell table:formula="of:=OFFSET([総当り表.$A$1];[.$B9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9]-1)" office:value-type="string" office:string-value="OnePanaロボ部Rabbits" calcext:value-type="string">
            <text:p>OnePanaロボ部Rabbits</text:p>
          </table:table-cell>
          <table:table-cell table:formula="of:=VLOOKUP([.$D9];[レポジトリ名対応.$A$1:.$C$1048576];2;FALSE())" office:value-type="string" office:string-value="seigot" calcext:value-type="string">
            <text:p>seigot</text:p>
          </table:table-cell>
          <table:table-cell table:formula="of:=VLOOKUP([.$E9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SUMPRODUCT(([総当り表.$A$1:.$Z$100]=[.$A10])*ROW([総当り表.$A$1:.$Z$100]))" office:value-type="float" office:value="2" calcext:value-type="float">
            <text:p>2</text:p>
          </table:table-cell>
          <table:table-cell table:formula="of:=SUMPRODUCT(([総当り表.$A$1:.$Z$100]=[.$A10])*COLUMN([総当り表.$A$1:.$Z$100]))" office:value-type="float" office:value="11" calcext:value-type="float">
            <text:p>11</text:p>
          </table:table-cell>
          <table:table-cell table:formula="of:=OFFSET([総当り表.$A$1];[.$B10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0]-1)" office:value-type="string" office:string-value="みどりがめ" calcext:value-type="string">
            <text:p>みどりがめ</text:p>
          </table:table-cell>
          <table:table-cell table:formula="of:=VLOOKUP([.$D10];[レポジトリ名対応.$A$1:.$C$1048576];2;FALSE())" office:value-type="string" office:string-value="seigot" calcext:value-type="string">
            <text:p>seigot</text:p>
          </table:table-cell>
          <table:table-cell table:formula="of:=VLOOKUP([.$E1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UMPRODUCT(([総当り表.$A$1:.$Z$100]=[.$A11])*ROW([総当り表.$A$1:.$Z$100]))" office:value-type="float" office:value="2" calcext:value-type="float">
            <text:p>2</text:p>
          </table:table-cell>
          <table:table-cell table:formula="of:=SUMPRODUCT(([総当り表.$A$1:.$Z$100]=[.$A11])*COLUMN([総当り表.$A$1:.$Z$100]))" office:value-type="float" office:value="12" calcext:value-type="float">
            <text:p>12</text:p>
          </table:table-cell>
          <table:table-cell table:formula="of:=OFFSET([総当り表.$A$1];[.$B11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1]-1)" office:value-type="string" office:string-value="OnePanaロボット部 team around 30" calcext:value-type="string">
            <text:p>OnePanaロボット部 team around 30</text:p>
          </table:table-cell>
          <table:table-cell table:formula="of:=VLOOKUP([.$D11];[レポジトリ名対応.$A$1:.$C$1048576];2;FALSE())" office:value-type="string" office:string-value="seigot" calcext:value-type="string">
            <text:p>seigot</text:p>
          </table:table-cell>
          <table:table-cell table:formula="of:=VLOOKUP([.$E1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UMPRODUCT(([総当り表.$A$1:.$Z$100]=[.$A12])*ROW([総当り表.$A$1:.$Z$100]))" office:value-type="float" office:value="2" calcext:value-type="float">
            <text:p>2</text:p>
          </table:table-cell>
          <table:table-cell table:formula="of:=SUMPRODUCT(([総当り表.$A$1:.$Z$100]=[.$A12])*COLUMN([総当り表.$A$1:.$Z$100]))" office:value-type="float" office:value="13" calcext:value-type="float">
            <text:p>13</text:p>
          </table:table-cell>
          <table:table-cell table:formula="of:=OFFSET([総当り表.$A$1];[.$B12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2]-1)" office:value-type="string" office:string-value="チームリラックマ" calcext:value-type="string">
            <text:p>チームリラックマ</text:p>
          </table:table-cell>
          <table:table-cell table:formula="of:=VLOOKUP([.$D12];[レポジトリ名対応.$A$1:.$C$1048576];2;FALSE())" office:value-type="string" office:string-value="seigot" calcext:value-type="string">
            <text:p>seigot</text:p>
          </table:table-cell>
          <table:table-cell table:formula="of:=VLOOKUP([.$E12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UMPRODUCT(([総当り表.$A$1:.$Z$100]=[.$A13])*ROW([総当り表.$A$1:.$Z$100]))" office:value-type="float" office:value="2" calcext:value-type="float">
            <text:p>2</text:p>
          </table:table-cell>
          <table:table-cell table:formula="of:=SUMPRODUCT(([総当り表.$A$1:.$Z$100]=[.$A13])*COLUMN([総当り表.$A$1:.$Z$100]))" office:value-type="float" office:value="14" calcext:value-type="float">
            <text:p>14</text:p>
          </table:table-cell>
          <table:table-cell table:formula="of:=OFFSET([総当り表.$A$1];[.$B13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3]-1)" office:value-type="string" office:string-value="まさかやな！" calcext:value-type="string">
            <text:p>まさかやな！</text:p>
          </table:table-cell>
          <table:table-cell table:formula="of:=VLOOKUP([.$D13];[レポジトリ名対応.$A$1:.$C$1048576];2;FALSE())" office:value-type="string" office:string-value="seigot" calcext:value-type="string">
            <text:p>seigot</text:p>
          </table:table-cell>
          <table:table-cell table:formula="of:=VLOOKUP([.$E13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UMPRODUCT(([総当り表.$A$1:.$Z$100]=[.$A14])*ROW([総当り表.$A$1:.$Z$100]))" office:value-type="float" office:value="2" calcext:value-type="float">
            <text:p>2</text:p>
          </table:table-cell>
          <table:table-cell table:formula="of:=SUMPRODUCT(([総当り表.$A$1:.$Z$100]=[.$A14])*COLUMN([総当り表.$A$1:.$Z$100]))" office:value-type="float" office:value="15" calcext:value-type="float">
            <text:p>15</text:p>
          </table:table-cell>
          <table:table-cell table:formula="of:=OFFSET([総当り表.$A$1];[.$B14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4]-1)" office:value-type="string" office:string-value="おもち食べ太郎" calcext:value-type="string">
            <text:p>おもち食べ太郎</text:p>
          </table:table-cell>
          <table:table-cell table:formula="of:=VLOOKUP([.$D14];[レポジトリ名対応.$A$1:.$C$1048576];2;FALSE())" office:value-type="string" office:string-value="seigot" calcext:value-type="string">
            <text:p>seigot</text:p>
          </table:table-cell>
          <table:table-cell table:formula="of:=VLOOKUP([.$E14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SUMPRODUCT(([総当り表.$A$1:.$Z$100]=[.$A15])*ROW([総当り表.$A$1:.$Z$100]))" office:value-type="float" office:value="2" calcext:value-type="float">
            <text:p>2</text:p>
          </table:table-cell>
          <table:table-cell table:formula="of:=SUMPRODUCT(([総当り表.$A$1:.$Z$100]=[.$A15])*COLUMN([総当り表.$A$1:.$Z$100]))" office:value-type="float" office:value="16" calcext:value-type="float">
            <text:p>16</text:p>
          </table:table-cell>
          <table:table-cell table:formula="of:=OFFSET([総当り表.$A$1];[.$B15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5]-1)" office:value-type="string" office:string-value="メガネ戦隊カケルンジャー" calcext:value-type="string">
            <text:p>メガネ戦隊カケルンジャー</text:p>
          </table:table-cell>
          <table:table-cell table:formula="of:=VLOOKUP([.$D15];[レポジトリ名対応.$A$1:.$C$1048576];2;FALSE())" office:value-type="string" office:string-value="seigot" calcext:value-type="string">
            <text:p>seigot</text:p>
          </table:table-cell>
          <table:table-cell table:formula="of:=VLOOKUP([.$E15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SUMPRODUCT(([総当り表.$A$1:.$Z$100]=[.$A16])*ROW([総当り表.$A$1:.$Z$100]))" office:value-type="float" office:value="2" calcext:value-type="float">
            <text:p>2</text:p>
          </table:table-cell>
          <table:table-cell table:formula="of:=SUMPRODUCT(([総当り表.$A$1:.$Z$100]=[.$A16])*COLUMN([総当り表.$A$1:.$Z$100]))" office:value-type="float" office:value="17" calcext:value-type="float">
            <text:p>17</text:p>
          </table:table-cell>
          <table:table-cell table:formula="of:=OFFSET([総当り表.$A$1];[.$B16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6]-1)" office:value-type="string" office:string-value="あーるでぃ" calcext:value-type="string">
            <text:p>あーるでぃ</text:p>
          </table:table-cell>
          <table:table-cell table:formula="of:=VLOOKUP([.$D16];[レポジトリ名対応.$A$1:.$C$1048576];2;FALSE())" office:value-type="string" office:string-value="seigot" calcext:value-type="string">
            <text:p>seigot</text:p>
          </table:table-cell>
          <table:table-cell table:formula="of:=VLOOKUP([.$E16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SUMPRODUCT(([総当り表.$A$1:.$Z$100]=[.$A17])*ROW([総当り表.$A$1:.$Z$100]))" office:value-type="float" office:value="3" calcext:value-type="float">
            <text:p>3</text:p>
          </table:table-cell>
          <table:table-cell table:formula="of:=SUMPRODUCT(([総当り表.$A$1:.$Z$100]=[.$A17])*COLUMN([総当り表.$A$1:.$Z$100]))" office:value-type="float" office:value="4" calcext:value-type="float">
            <text:p>4</text:p>
          </table:table-cell>
          <table:table-cell table:formula="of:=OFFSET([総当り表.$A$1];[.$B17]-1;0)" office:value-type="string" office:string-value="第三ロボ部" calcext:value-type="string">
            <text:p>第三ロボ部</text:p>
          </table:table-cell>
          <table:table-cell table:formula="of:=OFFSET([総当り表.$A$1];0;[.$C17]-1)" office:value-type="string" office:string-value="チームゆかい" calcext:value-type="string">
            <text:p>チームゆかい</text:p>
          </table:table-cell>
          <table:table-cell table:formula="of:=VLOOKUP([.$D17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7];[レポジトリ名対応.$A$1:.$C$1048576];2;FALSE())" office:value-type="string" office:string-value="shinjimp3" calcext:value-type="string">
            <text:p>shinjimp3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SUMPRODUCT(([総当り表.$A$1:.$Z$100]=[.$A18])*ROW([総当り表.$A$1:.$Z$100]))" office:value-type="float" office:value="3" calcext:value-type="float">
            <text:p>3</text:p>
          </table:table-cell>
          <table:table-cell table:formula="of:=SUMPRODUCT(([総当り表.$A$1:.$Z$100]=[.$A18])*COLUMN([総当り表.$A$1:.$Z$100]))" office:value-type="float" office:value="5" calcext:value-type="float">
            <text:p>5</text:p>
          </table:table-cell>
          <table:table-cell table:formula="of:=OFFSET([総当り表.$A$1];[.$B18]-1;0)" office:value-type="string" office:string-value="第三ロボ部" calcext:value-type="string">
            <text:p>第三ロボ部</text:p>
          </table:table-cell>
          <table:table-cell table:formula="of:=OFFSET([総当り表.$A$1];0;[.$C18]-1)" office:value-type="string" office:string-value="組込AIチーム" calcext:value-type="string">
            <text:p>組込AIチーム</text:p>
          </table:table-cell>
          <table:table-cell table:formula="of:=VLOOKUP([.$D18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8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SUMPRODUCT(([総当り表.$A$1:.$Z$100]=[.$A19])*ROW([総当り表.$A$1:.$Z$100]))" office:value-type="float" office:value="3" calcext:value-type="float">
            <text:p>3</text:p>
          </table:table-cell>
          <table:table-cell table:formula="of:=SUMPRODUCT(([総当り表.$A$1:.$Z$100]=[.$A19])*COLUMN([総当り表.$A$1:.$Z$100]))" office:value-type="float" office:value="6" calcext:value-type="float">
            <text:p>6</text:p>
          </table:table-cell>
          <table:table-cell table:formula="of:=OFFSET([総当り表.$A$1];[.$B19]-1;0)" office:value-type="string" office:string-value="第三ロボ部" calcext:value-type="string">
            <text:p>第三ロボ部</text:p>
          </table:table-cell>
          <table:table-cell table:formula="of:=OFFSET([総当り表.$A$1];0;[.$C19]-1)" office:value-type="string" office:string-value="チームさくら" calcext:value-type="string">
            <text:p>チームさくら</text:p>
          </table:table-cell>
          <table:table-cell table:formula="of:=VLOOKUP([.$D19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9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SUMPRODUCT(([総当り表.$A$1:.$Z$100]=[.$A20])*ROW([総当り表.$A$1:.$Z$100]))" office:value-type="float" office:value="3" calcext:value-type="float">
            <text:p>3</text:p>
          </table:table-cell>
          <table:table-cell table:formula="of:=SUMPRODUCT(([総当り表.$A$1:.$Z$100]=[.$A20])*COLUMN([総当り表.$A$1:.$Z$100]))" office:value-type="float" office:value="7" calcext:value-type="float">
            <text:p>7</text:p>
          </table:table-cell>
          <table:table-cell table:formula="of:=OFFSET([総当り表.$A$1];[.$B20]-1;0)" office:value-type="string" office:string-value="第三ロボ部" calcext:value-type="string">
            <text:p>第三ロボ部</text:p>
          </table:table-cell>
          <table:table-cell table:formula="of:=OFFSET([総当り表.$A$1];0;[.$C20]-1)" office:value-type="string" office:string-value="Bola de arroz" calcext:value-type="string">
            <text:p>Bola de arroz</text:p>
          </table:table-cell>
          <table:table-cell table:formula="of:=VLOOKUP([.$D20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0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SUMPRODUCT(([総当り表.$A$1:.$Z$100]=[.$A21])*ROW([総当り表.$A$1:.$Z$100]))" office:value-type="float" office:value="3" calcext:value-type="float">
            <text:p>3</text:p>
          </table:table-cell>
          <table:table-cell table:formula="of:=SUMPRODUCT(([総当り表.$A$1:.$Z$100]=[.$A21])*COLUMN([総当り表.$A$1:.$Z$100]))" office:value-type="float" office:value="8" calcext:value-type="float">
            <text:p>8</text:p>
          </table:table-cell>
          <table:table-cell table:formula="of:=OFFSET([総当り表.$A$1];[.$B21]-1;0)" office:value-type="string" office:string-value="第三ロボ部" calcext:value-type="string">
            <text:p>第三ロボ部</text:p>
          </table:table-cell>
          <table:table-cell table:formula="of:=OFFSET([総当り表.$A$1];0;[.$C21]-1)" office:value-type="string" office:string-value="電気の子" calcext:value-type="string">
            <text:p>電気の子</text:p>
          </table:table-cell>
          <table:table-cell table:formula="of:=VLOOKUP([.$D21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1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SUMPRODUCT(([総当り表.$A$1:.$Z$100]=[.$A22])*ROW([総当り表.$A$1:.$Z$100]))" office:value-type="float" office:value="3" calcext:value-type="float">
            <text:p>3</text:p>
          </table:table-cell>
          <table:table-cell table:formula="of:=SUMPRODUCT(([総当り表.$A$1:.$Z$100]=[.$A22])*COLUMN([総当り表.$A$1:.$Z$100]))" office:value-type="float" office:value="9" calcext:value-type="float">
            <text:p>9</text:p>
          </table:table-cell>
          <table:table-cell table:formula="of:=OFFSET([総当り表.$A$1];[.$B22]-1;0)" office:value-type="string" office:string-value="第三ロボ部" calcext:value-type="string">
            <text:p>第三ロボ部</text:p>
          </table:table-cell>
          <table:table-cell table:formula="of:=OFFSET([総当り表.$A$1];0;[.$C22]-1)" office:value-type="string" office:string-value="OnePanaロボ部選抜" calcext:value-type="string">
            <text:p>OnePanaロボ部選抜</text:p>
          </table:table-cell>
          <table:table-cell table:formula="of:=VLOOKUP([.$D22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2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SUMPRODUCT(([総当り表.$A$1:.$Z$100]=[.$A23])*ROW([総当り表.$A$1:.$Z$100]))" office:value-type="float" office:value="3" calcext:value-type="float">
            <text:p>3</text:p>
          </table:table-cell>
          <table:table-cell table:formula="of:=SUMPRODUCT(([総当り表.$A$1:.$Z$100]=[.$A23])*COLUMN([総当り表.$A$1:.$Z$100]))" office:value-type="float" office:value="10" calcext:value-type="float">
            <text:p>10</text:p>
          </table:table-cell>
          <table:table-cell table:formula="of:=OFFSET([総当り表.$A$1];[.$B23]-1;0)" office:value-type="string" office:string-value="第三ロボ部" calcext:value-type="string">
            <text:p>第三ロボ部</text:p>
          </table:table-cell>
          <table:table-cell table:formula="of:=OFFSET([総当り表.$A$1];0;[.$C23]-1)" office:value-type="string" office:string-value="OnePanaロボ部Rabbits" calcext:value-type="string">
            <text:p>OnePanaロボ部Rabbits</text:p>
          </table:table-cell>
          <table:table-cell table:formula="of:=VLOOKUP([.$D23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3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SUMPRODUCT(([総当り表.$A$1:.$Z$100]=[.$A24])*ROW([総当り表.$A$1:.$Z$100]))" office:value-type="float" office:value="3" calcext:value-type="float">
            <text:p>3</text:p>
          </table:table-cell>
          <table:table-cell table:formula="of:=SUMPRODUCT(([総当り表.$A$1:.$Z$100]=[.$A24])*COLUMN([総当り表.$A$1:.$Z$100]))" office:value-type="float" office:value="11" calcext:value-type="float">
            <text:p>11</text:p>
          </table:table-cell>
          <table:table-cell table:formula="of:=OFFSET([総当り表.$A$1];[.$B24]-1;0)" office:value-type="string" office:string-value="第三ロボ部" calcext:value-type="string">
            <text:p>第三ロボ部</text:p>
          </table:table-cell>
          <table:table-cell table:formula="of:=OFFSET([総当り表.$A$1];0;[.$C24]-1)" office:value-type="string" office:string-value="みどりがめ" calcext:value-type="string">
            <text:p>みどりがめ</text:p>
          </table:table-cell>
          <table:table-cell table:formula="of:=VLOOKUP([.$D24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4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SUMPRODUCT(([総当り表.$A$1:.$Z$100]=[.$A25])*ROW([総当り表.$A$1:.$Z$100]))" office:value-type="float" office:value="3" calcext:value-type="float">
            <text:p>3</text:p>
          </table:table-cell>
          <table:table-cell table:formula="of:=SUMPRODUCT(([総当り表.$A$1:.$Z$100]=[.$A25])*COLUMN([総当り表.$A$1:.$Z$100]))" office:value-type="float" office:value="12" calcext:value-type="float">
            <text:p>12</text:p>
          </table:table-cell>
          <table:table-cell table:formula="of:=OFFSET([総当り表.$A$1];[.$B25]-1;0)" office:value-type="string" office:string-value="第三ロボ部" calcext:value-type="string">
            <text:p>第三ロボ部</text:p>
          </table:table-cell>
          <table:table-cell table:formula="of:=OFFSET([総当り表.$A$1];0;[.$C25]-1)" office:value-type="string" office:string-value="OnePanaロボット部 team around 30" calcext:value-type="string">
            <text:p>OnePanaロボット部 team around 30</text:p>
          </table:table-cell>
          <table:table-cell table:formula="of:=VLOOKUP([.$D25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5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SUMPRODUCT(([総当り表.$A$1:.$Z$100]=[.$A26])*ROW([総当り表.$A$1:.$Z$100]))" office:value-type="float" office:value="3" calcext:value-type="float">
            <text:p>3</text:p>
          </table:table-cell>
          <table:table-cell table:formula="of:=SUMPRODUCT(([総当り表.$A$1:.$Z$100]=[.$A26])*COLUMN([総当り表.$A$1:.$Z$100]))" office:value-type="float" office:value="13" calcext:value-type="float">
            <text:p>13</text:p>
          </table:table-cell>
          <table:table-cell table:formula="of:=OFFSET([総当り表.$A$1];[.$B26]-1;0)" office:value-type="string" office:string-value="第三ロボ部" calcext:value-type="string">
            <text:p>第三ロボ部</text:p>
          </table:table-cell>
          <table:table-cell table:formula="of:=OFFSET([総当り表.$A$1];0;[.$C26]-1)" office:value-type="string" office:string-value="チームリラックマ" calcext:value-type="string">
            <text:p>チームリラックマ</text:p>
          </table:table-cell>
          <table:table-cell table:formula="of:=VLOOKUP([.$D26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6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SUMPRODUCT(([総当り表.$A$1:.$Z$100]=[.$A27])*ROW([総当り表.$A$1:.$Z$100]))" office:value-type="float" office:value="3" calcext:value-type="float">
            <text:p>3</text:p>
          </table:table-cell>
          <table:table-cell table:formula="of:=SUMPRODUCT(([総当り表.$A$1:.$Z$100]=[.$A27])*COLUMN([総当り表.$A$1:.$Z$100]))" office:value-type="float" office:value="14" calcext:value-type="float">
            <text:p>14</text:p>
          </table:table-cell>
          <table:table-cell table:formula="of:=OFFSET([総当り表.$A$1];[.$B27]-1;0)" office:value-type="string" office:string-value="第三ロボ部" calcext:value-type="string">
            <text:p>第三ロボ部</text:p>
          </table:table-cell>
          <table:table-cell table:formula="of:=OFFSET([総当り表.$A$1];0;[.$C27]-1)" office:value-type="string" office:string-value="まさかやな！" calcext:value-type="string">
            <text:p>まさかやな！</text:p>
          </table:table-cell>
          <table:table-cell table:formula="of:=VLOOKUP([.$D27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7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SUMPRODUCT(([総当り表.$A$1:.$Z$100]=[.$A28])*ROW([総当り表.$A$1:.$Z$100]))" office:value-type="float" office:value="3" calcext:value-type="float">
            <text:p>3</text:p>
          </table:table-cell>
          <table:table-cell table:formula="of:=SUMPRODUCT(([総当り表.$A$1:.$Z$100]=[.$A28])*COLUMN([総当り表.$A$1:.$Z$100]))" office:value-type="float" office:value="15" calcext:value-type="float">
            <text:p>15</text:p>
          </table:table-cell>
          <table:table-cell table:formula="of:=OFFSET([総当り表.$A$1];[.$B28]-1;0)" office:value-type="string" office:string-value="第三ロボ部" calcext:value-type="string">
            <text:p>第三ロボ部</text:p>
          </table:table-cell>
          <table:table-cell table:formula="of:=OFFSET([総当り表.$A$1];0;[.$C28]-1)" office:value-type="string" office:string-value="おもち食べ太郎" calcext:value-type="string">
            <text:p>おもち食べ太郎</text:p>
          </table:table-cell>
          <table:table-cell table:formula="of:=VLOOKUP([.$D28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8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SUMPRODUCT(([総当り表.$A$1:.$Z$100]=[.$A29])*ROW([総当り表.$A$1:.$Z$100]))" office:value-type="float" office:value="3" calcext:value-type="float">
            <text:p>3</text:p>
          </table:table-cell>
          <table:table-cell table:formula="of:=SUMPRODUCT(([総当り表.$A$1:.$Z$100]=[.$A29])*COLUMN([総当り表.$A$1:.$Z$100]))" office:value-type="float" office:value="16" calcext:value-type="float">
            <text:p>16</text:p>
          </table:table-cell>
          <table:table-cell table:formula="of:=OFFSET([総当り表.$A$1];[.$B29]-1;0)" office:value-type="string" office:string-value="第三ロボ部" calcext:value-type="string">
            <text:p>第三ロボ部</text:p>
          </table:table-cell>
          <table:table-cell table:formula="of:=OFFSET([総当り表.$A$1];0;[.$C29]-1)" office:value-type="string" office:string-value="メガネ戦隊カケルンジャー" calcext:value-type="string">
            <text:p>メガネ戦隊カケルンジャー</text:p>
          </table:table-cell>
          <table:table-cell table:formula="of:=VLOOKUP([.$D29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9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SUMPRODUCT(([総当り表.$A$1:.$Z$100]=[.$A30])*ROW([総当り表.$A$1:.$Z$100]))" office:value-type="float" office:value="3" calcext:value-type="float">
            <text:p>3</text:p>
          </table:table-cell>
          <table:table-cell table:formula="of:=SUMPRODUCT(([総当り表.$A$1:.$Z$100]=[.$A30])*COLUMN([総当り表.$A$1:.$Z$100]))" office:value-type="float" office:value="17" calcext:value-type="float">
            <text:p>17</text:p>
          </table:table-cell>
          <table:table-cell table:formula="of:=OFFSET([総当り表.$A$1];[.$B30]-1;0)" office:value-type="string" office:string-value="第三ロボ部" calcext:value-type="string">
            <text:p>第三ロボ部</text:p>
          </table:table-cell>
          <table:table-cell table:formula="of:=OFFSET([総当り表.$A$1];0;[.$C30]-1)" office:value-type="string" office:string-value="あーるでぃ" calcext:value-type="string">
            <text:p>あーるでぃ</text:p>
          </table:table-cell>
          <table:table-cell table:formula="of:=VLOOKUP([.$D30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30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SUMPRODUCT(([総当り表.$A$1:.$Z$100]=[.$A31])*ROW([総当り表.$A$1:.$Z$100]))" office:value-type="float" office:value="4" calcext:value-type="float">
            <text:p>4</text:p>
          </table:table-cell>
          <table:table-cell table:formula="of:=SUMPRODUCT(([総当り表.$A$1:.$Z$100]=[.$A31])*COLUMN([総当り表.$A$1:.$Z$100]))" office:value-type="float" office:value="5" calcext:value-type="float">
            <text:p>5</text:p>
          </table:table-cell>
          <table:table-cell table:formula="of:=OFFSET([総当り表.$A$1];[.$B31]-1;0)" office:value-type="string" office:string-value="チームゆかい" calcext:value-type="string">
            <text:p>チームゆかい</text:p>
          </table:table-cell>
          <table:table-cell table:formula="of:=OFFSET([総当り表.$A$1];0;[.$C31]-1)" office:value-type="string" office:string-value="組込AIチーム" calcext:value-type="string">
            <text:p>組込AIチーム</text:p>
          </table:table-cell>
          <table:table-cell table:formula="of:=VLOOKUP([.$D31];[レポジトリ名対応.$A$1:.$C$1048576];2;FALSE())" office:value-type="string" office:string-value="shinjimp3" calcext:value-type="string">
            <text:p>shinjimp3</text:p>
          </table:table-cell>
          <table:table-cell table:formula="of:=VLOOKUP([.$E31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SUMPRODUCT(([総当り表.$A$1:.$Z$100]=[.$A32])*ROW([総当り表.$A$1:.$Z$100]))" office:value-type="float" office:value="4" calcext:value-type="float">
            <text:p>4</text:p>
          </table:table-cell>
          <table:table-cell table:formula="of:=SUMPRODUCT(([総当り表.$A$1:.$Z$100]=[.$A32])*COLUMN([総当り表.$A$1:.$Z$100]))" office:value-type="float" office:value="6" calcext:value-type="float">
            <text:p>6</text:p>
          </table:table-cell>
          <table:table-cell table:formula="of:=OFFSET([総当り表.$A$1];[.$B32]-1;0)" office:value-type="string" office:string-value="チームゆかい" calcext:value-type="string">
            <text:p>チームゆかい</text:p>
          </table:table-cell>
          <table:table-cell table:formula="of:=OFFSET([総当り表.$A$1];0;[.$C32]-1)" office:value-type="string" office:string-value="チームさくら" calcext:value-type="string">
            <text:p>チームさくら</text:p>
          </table:table-cell>
          <table:table-cell table:formula="of:=VLOOKUP([.$D32];[レポジトリ名対応.$A$1:.$C$1048576];2;FALSE())" office:value-type="string" office:string-value="shinjimp3" calcext:value-type="string">
            <text:p>shinjimp3</text:p>
          </table:table-cell>
          <table:table-cell table:formula="of:=VLOOKUP([.$E32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SUMPRODUCT(([総当り表.$A$1:.$Z$100]=[.$A33])*ROW([総当り表.$A$1:.$Z$100]))" office:value-type="float" office:value="4" calcext:value-type="float">
            <text:p>4</text:p>
          </table:table-cell>
          <table:table-cell table:formula="of:=SUMPRODUCT(([総当り表.$A$1:.$Z$100]=[.$A33])*COLUMN([総当り表.$A$1:.$Z$100]))" office:value-type="float" office:value="7" calcext:value-type="float">
            <text:p>7</text:p>
          </table:table-cell>
          <table:table-cell table:formula="of:=OFFSET([総当り表.$A$1];[.$B33]-1;0)" office:value-type="string" office:string-value="チームゆかい" calcext:value-type="string">
            <text:p>チームゆかい</text:p>
          </table:table-cell>
          <table:table-cell table:formula="of:=OFFSET([総当り表.$A$1];0;[.$C33]-1)" office:value-type="string" office:string-value="Bola de arroz" calcext:value-type="string">
            <text:p>Bola de arroz</text:p>
          </table:table-cell>
          <table:table-cell table:formula="of:=VLOOKUP([.$D33];[レポジトリ名対応.$A$1:.$C$1048576];2;FALSE())" office:value-type="string" office:string-value="shinjimp3" calcext:value-type="string">
            <text:p>shinjimp3</text:p>
          </table:table-cell>
          <table:table-cell table:formula="of:=VLOOKUP([.$E33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SUMPRODUCT(([総当り表.$A$1:.$Z$100]=[.$A34])*ROW([総当り表.$A$1:.$Z$100]))" office:value-type="float" office:value="4" calcext:value-type="float">
            <text:p>4</text:p>
          </table:table-cell>
          <table:table-cell table:formula="of:=SUMPRODUCT(([総当り表.$A$1:.$Z$100]=[.$A34])*COLUMN([総当り表.$A$1:.$Z$100]))" office:value-type="float" office:value="8" calcext:value-type="float">
            <text:p>8</text:p>
          </table:table-cell>
          <table:table-cell table:formula="of:=OFFSET([総当り表.$A$1];[.$B34]-1;0)" office:value-type="string" office:string-value="チームゆかい" calcext:value-type="string">
            <text:p>チームゆかい</text:p>
          </table:table-cell>
          <table:table-cell table:formula="of:=OFFSET([総当り表.$A$1];0;[.$C34]-1)" office:value-type="string" office:string-value="電気の子" calcext:value-type="string">
            <text:p>電気の子</text:p>
          </table:table-cell>
          <table:table-cell table:formula="of:=VLOOKUP([.$D34];[レポジトリ名対応.$A$1:.$C$1048576];2;FALSE())" office:value-type="string" office:string-value="shinjimp3" calcext:value-type="string">
            <text:p>shinjimp3</text:p>
          </table:table-cell>
          <table:table-cell table:formula="of:=VLOOKUP([.$E34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SUMPRODUCT(([総当り表.$A$1:.$Z$100]=[.$A35])*ROW([総当り表.$A$1:.$Z$100]))" office:value-type="float" office:value="4" calcext:value-type="float">
            <text:p>4</text:p>
          </table:table-cell>
          <table:table-cell table:formula="of:=SUMPRODUCT(([総当り表.$A$1:.$Z$100]=[.$A35])*COLUMN([総当り表.$A$1:.$Z$100]))" office:value-type="float" office:value="9" calcext:value-type="float">
            <text:p>9</text:p>
          </table:table-cell>
          <table:table-cell table:formula="of:=OFFSET([総当り表.$A$1];[.$B35]-1;0)" office:value-type="string" office:string-value="チームゆかい" calcext:value-type="string">
            <text:p>チームゆかい</text:p>
          </table:table-cell>
          <table:table-cell table:formula="of:=OFFSET([総当り表.$A$1];0;[.$C35]-1)" office:value-type="string" office:string-value="OnePanaロボ部選抜" calcext:value-type="string">
            <text:p>OnePanaロボ部選抜</text:p>
          </table:table-cell>
          <table:table-cell table:formula="of:=VLOOKUP([.$D35];[レポジトリ名対応.$A$1:.$C$1048576];2;FALSE())" office:value-type="string" office:string-value="shinjimp3" calcext:value-type="string">
            <text:p>shinjimp3</text:p>
          </table:table-cell>
          <table:table-cell table:formula="of:=VLOOKUP([.$E35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SUMPRODUCT(([総当り表.$A$1:.$Z$100]=[.$A36])*ROW([総当り表.$A$1:.$Z$100]))" office:value-type="float" office:value="4" calcext:value-type="float">
            <text:p>4</text:p>
          </table:table-cell>
          <table:table-cell table:formula="of:=SUMPRODUCT(([総当り表.$A$1:.$Z$100]=[.$A36])*COLUMN([総当り表.$A$1:.$Z$100]))" office:value-type="float" office:value="10" calcext:value-type="float">
            <text:p>10</text:p>
          </table:table-cell>
          <table:table-cell table:formula="of:=OFFSET([総当り表.$A$1];[.$B36]-1;0)" office:value-type="string" office:string-value="チームゆかい" calcext:value-type="string">
            <text:p>チームゆかい</text:p>
          </table:table-cell>
          <table:table-cell table:formula="of:=OFFSET([総当り表.$A$1];0;[.$C36]-1)" office:value-type="string" office:string-value="OnePanaロボ部Rabbits" calcext:value-type="string">
            <text:p>OnePanaロボ部Rabbits</text:p>
          </table:table-cell>
          <table:table-cell table:formula="of:=VLOOKUP([.$D36];[レポジトリ名対応.$A$1:.$C$1048576];2;FALSE())" office:value-type="string" office:string-value="shinjimp3" calcext:value-type="string">
            <text:p>shinjimp3</text:p>
          </table:table-cell>
          <table:table-cell table:formula="of:=VLOOKUP([.$E36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SUMPRODUCT(([総当り表.$A$1:.$Z$100]=[.$A37])*ROW([総当り表.$A$1:.$Z$100]))" office:value-type="float" office:value="4" calcext:value-type="float">
            <text:p>4</text:p>
          </table:table-cell>
          <table:table-cell table:formula="of:=SUMPRODUCT(([総当り表.$A$1:.$Z$100]=[.$A37])*COLUMN([総当り表.$A$1:.$Z$100]))" office:value-type="float" office:value="11" calcext:value-type="float">
            <text:p>11</text:p>
          </table:table-cell>
          <table:table-cell table:formula="of:=OFFSET([総当り表.$A$1];[.$B37]-1;0)" office:value-type="string" office:string-value="チームゆかい" calcext:value-type="string">
            <text:p>チームゆかい</text:p>
          </table:table-cell>
          <table:table-cell table:formula="of:=OFFSET([総当り表.$A$1];0;[.$C37]-1)" office:value-type="string" office:string-value="みどりがめ" calcext:value-type="string">
            <text:p>みどりがめ</text:p>
          </table:table-cell>
          <table:table-cell table:formula="of:=VLOOKUP([.$D37];[レポジトリ名対応.$A$1:.$C$1048576];2;FALSE())" office:value-type="string" office:string-value="shinjimp3" calcext:value-type="string">
            <text:p>shinjimp3</text:p>
          </table:table-cell>
          <table:table-cell table:formula="of:=VLOOKUP([.$E37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SUMPRODUCT(([総当り表.$A$1:.$Z$100]=[.$A38])*ROW([総当り表.$A$1:.$Z$100]))" office:value-type="float" office:value="4" calcext:value-type="float">
            <text:p>4</text:p>
          </table:table-cell>
          <table:table-cell table:formula="of:=SUMPRODUCT(([総当り表.$A$1:.$Z$100]=[.$A38])*COLUMN([総当り表.$A$1:.$Z$100]))" office:value-type="float" office:value="12" calcext:value-type="float">
            <text:p>12</text:p>
          </table:table-cell>
          <table:table-cell table:formula="of:=OFFSET([総当り表.$A$1];[.$B38]-1;0)" office:value-type="string" office:string-value="チームゆかい" calcext:value-type="string">
            <text:p>チームゆかい</text:p>
          </table:table-cell>
          <table:table-cell table:formula="of:=OFFSET([総当り表.$A$1];0;[.$C38]-1)" office:value-type="string" office:string-value="OnePanaロボット部 team around 30" calcext:value-type="string">
            <text:p>OnePanaロボット部 team around 30</text:p>
          </table:table-cell>
          <table:table-cell table:formula="of:=VLOOKUP([.$D38];[レポジトリ名対応.$A$1:.$C$1048576];2;FALSE())" office:value-type="string" office:string-value="shinjimp3" calcext:value-type="string">
            <text:p>shinjimp3</text:p>
          </table:table-cell>
          <table:table-cell table:formula="of:=VLOOKUP([.$E38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SUMPRODUCT(([総当り表.$A$1:.$Z$100]=[.$A39])*ROW([総当り表.$A$1:.$Z$100]))" office:value-type="float" office:value="4" calcext:value-type="float">
            <text:p>4</text:p>
          </table:table-cell>
          <table:table-cell table:formula="of:=SUMPRODUCT(([総当り表.$A$1:.$Z$100]=[.$A39])*COLUMN([総当り表.$A$1:.$Z$100]))" office:value-type="float" office:value="13" calcext:value-type="float">
            <text:p>13</text:p>
          </table:table-cell>
          <table:table-cell table:formula="of:=OFFSET([総当り表.$A$1];[.$B39]-1;0)" office:value-type="string" office:string-value="チームゆかい" calcext:value-type="string">
            <text:p>チームゆかい</text:p>
          </table:table-cell>
          <table:table-cell table:formula="of:=OFFSET([総当り表.$A$1];0;[.$C39]-1)" office:value-type="string" office:string-value="チームリラックマ" calcext:value-type="string">
            <text:p>チームリラックマ</text:p>
          </table:table-cell>
          <table:table-cell table:formula="of:=VLOOKUP([.$D39];[レポジトリ名対応.$A$1:.$C$1048576];2;FALSE())" office:value-type="string" office:string-value="shinjimp3" calcext:value-type="string">
            <text:p>shinjimp3</text:p>
          </table:table-cell>
          <table:table-cell table:formula="of:=VLOOKUP([.$E39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SUMPRODUCT(([総当り表.$A$1:.$Z$100]=[.$A40])*ROW([総当り表.$A$1:.$Z$100]))" office:value-type="float" office:value="4" calcext:value-type="float">
            <text:p>4</text:p>
          </table:table-cell>
          <table:table-cell table:formula="of:=SUMPRODUCT(([総当り表.$A$1:.$Z$100]=[.$A40])*COLUMN([総当り表.$A$1:.$Z$100]))" office:value-type="float" office:value="14" calcext:value-type="float">
            <text:p>14</text:p>
          </table:table-cell>
          <table:table-cell table:formula="of:=OFFSET([総当り表.$A$1];[.$B40]-1;0)" office:value-type="string" office:string-value="チームゆかい" calcext:value-type="string">
            <text:p>チームゆかい</text:p>
          </table:table-cell>
          <table:table-cell table:formula="of:=OFFSET([総当り表.$A$1];0;[.$C40]-1)" office:value-type="string" office:string-value="まさかやな！" calcext:value-type="string">
            <text:p>まさかやな！</text:p>
          </table:table-cell>
          <table:table-cell table:formula="of:=VLOOKUP([.$D40];[レポジトリ名対応.$A$1:.$C$1048576];2;FALSE())" office:value-type="string" office:string-value="shinjimp3" calcext:value-type="string">
            <text:p>shinjimp3</text:p>
          </table:table-cell>
          <table:table-cell table:formula="of:=VLOOKUP([.$E40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SUMPRODUCT(([総当り表.$A$1:.$Z$100]=[.$A41])*ROW([総当り表.$A$1:.$Z$100]))" office:value-type="float" office:value="4" calcext:value-type="float">
            <text:p>4</text:p>
          </table:table-cell>
          <table:table-cell table:formula="of:=SUMPRODUCT(([総当り表.$A$1:.$Z$100]=[.$A41])*COLUMN([総当り表.$A$1:.$Z$100]))" office:value-type="float" office:value="15" calcext:value-type="float">
            <text:p>15</text:p>
          </table:table-cell>
          <table:table-cell table:formula="of:=OFFSET([総当り表.$A$1];[.$B41]-1;0)" office:value-type="string" office:string-value="チームゆかい" calcext:value-type="string">
            <text:p>チームゆかい</text:p>
          </table:table-cell>
          <table:table-cell table:formula="of:=OFFSET([総当り表.$A$1];0;[.$C41]-1)" office:value-type="string" office:string-value="おもち食べ太郎" calcext:value-type="string">
            <text:p>おもち食べ太郎</text:p>
          </table:table-cell>
          <table:table-cell table:formula="of:=VLOOKUP([.$D41];[レポジトリ名対応.$A$1:.$C$1048576];2;FALSE())" office:value-type="string" office:string-value="shinjimp3" calcext:value-type="string">
            <text:p>shinjimp3</text:p>
          </table:table-cell>
          <table:table-cell table:formula="of:=VLOOKUP([.$E41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SUMPRODUCT(([総当り表.$A$1:.$Z$100]=[.$A42])*ROW([総当り表.$A$1:.$Z$100]))" office:value-type="float" office:value="4" calcext:value-type="float">
            <text:p>4</text:p>
          </table:table-cell>
          <table:table-cell table:formula="of:=SUMPRODUCT(([総当り表.$A$1:.$Z$100]=[.$A42])*COLUMN([総当り表.$A$1:.$Z$100]))" office:value-type="float" office:value="16" calcext:value-type="float">
            <text:p>16</text:p>
          </table:table-cell>
          <table:table-cell table:formula="of:=OFFSET([総当り表.$A$1];[.$B42]-1;0)" office:value-type="string" office:string-value="チームゆかい" calcext:value-type="string">
            <text:p>チームゆかい</text:p>
          </table:table-cell>
          <table:table-cell table:formula="of:=OFFSET([総当り表.$A$1];0;[.$C42]-1)" office:value-type="string" office:string-value="メガネ戦隊カケルンジャー" calcext:value-type="string">
            <text:p>メガネ戦隊カケルンジャー</text:p>
          </table:table-cell>
          <table:table-cell table:formula="of:=VLOOKUP([.$D42];[レポジトリ名対応.$A$1:.$C$1048576];2;FALSE())" office:value-type="string" office:string-value="shinjimp3" calcext:value-type="string">
            <text:p>shinjimp3</text:p>
          </table:table-cell>
          <table:table-cell table:formula="of:=VLOOKUP([.$E42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SUMPRODUCT(([総当り表.$A$1:.$Z$100]=[.$A43])*ROW([総当り表.$A$1:.$Z$100]))" office:value-type="float" office:value="4" calcext:value-type="float">
            <text:p>4</text:p>
          </table:table-cell>
          <table:table-cell table:formula="of:=SUMPRODUCT(([総当り表.$A$1:.$Z$100]=[.$A43])*COLUMN([総当り表.$A$1:.$Z$100]))" office:value-type="float" office:value="17" calcext:value-type="float">
            <text:p>17</text:p>
          </table:table-cell>
          <table:table-cell table:formula="of:=OFFSET([総当り表.$A$1];[.$B43]-1;0)" office:value-type="string" office:string-value="チームゆかい" calcext:value-type="string">
            <text:p>チームゆかい</text:p>
          </table:table-cell>
          <table:table-cell table:formula="of:=OFFSET([総当り表.$A$1];0;[.$C43]-1)" office:value-type="string" office:string-value="あーるでぃ" calcext:value-type="string">
            <text:p>あーるでぃ</text:p>
          </table:table-cell>
          <table:table-cell table:formula="of:=VLOOKUP([.$D43];[レポジトリ名対応.$A$1:.$C$1048576];2;FALSE())" office:value-type="string" office:string-value="shinjimp3" calcext:value-type="string">
            <text:p>shinjimp3</text:p>
          </table:table-cell>
          <table:table-cell table:formula="of:=VLOOKUP([.$E43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SUMPRODUCT(([総当り表.$A$1:.$Z$100]=[.$A44])*ROW([総当り表.$A$1:.$Z$100]))" office:value-type="float" office:value="5" calcext:value-type="float">
            <text:p>5</text:p>
          </table:table-cell>
          <table:table-cell table:formula="of:=SUMPRODUCT(([総当り表.$A$1:.$Z$100]=[.$A44])*COLUMN([総当り表.$A$1:.$Z$100]))" office:value-type="float" office:value="6" calcext:value-type="float">
            <text:p>6</text:p>
          </table:table-cell>
          <table:table-cell table:formula="of:=OFFSET([総当り表.$A$1];[.$B44]-1;0)" office:value-type="string" office:string-value="組込AIチーム" calcext:value-type="string">
            <text:p>組込AIチーム</text:p>
          </table:table-cell>
          <table:table-cell table:formula="of:=OFFSET([総当り表.$A$1];0;[.$C44]-1)" office:value-type="string" office:string-value="チームさくら" calcext:value-type="string">
            <text:p>チームさくら</text:p>
          </table:table-cell>
          <table:table-cell table:formula="of:=VLOOKUP([.$D44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44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SUMPRODUCT(([総当り表.$A$1:.$Z$100]=[.$A45])*ROW([総当り表.$A$1:.$Z$100]))" office:value-type="float" office:value="5" calcext:value-type="float">
            <text:p>5</text:p>
          </table:table-cell>
          <table:table-cell table:formula="of:=SUMPRODUCT(([総当り表.$A$1:.$Z$100]=[.$A45])*COLUMN([総当り表.$A$1:.$Z$100]))" office:value-type="float" office:value="7" calcext:value-type="float">
            <text:p>7</text:p>
          </table:table-cell>
          <table:table-cell table:formula="of:=OFFSET([総当り表.$A$1];[.$B45]-1;0)" office:value-type="string" office:string-value="組込AIチーム" calcext:value-type="string">
            <text:p>組込AIチーム</text:p>
          </table:table-cell>
          <table:table-cell table:formula="of:=OFFSET([総当り表.$A$1];0;[.$C45]-1)" office:value-type="string" office:string-value="Bola de arroz" calcext:value-type="string">
            <text:p>Bola de arroz</text:p>
          </table:table-cell>
          <table:table-cell table:formula="of:=VLOOKUP([.$D45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45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SUMPRODUCT(([総当り表.$A$1:.$Z$100]=[.$A46])*ROW([総当り表.$A$1:.$Z$100]))" office:value-type="float" office:value="5" calcext:value-type="float">
            <text:p>5</text:p>
          </table:table-cell>
          <table:table-cell table:formula="of:=SUMPRODUCT(([総当り表.$A$1:.$Z$100]=[.$A46])*COLUMN([総当り表.$A$1:.$Z$100]))" office:value-type="float" office:value="8" calcext:value-type="float">
            <text:p>8</text:p>
          </table:table-cell>
          <table:table-cell table:formula="of:=OFFSET([総当り表.$A$1];[.$B46]-1;0)" office:value-type="string" office:string-value="組込AIチーム" calcext:value-type="string">
            <text:p>組込AIチーム</text:p>
          </table:table-cell>
          <table:table-cell table:formula="of:=OFFSET([総当り表.$A$1];0;[.$C46]-1)" office:value-type="string" office:string-value="電気の子" calcext:value-type="string">
            <text:p>電気の子</text:p>
          </table:table-cell>
          <table:table-cell table:formula="of:=VLOOKUP([.$D46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46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SUMPRODUCT(([総当り表.$A$1:.$Z$100]=[.$A47])*ROW([総当り表.$A$1:.$Z$100]))" office:value-type="float" office:value="5" calcext:value-type="float">
            <text:p>5</text:p>
          </table:table-cell>
          <table:table-cell table:formula="of:=SUMPRODUCT(([総当り表.$A$1:.$Z$100]=[.$A47])*COLUMN([総当り表.$A$1:.$Z$100]))" office:value-type="float" office:value="9" calcext:value-type="float">
            <text:p>9</text:p>
          </table:table-cell>
          <table:table-cell table:formula="of:=OFFSET([総当り表.$A$1];[.$B47]-1;0)" office:value-type="string" office:string-value="組込AIチーム" calcext:value-type="string">
            <text:p>組込AIチーム</text:p>
          </table:table-cell>
          <table:table-cell table:formula="of:=OFFSET([総当り表.$A$1];0;[.$C47]-1)" office:value-type="string" office:string-value="OnePanaロボ部選抜" calcext:value-type="string">
            <text:p>OnePanaロボ部選抜</text:p>
          </table:table-cell>
          <table:table-cell table:formula="of:=VLOOKUP([.$D47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47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SUMPRODUCT(([総当り表.$A$1:.$Z$100]=[.$A48])*ROW([総当り表.$A$1:.$Z$100]))" office:value-type="float" office:value="5" calcext:value-type="float">
            <text:p>5</text:p>
          </table:table-cell>
          <table:table-cell table:formula="of:=SUMPRODUCT(([総当り表.$A$1:.$Z$100]=[.$A48])*COLUMN([総当り表.$A$1:.$Z$100]))" office:value-type="float" office:value="10" calcext:value-type="float">
            <text:p>10</text:p>
          </table:table-cell>
          <table:table-cell table:formula="of:=OFFSET([総当り表.$A$1];[.$B48]-1;0)" office:value-type="string" office:string-value="組込AIチーム" calcext:value-type="string">
            <text:p>組込AIチーム</text:p>
          </table:table-cell>
          <table:table-cell table:formula="of:=OFFSET([総当り表.$A$1];0;[.$C48]-1)" office:value-type="string" office:string-value="OnePanaロボ部Rabbits" calcext:value-type="string">
            <text:p>OnePanaロボ部Rabbits</text:p>
          </table:table-cell>
          <table:table-cell table:formula="of:=VLOOKUP([.$D48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48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SUMPRODUCT(([総当り表.$A$1:.$Z$100]=[.$A49])*ROW([総当り表.$A$1:.$Z$100]))" office:value-type="float" office:value="5" calcext:value-type="float">
            <text:p>5</text:p>
          </table:table-cell>
          <table:table-cell table:formula="of:=SUMPRODUCT(([総当り表.$A$1:.$Z$100]=[.$A49])*COLUMN([総当り表.$A$1:.$Z$100]))" office:value-type="float" office:value="11" calcext:value-type="float">
            <text:p>11</text:p>
          </table:table-cell>
          <table:table-cell table:formula="of:=OFFSET([総当り表.$A$1];[.$B49]-1;0)" office:value-type="string" office:string-value="組込AIチーム" calcext:value-type="string">
            <text:p>組込AIチーム</text:p>
          </table:table-cell>
          <table:table-cell table:formula="of:=OFFSET([総当り表.$A$1];0;[.$C49]-1)" office:value-type="string" office:string-value="みどりがめ" calcext:value-type="string">
            <text:p>みどりがめ</text:p>
          </table:table-cell>
          <table:table-cell table:formula="of:=VLOOKUP([.$D49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49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SUMPRODUCT(([総当り表.$A$1:.$Z$100]=[.$A50])*ROW([総当り表.$A$1:.$Z$100]))" office:value-type="float" office:value="5" calcext:value-type="float">
            <text:p>5</text:p>
          </table:table-cell>
          <table:table-cell table:formula="of:=SUMPRODUCT(([総当り表.$A$1:.$Z$100]=[.$A50])*COLUMN([総当り表.$A$1:.$Z$100]))" office:value-type="float" office:value="12" calcext:value-type="float">
            <text:p>12</text:p>
          </table:table-cell>
          <table:table-cell table:formula="of:=OFFSET([総当り表.$A$1];[.$B50]-1;0)" office:value-type="string" office:string-value="組込AIチーム" calcext:value-type="string">
            <text:p>組込AIチーム</text:p>
          </table:table-cell>
          <table:table-cell table:formula="of:=OFFSET([総当り表.$A$1];0;[.$C50]-1)" office:value-type="string" office:string-value="OnePanaロボット部 team around 30" calcext:value-type="string">
            <text:p>OnePanaロボット部 team around 30</text:p>
          </table:table-cell>
          <table:table-cell table:formula="of:=VLOOKUP([.$D50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50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SUMPRODUCT(([総当り表.$A$1:.$Z$100]=[.$A51])*ROW([総当り表.$A$1:.$Z$100]))" office:value-type="float" office:value="5" calcext:value-type="float">
            <text:p>5</text:p>
          </table:table-cell>
          <table:table-cell table:formula="of:=SUMPRODUCT(([総当り表.$A$1:.$Z$100]=[.$A51])*COLUMN([総当り表.$A$1:.$Z$100]))" office:value-type="float" office:value="13" calcext:value-type="float">
            <text:p>13</text:p>
          </table:table-cell>
          <table:table-cell table:formula="of:=OFFSET([総当り表.$A$1];[.$B51]-1;0)" office:value-type="string" office:string-value="組込AIチーム" calcext:value-type="string">
            <text:p>組込AIチーム</text:p>
          </table:table-cell>
          <table:table-cell table:formula="of:=OFFSET([総当り表.$A$1];0;[.$C51]-1)" office:value-type="string" office:string-value="チームリラックマ" calcext:value-type="string">
            <text:p>チームリラックマ</text:p>
          </table:table-cell>
          <table:table-cell table:formula="of:=VLOOKUP([.$D51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51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SUMPRODUCT(([総当り表.$A$1:.$Z$100]=[.$A52])*ROW([総当り表.$A$1:.$Z$100]))" office:value-type="float" office:value="5" calcext:value-type="float">
            <text:p>5</text:p>
          </table:table-cell>
          <table:table-cell table:formula="of:=SUMPRODUCT(([総当り表.$A$1:.$Z$100]=[.$A52])*COLUMN([総当り表.$A$1:.$Z$100]))" office:value-type="float" office:value="14" calcext:value-type="float">
            <text:p>14</text:p>
          </table:table-cell>
          <table:table-cell table:formula="of:=OFFSET([総当り表.$A$1];[.$B52]-1;0)" office:value-type="string" office:string-value="組込AIチーム" calcext:value-type="string">
            <text:p>組込AIチーム</text:p>
          </table:table-cell>
          <table:table-cell table:formula="of:=OFFSET([総当り表.$A$1];0;[.$C52]-1)" office:value-type="string" office:string-value="まさかやな！" calcext:value-type="string">
            <text:p>まさかやな！</text:p>
          </table:table-cell>
          <table:table-cell table:formula="of:=VLOOKUP([.$D52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52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SUMPRODUCT(([総当り表.$A$1:.$Z$100]=[.$A53])*ROW([総当り表.$A$1:.$Z$100]))" office:value-type="float" office:value="5" calcext:value-type="float">
            <text:p>5</text:p>
          </table:table-cell>
          <table:table-cell table:formula="of:=SUMPRODUCT(([総当り表.$A$1:.$Z$100]=[.$A53])*COLUMN([総当り表.$A$1:.$Z$100]))" office:value-type="float" office:value="15" calcext:value-type="float">
            <text:p>15</text:p>
          </table:table-cell>
          <table:table-cell table:formula="of:=OFFSET([総当り表.$A$1];[.$B53]-1;0)" office:value-type="string" office:string-value="組込AIチーム" calcext:value-type="string">
            <text:p>組込AIチーム</text:p>
          </table:table-cell>
          <table:table-cell table:formula="of:=OFFSET([総当り表.$A$1];0;[.$C53]-1)" office:value-type="string" office:string-value="おもち食べ太郎" calcext:value-type="string">
            <text:p>おもち食べ太郎</text:p>
          </table:table-cell>
          <table:table-cell table:formula="of:=VLOOKUP([.$D53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53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SUMPRODUCT(([総当り表.$A$1:.$Z$100]=[.$A54])*ROW([総当り表.$A$1:.$Z$100]))" office:value-type="float" office:value="5" calcext:value-type="float">
            <text:p>5</text:p>
          </table:table-cell>
          <table:table-cell table:formula="of:=SUMPRODUCT(([総当り表.$A$1:.$Z$100]=[.$A54])*COLUMN([総当り表.$A$1:.$Z$100]))" office:value-type="float" office:value="16" calcext:value-type="float">
            <text:p>16</text:p>
          </table:table-cell>
          <table:table-cell table:formula="of:=OFFSET([総当り表.$A$1];[.$B54]-1;0)" office:value-type="string" office:string-value="組込AIチーム" calcext:value-type="string">
            <text:p>組込AIチーム</text:p>
          </table:table-cell>
          <table:table-cell table:formula="of:=OFFSET([総当り表.$A$1];0;[.$C54]-1)" office:value-type="string" office:string-value="メガネ戦隊カケルンジャー" calcext:value-type="string">
            <text:p>メガネ戦隊カケルンジャー</text:p>
          </table:table-cell>
          <table:table-cell table:formula="of:=VLOOKUP([.$D54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54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SUMPRODUCT(([総当り表.$A$1:.$Z$100]=[.$A55])*ROW([総当り表.$A$1:.$Z$100]))" office:value-type="float" office:value="5" calcext:value-type="float">
            <text:p>5</text:p>
          </table:table-cell>
          <table:table-cell table:formula="of:=SUMPRODUCT(([総当り表.$A$1:.$Z$100]=[.$A55])*COLUMN([総当り表.$A$1:.$Z$100]))" office:value-type="float" office:value="17" calcext:value-type="float">
            <text:p>17</text:p>
          </table:table-cell>
          <table:table-cell table:formula="of:=OFFSET([総当り表.$A$1];[.$B55]-1;0)" office:value-type="string" office:string-value="組込AIチーム" calcext:value-type="string">
            <text:p>組込AIチーム</text:p>
          </table:table-cell>
          <table:table-cell table:formula="of:=OFFSET([総当り表.$A$1];0;[.$C55]-1)" office:value-type="string" office:string-value="あーるでぃ" calcext:value-type="string">
            <text:p>あーるでぃ</text:p>
          </table:table-cell>
          <table:table-cell table:formula="of:=VLOOKUP([.$D55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55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SUMPRODUCT(([総当り表.$A$1:.$Z$100]=[.$A56])*ROW([総当り表.$A$1:.$Z$100]))" office:value-type="float" office:value="6" calcext:value-type="float">
            <text:p>6</text:p>
          </table:table-cell>
          <table:table-cell table:formula="of:=SUMPRODUCT(([総当り表.$A$1:.$Z$100]=[.$A56])*COLUMN([総当り表.$A$1:.$Z$100]))" office:value-type="float" office:value="7" calcext:value-type="float">
            <text:p>7</text:p>
          </table:table-cell>
          <table:table-cell table:formula="of:=OFFSET([総当り表.$A$1];[.$B56]-1;0)" office:value-type="string" office:string-value="チームさくら" calcext:value-type="string">
            <text:p>チームさくら</text:p>
          </table:table-cell>
          <table:table-cell table:formula="of:=OFFSET([総当り表.$A$1];0;[.$C56]-1)" office:value-type="string" office:string-value="Bola de arroz" calcext:value-type="string">
            <text:p>Bola de arroz</text:p>
          </table:table-cell>
          <table:table-cell table:formula="of:=VLOOKUP([.$D56];[レポジトリ名対応.$A$1:.$C$1048576];2;FALSE())" office:value-type="string" office:string-value="koy-tak" calcext:value-type="string">
            <text:p>koy-tak</text:p>
          </table:table-cell>
          <table:table-cell table:formula="of:=VLOOKUP([.$E56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SUMPRODUCT(([総当り表.$A$1:.$Z$100]=[.$A57])*ROW([総当り表.$A$1:.$Z$100]))" office:value-type="float" office:value="6" calcext:value-type="float">
            <text:p>6</text:p>
          </table:table-cell>
          <table:table-cell table:formula="of:=SUMPRODUCT(([総当り表.$A$1:.$Z$100]=[.$A57])*COLUMN([総当り表.$A$1:.$Z$100]))" office:value-type="float" office:value="8" calcext:value-type="float">
            <text:p>8</text:p>
          </table:table-cell>
          <table:table-cell table:formula="of:=OFFSET([総当り表.$A$1];[.$B57]-1;0)" office:value-type="string" office:string-value="チームさくら" calcext:value-type="string">
            <text:p>チームさくら</text:p>
          </table:table-cell>
          <table:table-cell table:formula="of:=OFFSET([総当り表.$A$1];0;[.$C57]-1)" office:value-type="string" office:string-value="電気の子" calcext:value-type="string">
            <text:p>電気の子</text:p>
          </table:table-cell>
          <table:table-cell table:formula="of:=VLOOKUP([.$D57];[レポジトリ名対応.$A$1:.$C$1048576];2;FALSE())" office:value-type="string" office:string-value="koy-tak" calcext:value-type="string">
            <text:p>koy-tak</text:p>
          </table:table-cell>
          <table:table-cell table:formula="of:=VLOOKUP([.$E57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SUMPRODUCT(([総当り表.$A$1:.$Z$100]=[.$A58])*ROW([総当り表.$A$1:.$Z$100]))" office:value-type="float" office:value="6" calcext:value-type="float">
            <text:p>6</text:p>
          </table:table-cell>
          <table:table-cell table:formula="of:=SUMPRODUCT(([総当り表.$A$1:.$Z$100]=[.$A58])*COLUMN([総当り表.$A$1:.$Z$100]))" office:value-type="float" office:value="9" calcext:value-type="float">
            <text:p>9</text:p>
          </table:table-cell>
          <table:table-cell table:formula="of:=OFFSET([総当り表.$A$1];[.$B58]-1;0)" office:value-type="string" office:string-value="チームさくら" calcext:value-type="string">
            <text:p>チームさくら</text:p>
          </table:table-cell>
          <table:table-cell table:formula="of:=OFFSET([総当り表.$A$1];0;[.$C58]-1)" office:value-type="string" office:string-value="OnePanaロボ部選抜" calcext:value-type="string">
            <text:p>OnePanaロボ部選抜</text:p>
          </table:table-cell>
          <table:table-cell table:formula="of:=VLOOKUP([.$D58];[レポジトリ名対応.$A$1:.$C$1048576];2;FALSE())" office:value-type="string" office:string-value="koy-tak" calcext:value-type="string">
            <text:p>koy-tak</text:p>
          </table:table-cell>
          <table:table-cell table:formula="of:=VLOOKUP([.$E58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SUMPRODUCT(([総当り表.$A$1:.$Z$100]=[.$A59])*ROW([総当り表.$A$1:.$Z$100]))" office:value-type="float" office:value="6" calcext:value-type="float">
            <text:p>6</text:p>
          </table:table-cell>
          <table:table-cell table:formula="of:=SUMPRODUCT(([総当り表.$A$1:.$Z$100]=[.$A59])*COLUMN([総当り表.$A$1:.$Z$100]))" office:value-type="float" office:value="10" calcext:value-type="float">
            <text:p>10</text:p>
          </table:table-cell>
          <table:table-cell table:formula="of:=OFFSET([総当り表.$A$1];[.$B59]-1;0)" office:value-type="string" office:string-value="チームさくら" calcext:value-type="string">
            <text:p>チームさくら</text:p>
          </table:table-cell>
          <table:table-cell table:formula="of:=OFFSET([総当り表.$A$1];0;[.$C59]-1)" office:value-type="string" office:string-value="OnePanaロボ部Rabbits" calcext:value-type="string">
            <text:p>OnePanaロボ部Rabbits</text:p>
          </table:table-cell>
          <table:table-cell table:formula="of:=VLOOKUP([.$D59];[レポジトリ名対応.$A$1:.$C$1048576];2;FALSE())" office:value-type="string" office:string-value="koy-tak" calcext:value-type="string">
            <text:p>koy-tak</text:p>
          </table:table-cell>
          <table:table-cell table:formula="of:=VLOOKUP([.$E59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SUMPRODUCT(([総当り表.$A$1:.$Z$100]=[.$A60])*ROW([総当り表.$A$1:.$Z$100]))" office:value-type="float" office:value="6" calcext:value-type="float">
            <text:p>6</text:p>
          </table:table-cell>
          <table:table-cell table:formula="of:=SUMPRODUCT(([総当り表.$A$1:.$Z$100]=[.$A60])*COLUMN([総当り表.$A$1:.$Z$100]))" office:value-type="float" office:value="11" calcext:value-type="float">
            <text:p>11</text:p>
          </table:table-cell>
          <table:table-cell table:formula="of:=OFFSET([総当り表.$A$1];[.$B60]-1;0)" office:value-type="string" office:string-value="チームさくら" calcext:value-type="string">
            <text:p>チームさくら</text:p>
          </table:table-cell>
          <table:table-cell table:formula="of:=OFFSET([総当り表.$A$1];0;[.$C60]-1)" office:value-type="string" office:string-value="みどりがめ" calcext:value-type="string">
            <text:p>みどりがめ</text:p>
          </table:table-cell>
          <table:table-cell table:formula="of:=VLOOKUP([.$D60];[レポジトリ名対応.$A$1:.$C$1048576];2;FALSE())" office:value-type="string" office:string-value="koy-tak" calcext:value-type="string">
            <text:p>koy-tak</text:p>
          </table:table-cell>
          <table:table-cell table:formula="of:=VLOOKUP([.$E6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SUMPRODUCT(([総当り表.$A$1:.$Z$100]=[.$A61])*ROW([総当り表.$A$1:.$Z$100]))" office:value-type="float" office:value="6" calcext:value-type="float">
            <text:p>6</text:p>
          </table:table-cell>
          <table:table-cell table:formula="of:=SUMPRODUCT(([総当り表.$A$1:.$Z$100]=[.$A61])*COLUMN([総当り表.$A$1:.$Z$100]))" office:value-type="float" office:value="12" calcext:value-type="float">
            <text:p>12</text:p>
          </table:table-cell>
          <table:table-cell table:formula="of:=OFFSET([総当り表.$A$1];[.$B61]-1;0)" office:value-type="string" office:string-value="チームさくら" calcext:value-type="string">
            <text:p>チームさくら</text:p>
          </table:table-cell>
          <table:table-cell table:formula="of:=OFFSET([総当り表.$A$1];0;[.$C61]-1)" office:value-type="string" office:string-value="OnePanaロボット部 team around 30" calcext:value-type="string">
            <text:p>OnePanaロボット部 team around 30</text:p>
          </table:table-cell>
          <table:table-cell table:formula="of:=VLOOKUP([.$D61];[レポジトリ名対応.$A$1:.$C$1048576];2;FALSE())" office:value-type="string" office:string-value="koy-tak" calcext:value-type="string">
            <text:p>koy-tak</text:p>
          </table:table-cell>
          <table:table-cell table:formula="of:=VLOOKUP([.$E6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SUMPRODUCT(([総当り表.$A$1:.$Z$100]=[.$A62])*ROW([総当り表.$A$1:.$Z$100]))" office:value-type="float" office:value="6" calcext:value-type="float">
            <text:p>6</text:p>
          </table:table-cell>
          <table:table-cell table:formula="of:=SUMPRODUCT(([総当り表.$A$1:.$Z$100]=[.$A62])*COLUMN([総当り表.$A$1:.$Z$100]))" office:value-type="float" office:value="13" calcext:value-type="float">
            <text:p>13</text:p>
          </table:table-cell>
          <table:table-cell table:formula="of:=OFFSET([総当り表.$A$1];[.$B62]-1;0)" office:value-type="string" office:string-value="チームさくら" calcext:value-type="string">
            <text:p>チームさくら</text:p>
          </table:table-cell>
          <table:table-cell table:formula="of:=OFFSET([総当り表.$A$1];0;[.$C62]-1)" office:value-type="string" office:string-value="チームリラックマ" calcext:value-type="string">
            <text:p>チームリラックマ</text:p>
          </table:table-cell>
          <table:table-cell table:formula="of:=VLOOKUP([.$D62];[レポジトリ名対応.$A$1:.$C$1048576];2;FALSE())" office:value-type="string" office:string-value="koy-tak" calcext:value-type="string">
            <text:p>koy-tak</text:p>
          </table:table-cell>
          <table:table-cell table:formula="of:=VLOOKUP([.$E62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SUMPRODUCT(([総当り表.$A$1:.$Z$100]=[.$A63])*ROW([総当り表.$A$1:.$Z$100]))" office:value-type="float" office:value="6" calcext:value-type="float">
            <text:p>6</text:p>
          </table:table-cell>
          <table:table-cell table:formula="of:=SUMPRODUCT(([総当り表.$A$1:.$Z$100]=[.$A63])*COLUMN([総当り表.$A$1:.$Z$100]))" office:value-type="float" office:value="14" calcext:value-type="float">
            <text:p>14</text:p>
          </table:table-cell>
          <table:table-cell table:formula="of:=OFFSET([総当り表.$A$1];[.$B63]-1;0)" office:value-type="string" office:string-value="チームさくら" calcext:value-type="string">
            <text:p>チームさくら</text:p>
          </table:table-cell>
          <table:table-cell table:formula="of:=OFFSET([総当り表.$A$1];0;[.$C63]-1)" office:value-type="string" office:string-value="まさかやな！" calcext:value-type="string">
            <text:p>まさかやな！</text:p>
          </table:table-cell>
          <table:table-cell table:formula="of:=VLOOKUP([.$D63];[レポジトリ名対応.$A$1:.$C$1048576];2;FALSE())" office:value-type="string" office:string-value="koy-tak" calcext:value-type="string">
            <text:p>koy-tak</text:p>
          </table:table-cell>
          <table:table-cell table:formula="of:=VLOOKUP([.$E63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SUMPRODUCT(([総当り表.$A$1:.$Z$100]=[.$A64])*ROW([総当り表.$A$1:.$Z$100]))" office:value-type="float" office:value="6" calcext:value-type="float">
            <text:p>6</text:p>
          </table:table-cell>
          <table:table-cell table:formula="of:=SUMPRODUCT(([総当り表.$A$1:.$Z$100]=[.$A64])*COLUMN([総当り表.$A$1:.$Z$100]))" office:value-type="float" office:value="15" calcext:value-type="float">
            <text:p>15</text:p>
          </table:table-cell>
          <table:table-cell table:formula="of:=OFFSET([総当り表.$A$1];[.$B64]-1;0)" office:value-type="string" office:string-value="チームさくら" calcext:value-type="string">
            <text:p>チームさくら</text:p>
          </table:table-cell>
          <table:table-cell table:formula="of:=OFFSET([総当り表.$A$1];0;[.$C64]-1)" office:value-type="string" office:string-value="おもち食べ太郎" calcext:value-type="string">
            <text:p>おもち食べ太郎</text:p>
          </table:table-cell>
          <table:table-cell table:formula="of:=VLOOKUP([.$D64];[レポジトリ名対応.$A$1:.$C$1048576];2;FALSE())" office:value-type="string" office:string-value="koy-tak" calcext:value-type="string">
            <text:p>koy-tak</text:p>
          </table:table-cell>
          <table:table-cell table:formula="of:=VLOOKUP([.$E64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SUMPRODUCT(([総当り表.$A$1:.$Z$100]=[.$A65])*ROW([総当り表.$A$1:.$Z$100]))" office:value-type="float" office:value="6" calcext:value-type="float">
            <text:p>6</text:p>
          </table:table-cell>
          <table:table-cell table:formula="of:=SUMPRODUCT(([総当り表.$A$1:.$Z$100]=[.$A65])*COLUMN([総当り表.$A$1:.$Z$100]))" office:value-type="float" office:value="16" calcext:value-type="float">
            <text:p>16</text:p>
          </table:table-cell>
          <table:table-cell table:formula="of:=OFFSET([総当り表.$A$1];[.$B65]-1;0)" office:value-type="string" office:string-value="チームさくら" calcext:value-type="string">
            <text:p>チームさくら</text:p>
          </table:table-cell>
          <table:table-cell table:formula="of:=OFFSET([総当り表.$A$1];0;[.$C65]-1)" office:value-type="string" office:string-value="メガネ戦隊カケルンジャー" calcext:value-type="string">
            <text:p>メガネ戦隊カケルンジャー</text:p>
          </table:table-cell>
          <table:table-cell table:formula="of:=VLOOKUP([.$D65];[レポジトリ名対応.$A$1:.$C$1048576];2;FALSE())" office:value-type="string" office:string-value="koy-tak" calcext:value-type="string">
            <text:p>koy-tak</text:p>
          </table:table-cell>
          <table:table-cell table:formula="of:=VLOOKUP([.$E65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SUMPRODUCT(([総当り表.$A$1:.$Z$100]=[.$A66])*ROW([総当り表.$A$1:.$Z$100]))" office:value-type="float" office:value="6" calcext:value-type="float">
            <text:p>6</text:p>
          </table:table-cell>
          <table:table-cell table:formula="of:=SUMPRODUCT(([総当り表.$A$1:.$Z$100]=[.$A66])*COLUMN([総当り表.$A$1:.$Z$100]))" office:value-type="float" office:value="17" calcext:value-type="float">
            <text:p>17</text:p>
          </table:table-cell>
          <table:table-cell table:formula="of:=OFFSET([総当り表.$A$1];[.$B66]-1;0)" office:value-type="string" office:string-value="チームさくら" calcext:value-type="string">
            <text:p>チームさくら</text:p>
          </table:table-cell>
          <table:table-cell table:formula="of:=OFFSET([総当り表.$A$1];0;[.$C66]-1)" office:value-type="string" office:string-value="あーるでぃ" calcext:value-type="string">
            <text:p>あーるでぃ</text:p>
          </table:table-cell>
          <table:table-cell table:formula="of:=VLOOKUP([.$D66];[レポジトリ名対応.$A$1:.$C$1048576];2;FALSE())" office:value-type="string" office:string-value="koy-tak" calcext:value-type="string">
            <text:p>koy-tak</text:p>
          </table:table-cell>
          <table:table-cell table:formula="of:=VLOOKUP([.$E66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SUMPRODUCT(([総当り表.$A$1:.$Z$100]=[.$A67])*ROW([総当り表.$A$1:.$Z$100]))" office:value-type="float" office:value="7" calcext:value-type="float">
            <text:p>7</text:p>
          </table:table-cell>
          <table:table-cell table:formula="of:=SUMPRODUCT(([総当り表.$A$1:.$Z$100]=[.$A67])*COLUMN([総当り表.$A$1:.$Z$100]))" office:value-type="float" office:value="8" calcext:value-type="float">
            <text:p>8</text:p>
          </table:table-cell>
          <table:table-cell table:formula="of:=OFFSET([総当り表.$A$1];[.$B67]-1;0)" office:value-type="string" office:string-value="Bola de arroz" calcext:value-type="string">
            <text:p>Bola de arroz</text:p>
          </table:table-cell>
          <table:table-cell table:formula="of:=OFFSET([総当り表.$A$1];0;[.$C67]-1)" office:value-type="string" office:string-value="電気の子" calcext:value-type="string">
            <text:p>電気の子</text:p>
          </table:table-cell>
          <table:table-cell table:formula="of:=VLOOKUP([.$D67];[レポジトリ名対応.$A$1:.$C$1048576];2;FALSE())" office:value-type="string" office:string-value="BolaDeArroz" calcext:value-type="string">
            <text:p>BolaDeArroz</text:p>
          </table:table-cell>
          <table:table-cell table:formula="of:=VLOOKUP([.$E67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SUMPRODUCT(([総当り表.$A$1:.$Z$100]=[.$A68])*ROW([総当り表.$A$1:.$Z$100]))" office:value-type="float" office:value="7" calcext:value-type="float">
            <text:p>7</text:p>
          </table:table-cell>
          <table:table-cell table:formula="of:=SUMPRODUCT(([総当り表.$A$1:.$Z$100]=[.$A68])*COLUMN([総当り表.$A$1:.$Z$100]))" office:value-type="float" office:value="9" calcext:value-type="float">
            <text:p>9</text:p>
          </table:table-cell>
          <table:table-cell table:formula="of:=OFFSET([総当り表.$A$1];[.$B68]-1;0)" office:value-type="string" office:string-value="Bola de arroz" calcext:value-type="string">
            <text:p>Bola de arroz</text:p>
          </table:table-cell>
          <table:table-cell table:formula="of:=OFFSET([総当り表.$A$1];0;[.$C68]-1)" office:value-type="string" office:string-value="OnePanaロボ部選抜" calcext:value-type="string">
            <text:p>OnePanaロボ部選抜</text:p>
          </table:table-cell>
          <table:table-cell table:formula="of:=VLOOKUP([.$D68];[レポジトリ名対応.$A$1:.$C$1048576];2;FALSE())" office:value-type="string" office:string-value="BolaDeArroz" calcext:value-type="string">
            <text:p>BolaDeArroz</text:p>
          </table:table-cell>
          <table:table-cell table:formula="of:=VLOOKUP([.$E68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SUMPRODUCT(([総当り表.$A$1:.$Z$100]=[.$A69])*ROW([総当り表.$A$1:.$Z$100]))" office:value-type="float" office:value="7" calcext:value-type="float">
            <text:p>7</text:p>
          </table:table-cell>
          <table:table-cell table:formula="of:=SUMPRODUCT(([総当り表.$A$1:.$Z$100]=[.$A69])*COLUMN([総当り表.$A$1:.$Z$100]))" office:value-type="float" office:value="10" calcext:value-type="float">
            <text:p>10</text:p>
          </table:table-cell>
          <table:table-cell table:formula="of:=OFFSET([総当り表.$A$1];[.$B69]-1;0)" office:value-type="string" office:string-value="Bola de arroz" calcext:value-type="string">
            <text:p>Bola de arroz</text:p>
          </table:table-cell>
          <table:table-cell table:formula="of:=OFFSET([総当り表.$A$1];0;[.$C69]-1)" office:value-type="string" office:string-value="OnePanaロボ部Rabbits" calcext:value-type="string">
            <text:p>OnePanaロボ部Rabbits</text:p>
          </table:table-cell>
          <table:table-cell table:formula="of:=VLOOKUP([.$D69];[レポジトリ名対応.$A$1:.$C$1048576];2;FALSE())" office:value-type="string" office:string-value="BolaDeArroz" calcext:value-type="string">
            <text:p>BolaDeArroz</text:p>
          </table:table-cell>
          <table:table-cell table:formula="of:=VLOOKUP([.$E69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SUMPRODUCT(([総当り表.$A$1:.$Z$100]=[.$A70])*ROW([総当り表.$A$1:.$Z$100]))" office:value-type="float" office:value="7" calcext:value-type="float">
            <text:p>7</text:p>
          </table:table-cell>
          <table:table-cell table:formula="of:=SUMPRODUCT(([総当り表.$A$1:.$Z$100]=[.$A70])*COLUMN([総当り表.$A$1:.$Z$100]))" office:value-type="float" office:value="11" calcext:value-type="float">
            <text:p>11</text:p>
          </table:table-cell>
          <table:table-cell table:formula="of:=OFFSET([総当り表.$A$1];[.$B70]-1;0)" office:value-type="string" office:string-value="Bola de arroz" calcext:value-type="string">
            <text:p>Bola de arroz</text:p>
          </table:table-cell>
          <table:table-cell table:formula="of:=OFFSET([総当り表.$A$1];0;[.$C70]-1)" office:value-type="string" office:string-value="みどりがめ" calcext:value-type="string">
            <text:p>みどりがめ</text:p>
          </table:table-cell>
          <table:table-cell table:formula="of:=VLOOKUP([.$D70];[レポジトリ名対応.$A$1:.$C$1048576];2;FALSE())" office:value-type="string" office:string-value="BolaDeArroz" calcext:value-type="string">
            <text:p>BolaDeArroz</text:p>
          </table:table-cell>
          <table:table-cell table:formula="of:=VLOOKUP([.$E7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SUMPRODUCT(([総当り表.$A$1:.$Z$100]=[.$A71])*ROW([総当り表.$A$1:.$Z$100]))" office:value-type="float" office:value="7" calcext:value-type="float">
            <text:p>7</text:p>
          </table:table-cell>
          <table:table-cell table:formula="of:=SUMPRODUCT(([総当り表.$A$1:.$Z$100]=[.$A71])*COLUMN([総当り表.$A$1:.$Z$100]))" office:value-type="float" office:value="12" calcext:value-type="float">
            <text:p>12</text:p>
          </table:table-cell>
          <table:table-cell table:formula="of:=OFFSET([総当り表.$A$1];[.$B71]-1;0)" office:value-type="string" office:string-value="Bola de arroz" calcext:value-type="string">
            <text:p>Bola de arroz</text:p>
          </table:table-cell>
          <table:table-cell table:formula="of:=OFFSET([総当り表.$A$1];0;[.$C71]-1)" office:value-type="string" office:string-value="OnePanaロボット部 team around 30" calcext:value-type="string">
            <text:p>OnePanaロボット部 team around 30</text:p>
          </table:table-cell>
          <table:table-cell table:formula="of:=VLOOKUP([.$D71];[レポジトリ名対応.$A$1:.$C$1048576];2;FALSE())" office:value-type="string" office:string-value="BolaDeArroz" calcext:value-type="string">
            <text:p>BolaDeArroz</text:p>
          </table:table-cell>
          <table:table-cell table:formula="of:=VLOOKUP([.$E7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SUMPRODUCT(([総当り表.$A$1:.$Z$100]=[.$A72])*ROW([総当り表.$A$1:.$Z$100]))" office:value-type="float" office:value="7" calcext:value-type="float">
            <text:p>7</text:p>
          </table:table-cell>
          <table:table-cell table:formula="of:=SUMPRODUCT(([総当り表.$A$1:.$Z$100]=[.$A72])*COLUMN([総当り表.$A$1:.$Z$100]))" office:value-type="float" office:value="13" calcext:value-type="float">
            <text:p>13</text:p>
          </table:table-cell>
          <table:table-cell table:formula="of:=OFFSET([総当り表.$A$1];[.$B72]-1;0)" office:value-type="string" office:string-value="Bola de arroz" calcext:value-type="string">
            <text:p>Bola de arroz</text:p>
          </table:table-cell>
          <table:table-cell table:formula="of:=OFFSET([総当り表.$A$1];0;[.$C72]-1)" office:value-type="string" office:string-value="チームリラックマ" calcext:value-type="string">
            <text:p>チームリラックマ</text:p>
          </table:table-cell>
          <table:table-cell table:formula="of:=VLOOKUP([.$D72];[レポジトリ名対応.$A$1:.$C$1048576];2;FALSE())" office:value-type="string" office:string-value="BolaDeArroz" calcext:value-type="string">
            <text:p>BolaDeArroz</text:p>
          </table:table-cell>
          <table:table-cell table:formula="of:=VLOOKUP([.$E72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SUMPRODUCT(([総当り表.$A$1:.$Z$100]=[.$A73])*ROW([総当り表.$A$1:.$Z$100]))" office:value-type="float" office:value="7" calcext:value-type="float">
            <text:p>7</text:p>
          </table:table-cell>
          <table:table-cell table:formula="of:=SUMPRODUCT(([総当り表.$A$1:.$Z$100]=[.$A73])*COLUMN([総当り表.$A$1:.$Z$100]))" office:value-type="float" office:value="14" calcext:value-type="float">
            <text:p>14</text:p>
          </table:table-cell>
          <table:table-cell table:formula="of:=OFFSET([総当り表.$A$1];[.$B73]-1;0)" office:value-type="string" office:string-value="Bola de arroz" calcext:value-type="string">
            <text:p>Bola de arroz</text:p>
          </table:table-cell>
          <table:table-cell table:formula="of:=OFFSET([総当り表.$A$1];0;[.$C73]-1)" office:value-type="string" office:string-value="まさかやな！" calcext:value-type="string">
            <text:p>まさかやな！</text:p>
          </table:table-cell>
          <table:table-cell table:formula="of:=VLOOKUP([.$D73];[レポジトリ名対応.$A$1:.$C$1048576];2;FALSE())" office:value-type="string" office:string-value="BolaDeArroz" calcext:value-type="string">
            <text:p>BolaDeArroz</text:p>
          </table:table-cell>
          <table:table-cell table:formula="of:=VLOOKUP([.$E73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SUMPRODUCT(([総当り表.$A$1:.$Z$100]=[.$A74])*ROW([総当り表.$A$1:.$Z$100]))" office:value-type="float" office:value="7" calcext:value-type="float">
            <text:p>7</text:p>
          </table:table-cell>
          <table:table-cell table:formula="of:=SUMPRODUCT(([総当り表.$A$1:.$Z$100]=[.$A74])*COLUMN([総当り表.$A$1:.$Z$100]))" office:value-type="float" office:value="15" calcext:value-type="float">
            <text:p>15</text:p>
          </table:table-cell>
          <table:table-cell table:formula="of:=OFFSET([総当り表.$A$1];[.$B74]-1;0)" office:value-type="string" office:string-value="Bola de arroz" calcext:value-type="string">
            <text:p>Bola de arroz</text:p>
          </table:table-cell>
          <table:table-cell table:formula="of:=OFFSET([総当り表.$A$1];0;[.$C74]-1)" office:value-type="string" office:string-value="おもち食べ太郎" calcext:value-type="string">
            <text:p>おもち食べ太郎</text:p>
          </table:table-cell>
          <table:table-cell table:formula="of:=VLOOKUP([.$D74];[レポジトリ名対応.$A$1:.$C$1048576];2;FALSE())" office:value-type="string" office:string-value="BolaDeArroz" calcext:value-type="string">
            <text:p>BolaDeArroz</text:p>
          </table:table-cell>
          <table:table-cell table:formula="of:=VLOOKUP([.$E74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SUMPRODUCT(([総当り表.$A$1:.$Z$100]=[.$A75])*ROW([総当り表.$A$1:.$Z$100]))" office:value-type="float" office:value="7" calcext:value-type="float">
            <text:p>7</text:p>
          </table:table-cell>
          <table:table-cell table:formula="of:=SUMPRODUCT(([総当り表.$A$1:.$Z$100]=[.$A75])*COLUMN([総当り表.$A$1:.$Z$100]))" office:value-type="float" office:value="16" calcext:value-type="float">
            <text:p>16</text:p>
          </table:table-cell>
          <table:table-cell table:formula="of:=OFFSET([総当り表.$A$1];[.$B75]-1;0)" office:value-type="string" office:string-value="Bola de arroz" calcext:value-type="string">
            <text:p>Bola de arroz</text:p>
          </table:table-cell>
          <table:table-cell table:formula="of:=OFFSET([総当り表.$A$1];0;[.$C75]-1)" office:value-type="string" office:string-value="メガネ戦隊カケルンジャー" calcext:value-type="string">
            <text:p>メガネ戦隊カケルンジャー</text:p>
          </table:table-cell>
          <table:table-cell table:formula="of:=VLOOKUP([.$D75];[レポジトリ名対応.$A$1:.$C$1048576];2;FALSE())" office:value-type="string" office:string-value="BolaDeArroz" calcext:value-type="string">
            <text:p>BolaDeArroz</text:p>
          </table:table-cell>
          <table:table-cell table:formula="of:=VLOOKUP([.$E75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SUMPRODUCT(([総当り表.$A$1:.$Z$100]=[.$A76])*ROW([総当り表.$A$1:.$Z$100]))" office:value-type="float" office:value="7" calcext:value-type="float">
            <text:p>7</text:p>
          </table:table-cell>
          <table:table-cell table:formula="of:=SUMPRODUCT(([総当り表.$A$1:.$Z$100]=[.$A76])*COLUMN([総当り表.$A$1:.$Z$100]))" office:value-type="float" office:value="17" calcext:value-type="float">
            <text:p>17</text:p>
          </table:table-cell>
          <table:table-cell table:formula="of:=OFFSET([総当り表.$A$1];[.$B76]-1;0)" office:value-type="string" office:string-value="Bola de arroz" calcext:value-type="string">
            <text:p>Bola de arroz</text:p>
          </table:table-cell>
          <table:table-cell table:formula="of:=OFFSET([総当り表.$A$1];0;[.$C76]-1)" office:value-type="string" office:string-value="あーるでぃ" calcext:value-type="string">
            <text:p>あーるでぃ</text:p>
          </table:table-cell>
          <table:table-cell table:formula="of:=VLOOKUP([.$D76];[レポジトリ名対応.$A$1:.$C$1048576];2;FALSE())" office:value-type="string" office:string-value="BolaDeArroz" calcext:value-type="string">
            <text:p>BolaDeArroz</text:p>
          </table:table-cell>
          <table:table-cell table:formula="of:=VLOOKUP([.$E76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SUMPRODUCT(([総当り表.$A$1:.$Z$100]=[.$A77])*ROW([総当り表.$A$1:.$Z$100]))" office:value-type="float" office:value="8" calcext:value-type="float">
            <text:p>8</text:p>
          </table:table-cell>
          <table:table-cell table:formula="of:=SUMPRODUCT(([総当り表.$A$1:.$Z$100]=[.$A77])*COLUMN([総当り表.$A$1:.$Z$100]))" office:value-type="float" office:value="9" calcext:value-type="float">
            <text:p>9</text:p>
          </table:table-cell>
          <table:table-cell table:formula="of:=OFFSET([総当り表.$A$1];[.$B77]-1;0)" office:value-type="string" office:string-value="電気の子" calcext:value-type="string">
            <text:p>電気の子</text:p>
          </table:table-cell>
          <table:table-cell table:formula="of:=OFFSET([総当り表.$A$1];0;[.$C77]-1)" office:value-type="string" office:string-value="OnePanaロボ部選抜" calcext:value-type="string">
            <text:p>OnePanaロボ部選抜</text:p>
          </table:table-cell>
          <table:table-cell table:formula="of:=VLOOKUP([.$D77];[レポジトリ名対応.$A$1:.$C$1048576];2;FALSE())" office:value-type="string" office:string-value="kishikishi" calcext:value-type="string">
            <text:p>kishikishi</text:p>
          </table:table-cell>
          <table:table-cell table:formula="of:=VLOOKUP([.$E77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SUMPRODUCT(([総当り表.$A$1:.$Z$100]=[.$A78])*ROW([総当り表.$A$1:.$Z$100]))" office:value-type="float" office:value="8" calcext:value-type="float">
            <text:p>8</text:p>
          </table:table-cell>
          <table:table-cell table:formula="of:=SUMPRODUCT(([総当り表.$A$1:.$Z$100]=[.$A78])*COLUMN([総当り表.$A$1:.$Z$100]))" office:value-type="float" office:value="10" calcext:value-type="float">
            <text:p>10</text:p>
          </table:table-cell>
          <table:table-cell table:formula="of:=OFFSET([総当り表.$A$1];[.$B78]-1;0)" office:value-type="string" office:string-value="電気の子" calcext:value-type="string">
            <text:p>電気の子</text:p>
          </table:table-cell>
          <table:table-cell table:formula="of:=OFFSET([総当り表.$A$1];0;[.$C78]-1)" office:value-type="string" office:string-value="OnePanaロボ部Rabbits" calcext:value-type="string">
            <text:p>OnePanaロボ部Rabbits</text:p>
          </table:table-cell>
          <table:table-cell table:formula="of:=VLOOKUP([.$D78];[レポジトリ名対応.$A$1:.$C$1048576];2;FALSE())" office:value-type="string" office:string-value="kishikishi" calcext:value-type="string">
            <text:p>kishikishi</text:p>
          </table:table-cell>
          <table:table-cell table:formula="of:=VLOOKUP([.$E78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SUMPRODUCT(([総当り表.$A$1:.$Z$100]=[.$A79])*ROW([総当り表.$A$1:.$Z$100]))" office:value-type="float" office:value="8" calcext:value-type="float">
            <text:p>8</text:p>
          </table:table-cell>
          <table:table-cell table:formula="of:=SUMPRODUCT(([総当り表.$A$1:.$Z$100]=[.$A79])*COLUMN([総当り表.$A$1:.$Z$100]))" office:value-type="float" office:value="11" calcext:value-type="float">
            <text:p>11</text:p>
          </table:table-cell>
          <table:table-cell table:formula="of:=OFFSET([総当り表.$A$1];[.$B79]-1;0)" office:value-type="string" office:string-value="電気の子" calcext:value-type="string">
            <text:p>電気の子</text:p>
          </table:table-cell>
          <table:table-cell table:formula="of:=OFFSET([総当り表.$A$1];0;[.$C79]-1)" office:value-type="string" office:string-value="みどりがめ" calcext:value-type="string">
            <text:p>みどりがめ</text:p>
          </table:table-cell>
          <table:table-cell table:formula="of:=VLOOKUP([.$D79];[レポジトリ名対応.$A$1:.$C$1048576];2;FALSE())" office:value-type="string" office:string-value="kishikishi" calcext:value-type="string">
            <text:p>kishikishi</text:p>
          </table:table-cell>
          <table:table-cell table:formula="of:=VLOOKUP([.$E79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SUMPRODUCT(([総当り表.$A$1:.$Z$100]=[.$A80])*ROW([総当り表.$A$1:.$Z$100]))" office:value-type="float" office:value="8" calcext:value-type="float">
            <text:p>8</text:p>
          </table:table-cell>
          <table:table-cell table:formula="of:=SUMPRODUCT(([総当り表.$A$1:.$Z$100]=[.$A80])*COLUMN([総当り表.$A$1:.$Z$100]))" office:value-type="float" office:value="12" calcext:value-type="float">
            <text:p>12</text:p>
          </table:table-cell>
          <table:table-cell table:formula="of:=OFFSET([総当り表.$A$1];[.$B80]-1;0)" office:value-type="string" office:string-value="電気の子" calcext:value-type="string">
            <text:p>電気の子</text:p>
          </table:table-cell>
          <table:table-cell table:formula="of:=OFFSET([総当り表.$A$1];0;[.$C80]-1)" office:value-type="string" office:string-value="OnePanaロボット部 team around 30" calcext:value-type="string">
            <text:p>OnePanaロボット部 team around 30</text:p>
          </table:table-cell>
          <table:table-cell table:formula="of:=VLOOKUP([.$D80];[レポジトリ名対応.$A$1:.$C$1048576];2;FALSE())" office:value-type="string" office:string-value="kishikishi" calcext:value-type="string">
            <text:p>kishikishi</text:p>
          </table:table-cell>
          <table:table-cell table:formula="of:=VLOOKUP([.$E80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SUMPRODUCT(([総当り表.$A$1:.$Z$100]=[.$A81])*ROW([総当り表.$A$1:.$Z$100]))" office:value-type="float" office:value="8" calcext:value-type="float">
            <text:p>8</text:p>
          </table:table-cell>
          <table:table-cell table:formula="of:=SUMPRODUCT(([総当り表.$A$1:.$Z$100]=[.$A81])*COLUMN([総当り表.$A$1:.$Z$100]))" office:value-type="float" office:value="13" calcext:value-type="float">
            <text:p>13</text:p>
          </table:table-cell>
          <table:table-cell table:formula="of:=OFFSET([総当り表.$A$1];[.$B81]-1;0)" office:value-type="string" office:string-value="電気の子" calcext:value-type="string">
            <text:p>電気の子</text:p>
          </table:table-cell>
          <table:table-cell table:formula="of:=OFFSET([総当り表.$A$1];0;[.$C81]-1)" office:value-type="string" office:string-value="チームリラックマ" calcext:value-type="string">
            <text:p>チームリラックマ</text:p>
          </table:table-cell>
          <table:table-cell table:formula="of:=VLOOKUP([.$D81];[レポジトリ名対応.$A$1:.$C$1048576];2;FALSE())" office:value-type="string" office:string-value="kishikishi" calcext:value-type="string">
            <text:p>kishikishi</text:p>
          </table:table-cell>
          <table:table-cell table:formula="of:=VLOOKUP([.$E81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SUMPRODUCT(([総当り表.$A$1:.$Z$100]=[.$A82])*ROW([総当り表.$A$1:.$Z$100]))" office:value-type="float" office:value="8" calcext:value-type="float">
            <text:p>8</text:p>
          </table:table-cell>
          <table:table-cell table:formula="of:=SUMPRODUCT(([総当り表.$A$1:.$Z$100]=[.$A82])*COLUMN([総当り表.$A$1:.$Z$100]))" office:value-type="float" office:value="14" calcext:value-type="float">
            <text:p>14</text:p>
          </table:table-cell>
          <table:table-cell table:formula="of:=OFFSET([総当り表.$A$1];[.$B82]-1;0)" office:value-type="string" office:string-value="電気の子" calcext:value-type="string">
            <text:p>電気の子</text:p>
          </table:table-cell>
          <table:table-cell table:formula="of:=OFFSET([総当り表.$A$1];0;[.$C82]-1)" office:value-type="string" office:string-value="まさかやな！" calcext:value-type="string">
            <text:p>まさかやな！</text:p>
          </table:table-cell>
          <table:table-cell table:formula="of:=VLOOKUP([.$D82];[レポジトリ名対応.$A$1:.$C$1048576];2;FALSE())" office:value-type="string" office:string-value="kishikishi" calcext:value-type="string">
            <text:p>kishikishi</text:p>
          </table:table-cell>
          <table:table-cell table:formula="of:=VLOOKUP([.$E82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SUMPRODUCT(([総当り表.$A$1:.$Z$100]=[.$A83])*ROW([総当り表.$A$1:.$Z$100]))" office:value-type="float" office:value="8" calcext:value-type="float">
            <text:p>8</text:p>
          </table:table-cell>
          <table:table-cell table:formula="of:=SUMPRODUCT(([総当り表.$A$1:.$Z$100]=[.$A83])*COLUMN([総当り表.$A$1:.$Z$100]))" office:value-type="float" office:value="15" calcext:value-type="float">
            <text:p>15</text:p>
          </table:table-cell>
          <table:table-cell table:formula="of:=OFFSET([総当り表.$A$1];[.$B83]-1;0)" office:value-type="string" office:string-value="電気の子" calcext:value-type="string">
            <text:p>電気の子</text:p>
          </table:table-cell>
          <table:table-cell table:formula="of:=OFFSET([総当り表.$A$1];0;[.$C83]-1)" office:value-type="string" office:string-value="おもち食べ太郎" calcext:value-type="string">
            <text:p>おもち食べ太郎</text:p>
          </table:table-cell>
          <table:table-cell table:formula="of:=VLOOKUP([.$D83];[レポジトリ名対応.$A$1:.$C$1048576];2;FALSE())" office:value-type="string" office:string-value="kishikishi" calcext:value-type="string">
            <text:p>kishikishi</text:p>
          </table:table-cell>
          <table:table-cell table:formula="of:=VLOOKUP([.$E83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SUMPRODUCT(([総当り表.$A$1:.$Z$100]=[.$A84])*ROW([総当り表.$A$1:.$Z$100]))" office:value-type="float" office:value="8" calcext:value-type="float">
            <text:p>8</text:p>
          </table:table-cell>
          <table:table-cell table:formula="of:=SUMPRODUCT(([総当り表.$A$1:.$Z$100]=[.$A84])*COLUMN([総当り表.$A$1:.$Z$100]))" office:value-type="float" office:value="16" calcext:value-type="float">
            <text:p>16</text:p>
          </table:table-cell>
          <table:table-cell table:formula="of:=OFFSET([総当り表.$A$1];[.$B84]-1;0)" office:value-type="string" office:string-value="電気の子" calcext:value-type="string">
            <text:p>電気の子</text:p>
          </table:table-cell>
          <table:table-cell table:formula="of:=OFFSET([総当り表.$A$1];0;[.$C84]-1)" office:value-type="string" office:string-value="メガネ戦隊カケルンジャー" calcext:value-type="string">
            <text:p>メガネ戦隊カケルンジャー</text:p>
          </table:table-cell>
          <table:table-cell table:formula="of:=VLOOKUP([.$D84];[レポジトリ名対応.$A$1:.$C$1048576];2;FALSE())" office:value-type="string" office:string-value="kishikishi" calcext:value-type="string">
            <text:p>kishikishi</text:p>
          </table:table-cell>
          <table:table-cell table:formula="of:=VLOOKUP([.$E84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SUMPRODUCT(([総当り表.$A$1:.$Z$100]=[.$A85])*ROW([総当り表.$A$1:.$Z$100]))" office:value-type="float" office:value="8" calcext:value-type="float">
            <text:p>8</text:p>
          </table:table-cell>
          <table:table-cell table:formula="of:=SUMPRODUCT(([総当り表.$A$1:.$Z$100]=[.$A85])*COLUMN([総当り表.$A$1:.$Z$100]))" office:value-type="float" office:value="17" calcext:value-type="float">
            <text:p>17</text:p>
          </table:table-cell>
          <table:table-cell table:formula="of:=OFFSET([総当り表.$A$1];[.$B85]-1;0)" office:value-type="string" office:string-value="電気の子" calcext:value-type="string">
            <text:p>電気の子</text:p>
          </table:table-cell>
          <table:table-cell table:formula="of:=OFFSET([総当り表.$A$1];0;[.$C85]-1)" office:value-type="string" office:string-value="あーるでぃ" calcext:value-type="string">
            <text:p>あーるでぃ</text:p>
          </table:table-cell>
          <table:table-cell table:formula="of:=VLOOKUP([.$D85];[レポジトリ名対応.$A$1:.$C$1048576];2;FALSE())" office:value-type="string" office:string-value="kishikishi" calcext:value-type="string">
            <text:p>kishikishi</text:p>
          </table:table-cell>
          <table:table-cell table:formula="of:=VLOOKUP([.$E85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SUMPRODUCT(([総当り表.$A$1:.$Z$100]=[.$A86])*ROW([総当り表.$A$1:.$Z$100]))" office:value-type="float" office:value="9" calcext:value-type="float">
            <text:p>9</text:p>
          </table:table-cell>
          <table:table-cell table:formula="of:=SUMPRODUCT(([総当り表.$A$1:.$Z$100]=[.$A86])*COLUMN([総当り表.$A$1:.$Z$100]))" office:value-type="float" office:value="10" calcext:value-type="float">
            <text:p>10</text:p>
          </table:table-cell>
          <table:table-cell table:formula="of:=OFFSET([総当り表.$A$1];[.$B86]-1;0)" office:value-type="string" office:string-value="OnePanaロボ部選抜" calcext:value-type="string">
            <text:p>OnePanaロボ部選抜</text:p>
          </table:table-cell>
          <table:table-cell table:formula="of:=OFFSET([総当り表.$A$1];0;[.$C86]-1)" office:value-type="string" office:string-value="OnePanaロボ部Rabbits" calcext:value-type="string">
            <text:p>OnePanaロボ部Rabbits</text:p>
          </table:table-cell>
          <table:table-cell table:formula="of:=VLOOKUP([.$D86];[レポジトリ名対応.$A$1:.$C$1048576];2;FALSE())" office:value-type="string" office:string-value="OKbear" calcext:value-type="string">
            <text:p>OKbear</text:p>
          </table:table-cell>
          <table:table-cell table:formula="of:=VLOOKUP([.$E86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SUMPRODUCT(([総当り表.$A$1:.$Z$100]=[.$A87])*ROW([総当り表.$A$1:.$Z$100]))" office:value-type="float" office:value="9" calcext:value-type="float">
            <text:p>9</text:p>
          </table:table-cell>
          <table:table-cell table:formula="of:=SUMPRODUCT(([総当り表.$A$1:.$Z$100]=[.$A87])*COLUMN([総当り表.$A$1:.$Z$100]))" office:value-type="float" office:value="11" calcext:value-type="float">
            <text:p>11</text:p>
          </table:table-cell>
          <table:table-cell table:formula="of:=OFFSET([総当り表.$A$1];[.$B87]-1;0)" office:value-type="string" office:string-value="OnePanaロボ部選抜" calcext:value-type="string">
            <text:p>OnePanaロボ部選抜</text:p>
          </table:table-cell>
          <table:table-cell table:formula="of:=OFFSET([総当り表.$A$1];0;[.$C87]-1)" office:value-type="string" office:string-value="みどりがめ" calcext:value-type="string">
            <text:p>みどりがめ</text:p>
          </table:table-cell>
          <table:table-cell table:formula="of:=VLOOKUP([.$D87];[レポジトリ名対応.$A$1:.$C$1048576];2;FALSE())" office:value-type="string" office:string-value="OKbear" calcext:value-type="string">
            <text:p>OKbear</text:p>
          </table:table-cell>
          <table:table-cell table:formula="of:=VLOOKUP([.$E87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SUMPRODUCT(([総当り表.$A$1:.$Z$100]=[.$A88])*ROW([総当り表.$A$1:.$Z$100]))" office:value-type="float" office:value="9" calcext:value-type="float">
            <text:p>9</text:p>
          </table:table-cell>
          <table:table-cell table:formula="of:=SUMPRODUCT(([総当り表.$A$1:.$Z$100]=[.$A88])*COLUMN([総当り表.$A$1:.$Z$100]))" office:value-type="float" office:value="12" calcext:value-type="float">
            <text:p>12</text:p>
          </table:table-cell>
          <table:table-cell table:formula="of:=OFFSET([総当り表.$A$1];[.$B88]-1;0)" office:value-type="string" office:string-value="OnePanaロボ部選抜" calcext:value-type="string">
            <text:p>OnePanaロボ部選抜</text:p>
          </table:table-cell>
          <table:table-cell table:formula="of:=OFFSET([総当り表.$A$1];0;[.$C88]-1)" office:value-type="string" office:string-value="OnePanaロボット部 team around 30" calcext:value-type="string">
            <text:p>OnePanaロボット部 team around 30</text:p>
          </table:table-cell>
          <table:table-cell table:formula="of:=VLOOKUP([.$D88];[レポジトリ名対応.$A$1:.$C$1048576];2;FALSE())" office:value-type="string" office:string-value="OKbear" calcext:value-type="string">
            <text:p>OKbear</text:p>
          </table:table-cell>
          <table:table-cell table:formula="of:=VLOOKUP([.$E88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SUMPRODUCT(([総当り表.$A$1:.$Z$100]=[.$A89])*ROW([総当り表.$A$1:.$Z$100]))" office:value-type="float" office:value="9" calcext:value-type="float">
            <text:p>9</text:p>
          </table:table-cell>
          <table:table-cell table:formula="of:=SUMPRODUCT(([総当り表.$A$1:.$Z$100]=[.$A89])*COLUMN([総当り表.$A$1:.$Z$100]))" office:value-type="float" office:value="13" calcext:value-type="float">
            <text:p>13</text:p>
          </table:table-cell>
          <table:table-cell table:formula="of:=OFFSET([総当り表.$A$1];[.$B89]-1;0)" office:value-type="string" office:string-value="OnePanaロボ部選抜" calcext:value-type="string">
            <text:p>OnePanaロボ部選抜</text:p>
          </table:table-cell>
          <table:table-cell table:formula="of:=OFFSET([総当り表.$A$1];0;[.$C89]-1)" office:value-type="string" office:string-value="チームリラックマ" calcext:value-type="string">
            <text:p>チームリラックマ</text:p>
          </table:table-cell>
          <table:table-cell table:formula="of:=VLOOKUP([.$D89];[レポジトリ名対応.$A$1:.$C$1048576];2;FALSE())" office:value-type="string" office:string-value="OKbear" calcext:value-type="string">
            <text:p>OKbear</text:p>
          </table:table-cell>
          <table:table-cell table:formula="of:=VLOOKUP([.$E89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SUMPRODUCT(([総当り表.$A$1:.$Z$100]=[.$A90])*ROW([総当り表.$A$1:.$Z$100]))" office:value-type="float" office:value="9" calcext:value-type="float">
            <text:p>9</text:p>
          </table:table-cell>
          <table:table-cell table:formula="of:=SUMPRODUCT(([総当り表.$A$1:.$Z$100]=[.$A90])*COLUMN([総当り表.$A$1:.$Z$100]))" office:value-type="float" office:value="14" calcext:value-type="float">
            <text:p>14</text:p>
          </table:table-cell>
          <table:table-cell table:formula="of:=OFFSET([総当り表.$A$1];[.$B90]-1;0)" office:value-type="string" office:string-value="OnePanaロボ部選抜" calcext:value-type="string">
            <text:p>OnePanaロボ部選抜</text:p>
          </table:table-cell>
          <table:table-cell table:formula="of:=OFFSET([総当り表.$A$1];0;[.$C90]-1)" office:value-type="string" office:string-value="まさかやな！" calcext:value-type="string">
            <text:p>まさかやな！</text:p>
          </table:table-cell>
          <table:table-cell table:formula="of:=VLOOKUP([.$D90];[レポジトリ名対応.$A$1:.$C$1048576];2;FALSE())" office:value-type="string" office:string-value="OKbear" calcext:value-type="string">
            <text:p>OKbear</text:p>
          </table:table-cell>
          <table:table-cell table:formula="of:=VLOOKUP([.$E90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SUMPRODUCT(([総当り表.$A$1:.$Z$100]=[.$A91])*ROW([総当り表.$A$1:.$Z$100]))" office:value-type="float" office:value="9" calcext:value-type="float">
            <text:p>9</text:p>
          </table:table-cell>
          <table:table-cell table:formula="of:=SUMPRODUCT(([総当り表.$A$1:.$Z$100]=[.$A91])*COLUMN([総当り表.$A$1:.$Z$100]))" office:value-type="float" office:value="15" calcext:value-type="float">
            <text:p>15</text:p>
          </table:table-cell>
          <table:table-cell table:formula="of:=OFFSET([総当り表.$A$1];[.$B91]-1;0)" office:value-type="string" office:string-value="OnePanaロボ部選抜" calcext:value-type="string">
            <text:p>OnePanaロボ部選抜</text:p>
          </table:table-cell>
          <table:table-cell table:formula="of:=OFFSET([総当り表.$A$1];0;[.$C91]-1)" office:value-type="string" office:string-value="おもち食べ太郎" calcext:value-type="string">
            <text:p>おもち食べ太郎</text:p>
          </table:table-cell>
          <table:table-cell table:formula="of:=VLOOKUP([.$D91];[レポジトリ名対応.$A$1:.$C$1048576];2;FALSE())" office:value-type="string" office:string-value="OKbear" calcext:value-type="string">
            <text:p>OKbear</text:p>
          </table:table-cell>
          <table:table-cell table:formula="of:=VLOOKUP([.$E91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SUMPRODUCT(([総当り表.$A$1:.$Z$100]=[.$A92])*ROW([総当り表.$A$1:.$Z$100]))" office:value-type="float" office:value="9" calcext:value-type="float">
            <text:p>9</text:p>
          </table:table-cell>
          <table:table-cell table:formula="of:=SUMPRODUCT(([総当り表.$A$1:.$Z$100]=[.$A92])*COLUMN([総当り表.$A$1:.$Z$100]))" office:value-type="float" office:value="16" calcext:value-type="float">
            <text:p>16</text:p>
          </table:table-cell>
          <table:table-cell table:formula="of:=OFFSET([総当り表.$A$1];[.$B92]-1;0)" office:value-type="string" office:string-value="OnePanaロボ部選抜" calcext:value-type="string">
            <text:p>OnePanaロボ部選抜</text:p>
          </table:table-cell>
          <table:table-cell table:formula="of:=OFFSET([総当り表.$A$1];0;[.$C92]-1)" office:value-type="string" office:string-value="メガネ戦隊カケルンジャー" calcext:value-type="string">
            <text:p>メガネ戦隊カケルンジャー</text:p>
          </table:table-cell>
          <table:table-cell table:formula="of:=VLOOKUP([.$D92];[レポジトリ名対応.$A$1:.$C$1048576];2;FALSE())" office:value-type="string" office:string-value="OKbear" calcext:value-type="string">
            <text:p>OKbear</text:p>
          </table:table-cell>
          <table:table-cell table:formula="of:=VLOOKUP([.$E92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SUMPRODUCT(([総当り表.$A$1:.$Z$100]=[.$A93])*ROW([総当り表.$A$1:.$Z$100]))" office:value-type="float" office:value="9" calcext:value-type="float">
            <text:p>9</text:p>
          </table:table-cell>
          <table:table-cell table:formula="of:=SUMPRODUCT(([総当り表.$A$1:.$Z$100]=[.$A93])*COLUMN([総当り表.$A$1:.$Z$100]))" office:value-type="float" office:value="17" calcext:value-type="float">
            <text:p>17</text:p>
          </table:table-cell>
          <table:table-cell table:formula="of:=OFFSET([総当り表.$A$1];[.$B93]-1;0)" office:value-type="string" office:string-value="OnePanaロボ部選抜" calcext:value-type="string">
            <text:p>OnePanaロボ部選抜</text:p>
          </table:table-cell>
          <table:table-cell table:formula="of:=OFFSET([総当り表.$A$1];0;[.$C93]-1)" office:value-type="string" office:string-value="あーるでぃ" calcext:value-type="string">
            <text:p>あーるでぃ</text:p>
          </table:table-cell>
          <table:table-cell table:formula="of:=VLOOKUP([.$D93];[レポジトリ名対応.$A$1:.$C$1048576];2;FALSE())" office:value-type="string" office:string-value="OKbear" calcext:value-type="string">
            <text:p>OKbear</text:p>
          </table:table-cell>
          <table:table-cell table:formula="of:=VLOOKUP([.$E93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SUMPRODUCT(([総当り表.$A$1:.$Z$100]=[.$A94])*ROW([総当り表.$A$1:.$Z$100]))" office:value-type="float" office:value="10" calcext:value-type="float">
            <text:p>10</text:p>
          </table:table-cell>
          <table:table-cell table:formula="of:=SUMPRODUCT(([総当り表.$A$1:.$Z$100]=[.$A94])*COLUMN([総当り表.$A$1:.$Z$100]))" office:value-type="float" office:value="11" calcext:value-type="float">
            <text:p>11</text:p>
          </table:table-cell>
          <table:table-cell table:formula="of:=OFFSET([総当り表.$A$1];[.$B94]-1;0)" office:value-type="string" office:string-value="OnePanaロボ部Rabbits" calcext:value-type="string">
            <text:p>OnePanaロボ部Rabbits</text:p>
          </table:table-cell>
          <table:table-cell table:formula="of:=OFFSET([総当り表.$A$1];0;[.$C94]-1)" office:value-type="string" office:string-value="みどりがめ" calcext:value-type="string">
            <text:p>みどりがめ</text:p>
          </table:table-cell>
          <table:table-cell table:formula="of:=VLOOKUP([.$D94];[レポジトリ名対応.$A$1:.$C$1048576];2;FALSE())" office:value-type="string" office:string-value="TeamRabbit" calcext:value-type="string">
            <text:p>TeamRabbit</text:p>
          </table:table-cell>
          <table:table-cell table:formula="of:=VLOOKUP([.$E94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SUMPRODUCT(([総当り表.$A$1:.$Z$100]=[.$A95])*ROW([総当り表.$A$1:.$Z$100]))" office:value-type="float" office:value="10" calcext:value-type="float">
            <text:p>10</text:p>
          </table:table-cell>
          <table:table-cell table:formula="of:=SUMPRODUCT(([総当り表.$A$1:.$Z$100]=[.$A95])*COLUMN([総当り表.$A$1:.$Z$100]))" office:value-type="float" office:value="12" calcext:value-type="float">
            <text:p>12</text:p>
          </table:table-cell>
          <table:table-cell table:formula="of:=OFFSET([総当り表.$A$1];[.$B95]-1;0)" office:value-type="string" office:string-value="OnePanaロボ部Rabbits" calcext:value-type="string">
            <text:p>OnePanaロボ部Rabbits</text:p>
          </table:table-cell>
          <table:table-cell table:formula="of:=OFFSET([総当り表.$A$1];0;[.$C95]-1)" office:value-type="string" office:string-value="OnePanaロボット部 team around 30" calcext:value-type="string">
            <text:p>OnePanaロボット部 team around 30</text:p>
          </table:table-cell>
          <table:table-cell table:formula="of:=VLOOKUP([.$D95];[レポジトリ名対応.$A$1:.$C$1048576];2;FALSE())" office:value-type="string" office:string-value="TeamRabbit" calcext:value-type="string">
            <text:p>TeamRabbit</text:p>
          </table:table-cell>
          <table:table-cell table:formula="of:=VLOOKUP([.$E95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SUMPRODUCT(([総当り表.$A$1:.$Z$100]=[.$A96])*ROW([総当り表.$A$1:.$Z$100]))" office:value-type="float" office:value="10" calcext:value-type="float">
            <text:p>10</text:p>
          </table:table-cell>
          <table:table-cell table:formula="of:=SUMPRODUCT(([総当り表.$A$1:.$Z$100]=[.$A96])*COLUMN([総当り表.$A$1:.$Z$100]))" office:value-type="float" office:value="13" calcext:value-type="float">
            <text:p>13</text:p>
          </table:table-cell>
          <table:table-cell table:formula="of:=OFFSET([総当り表.$A$1];[.$B96]-1;0)" office:value-type="string" office:string-value="OnePanaロボ部Rabbits" calcext:value-type="string">
            <text:p>OnePanaロボ部Rabbits</text:p>
          </table:table-cell>
          <table:table-cell table:formula="of:=OFFSET([総当り表.$A$1];0;[.$C96]-1)" office:value-type="string" office:string-value="チームリラックマ" calcext:value-type="string">
            <text:p>チームリラックマ</text:p>
          </table:table-cell>
          <table:table-cell table:formula="of:=VLOOKUP([.$D96];[レポジトリ名対応.$A$1:.$C$1048576];2;FALSE())" office:value-type="string" office:string-value="TeamRabbit" calcext:value-type="string">
            <text:p>TeamRabbit</text:p>
          </table:table-cell>
          <table:table-cell table:formula="of:=VLOOKUP([.$E96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SUMPRODUCT(([総当り表.$A$1:.$Z$100]=[.$A97])*ROW([総当り表.$A$1:.$Z$100]))" office:value-type="float" office:value="10" calcext:value-type="float">
            <text:p>10</text:p>
          </table:table-cell>
          <table:table-cell table:formula="of:=SUMPRODUCT(([総当り表.$A$1:.$Z$100]=[.$A97])*COLUMN([総当り表.$A$1:.$Z$100]))" office:value-type="float" office:value="14" calcext:value-type="float">
            <text:p>14</text:p>
          </table:table-cell>
          <table:table-cell table:formula="of:=OFFSET([総当り表.$A$1];[.$B97]-1;0)" office:value-type="string" office:string-value="OnePanaロボ部Rabbits" calcext:value-type="string">
            <text:p>OnePanaロボ部Rabbits</text:p>
          </table:table-cell>
          <table:table-cell table:formula="of:=OFFSET([総当り表.$A$1];0;[.$C97]-1)" office:value-type="string" office:string-value="まさかやな！" calcext:value-type="string">
            <text:p>まさかやな！</text:p>
          </table:table-cell>
          <table:table-cell table:formula="of:=VLOOKUP([.$D97];[レポジトリ名対応.$A$1:.$C$1048576];2;FALSE())" office:value-type="string" office:string-value="TeamRabbit" calcext:value-type="string">
            <text:p>TeamRabbit</text:p>
          </table:table-cell>
          <table:table-cell table:formula="of:=VLOOKUP([.$E97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SUMPRODUCT(([総当り表.$A$1:.$Z$100]=[.$A98])*ROW([総当り表.$A$1:.$Z$100]))" office:value-type="float" office:value="10" calcext:value-type="float">
            <text:p>10</text:p>
          </table:table-cell>
          <table:table-cell table:formula="of:=SUMPRODUCT(([総当り表.$A$1:.$Z$100]=[.$A98])*COLUMN([総当り表.$A$1:.$Z$100]))" office:value-type="float" office:value="15" calcext:value-type="float">
            <text:p>15</text:p>
          </table:table-cell>
          <table:table-cell table:formula="of:=OFFSET([総当り表.$A$1];[.$B98]-1;0)" office:value-type="string" office:string-value="OnePanaロボ部Rabbits" calcext:value-type="string">
            <text:p>OnePanaロボ部Rabbits</text:p>
          </table:table-cell>
          <table:table-cell table:formula="of:=OFFSET([総当り表.$A$1];0;[.$C98]-1)" office:value-type="string" office:string-value="おもち食べ太郎" calcext:value-type="string">
            <text:p>おもち食べ太郎</text:p>
          </table:table-cell>
          <table:table-cell table:formula="of:=VLOOKUP([.$D98];[レポジトリ名対応.$A$1:.$C$1048576];2;FALSE())" office:value-type="string" office:string-value="TeamRabbit" calcext:value-type="string">
            <text:p>TeamRabbit</text:p>
          </table:table-cell>
          <table:table-cell table:formula="of:=VLOOKUP([.$E98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SUMPRODUCT(([総当り表.$A$1:.$Z$100]=[.$A99])*ROW([総当り表.$A$1:.$Z$100]))" office:value-type="float" office:value="10" calcext:value-type="float">
            <text:p>10</text:p>
          </table:table-cell>
          <table:table-cell table:formula="of:=SUMPRODUCT(([総当り表.$A$1:.$Z$100]=[.$A99])*COLUMN([総当り表.$A$1:.$Z$100]))" office:value-type="float" office:value="16" calcext:value-type="float">
            <text:p>16</text:p>
          </table:table-cell>
          <table:table-cell table:formula="of:=OFFSET([総当り表.$A$1];[.$B99]-1;0)" office:value-type="string" office:string-value="OnePanaロボ部Rabbits" calcext:value-type="string">
            <text:p>OnePanaロボ部Rabbits</text:p>
          </table:table-cell>
          <table:table-cell table:formula="of:=OFFSET([総当り表.$A$1];0;[.$C99]-1)" office:value-type="string" office:string-value="メガネ戦隊カケルンジャー" calcext:value-type="string">
            <text:p>メガネ戦隊カケルンジャー</text:p>
          </table:table-cell>
          <table:table-cell table:formula="of:=VLOOKUP([.$D99];[レポジトリ名対応.$A$1:.$C$1048576];2;FALSE())" office:value-type="string" office:string-value="TeamRabbit" calcext:value-type="string">
            <text:p>TeamRabbit</text:p>
          </table:table-cell>
          <table:table-cell table:formula="of:=VLOOKUP([.$E99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SUMPRODUCT(([総当り表.$A$1:.$Z$100]=[.$A100])*ROW([総当り表.$A$1:.$Z$100]))" office:value-type="float" office:value="10" calcext:value-type="float">
            <text:p>10</text:p>
          </table:table-cell>
          <table:table-cell table:formula="of:=SUMPRODUCT(([総当り表.$A$1:.$Z$100]=[.$A100])*COLUMN([総当り表.$A$1:.$Z$100]))" office:value-type="float" office:value="17" calcext:value-type="float">
            <text:p>17</text:p>
          </table:table-cell>
          <table:table-cell table:formula="of:=OFFSET([総当り表.$A$1];[.$B100]-1;0)" office:value-type="string" office:string-value="OnePanaロボ部Rabbits" calcext:value-type="string">
            <text:p>OnePanaロボ部Rabbits</text:p>
          </table:table-cell>
          <table:table-cell table:formula="of:=OFFSET([総当り表.$A$1];0;[.$C100]-1)" office:value-type="string" office:string-value="あーるでぃ" calcext:value-type="string">
            <text:p>あーるでぃ</text:p>
          </table:table-cell>
          <table:table-cell table:formula="of:=VLOOKUP([.$D100];[レポジトリ名対応.$A$1:.$C$1048576];2;FALSE())" office:value-type="string" office:string-value="TeamRabbit" calcext:value-type="string">
            <text:p>TeamRabbit</text:p>
          </table:table-cell>
          <table:table-cell table:formula="of:=VLOOKUP([.$E100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SUMPRODUCT(([総当り表.$A$1:.$Z$100]=[.$A101])*ROW([総当り表.$A$1:.$Z$100]))" office:value-type="float" office:value="11" calcext:value-type="float">
            <text:p>11</text:p>
          </table:table-cell>
          <table:table-cell table:formula="of:=SUMPRODUCT(([総当り表.$A$1:.$Z$100]=[.$A101])*COLUMN([総当り表.$A$1:.$Z$100]))" office:value-type="float" office:value="12" calcext:value-type="float">
            <text:p>12</text:p>
          </table:table-cell>
          <table:table-cell table:formula="of:=OFFSET([総当り表.$A$1];[.$B101]-1;0)" office:value-type="string" office:string-value="みどりがめ" calcext:value-type="string">
            <text:p>みどりがめ</text:p>
          </table:table-cell>
          <table:table-cell table:formula="of:=OFFSET([総当り表.$A$1];0;[.$C101]-1)" office:value-type="string" office:string-value="OnePanaロボット部 team around 30" calcext:value-type="string">
            <text:p>OnePanaロボット部 team around 30</text:p>
          </table:table-cell>
          <table:table-cell table:formula="of:=VLOOKUP([.$D101];[レポジトリ名対応.$A$1:.$C$1048576];2;FALSE())" office:value-type="string" office:string-value="yukiimai" calcext:value-type="string">
            <text:p>yukiimai</text:p>
          </table:table-cell>
          <table:table-cell table:formula="of:=VLOOKUP([.$E10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SUMPRODUCT(([総当り表.$A$1:.$Z$100]=[.$A102])*ROW([総当り表.$A$1:.$Z$100]))" office:value-type="float" office:value="11" calcext:value-type="float">
            <text:p>11</text:p>
          </table:table-cell>
          <table:table-cell table:formula="of:=SUMPRODUCT(([総当り表.$A$1:.$Z$100]=[.$A102])*COLUMN([総当り表.$A$1:.$Z$100]))" office:value-type="float" office:value="13" calcext:value-type="float">
            <text:p>13</text:p>
          </table:table-cell>
          <table:table-cell table:formula="of:=OFFSET([総当り表.$A$1];[.$B102]-1;0)" office:value-type="string" office:string-value="みどりがめ" calcext:value-type="string">
            <text:p>みどりがめ</text:p>
          </table:table-cell>
          <table:table-cell table:formula="of:=OFFSET([総当り表.$A$1];0;[.$C102]-1)" office:value-type="string" office:string-value="チームリラックマ" calcext:value-type="string">
            <text:p>チームリラックマ</text:p>
          </table:table-cell>
          <table:table-cell table:formula="of:=VLOOKUP([.$D102];[レポジトリ名対応.$A$1:.$C$1048576];2;FALSE())" office:value-type="string" office:string-value="yukiimai" calcext:value-type="string">
            <text:p>yukiimai</text:p>
          </table:table-cell>
          <table:table-cell table:formula="of:=VLOOKUP([.$E102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SUMPRODUCT(([総当り表.$A$1:.$Z$100]=[.$A103])*ROW([総当り表.$A$1:.$Z$100]))" office:value-type="float" office:value="11" calcext:value-type="float">
            <text:p>11</text:p>
          </table:table-cell>
          <table:table-cell table:formula="of:=SUMPRODUCT(([総当り表.$A$1:.$Z$100]=[.$A103])*COLUMN([総当り表.$A$1:.$Z$100]))" office:value-type="float" office:value="14" calcext:value-type="float">
            <text:p>14</text:p>
          </table:table-cell>
          <table:table-cell table:formula="of:=OFFSET([総当り表.$A$1];[.$B103]-1;0)" office:value-type="string" office:string-value="みどりがめ" calcext:value-type="string">
            <text:p>みどりがめ</text:p>
          </table:table-cell>
          <table:table-cell table:formula="of:=OFFSET([総当り表.$A$1];0;[.$C103]-1)" office:value-type="string" office:string-value="まさかやな！" calcext:value-type="string">
            <text:p>まさかやな！</text:p>
          </table:table-cell>
          <table:table-cell table:formula="of:=VLOOKUP([.$D103];[レポジトリ名対応.$A$1:.$C$1048576];2;FALSE())" office:value-type="string" office:string-value="yukiimai" calcext:value-type="string">
            <text:p>yukiimai</text:p>
          </table:table-cell>
          <table:table-cell table:formula="of:=VLOOKUP([.$E103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SUMPRODUCT(([総当り表.$A$1:.$Z$100]=[.$A104])*ROW([総当り表.$A$1:.$Z$100]))" office:value-type="float" office:value="11" calcext:value-type="float">
            <text:p>11</text:p>
          </table:table-cell>
          <table:table-cell table:formula="of:=SUMPRODUCT(([総当り表.$A$1:.$Z$100]=[.$A104])*COLUMN([総当り表.$A$1:.$Z$100]))" office:value-type="float" office:value="15" calcext:value-type="float">
            <text:p>15</text:p>
          </table:table-cell>
          <table:table-cell table:formula="of:=OFFSET([総当り表.$A$1];[.$B104]-1;0)" office:value-type="string" office:string-value="みどりがめ" calcext:value-type="string">
            <text:p>みどりがめ</text:p>
          </table:table-cell>
          <table:table-cell table:formula="of:=OFFSET([総当り表.$A$1];0;[.$C104]-1)" office:value-type="string" office:string-value="おもち食べ太郎" calcext:value-type="string">
            <text:p>おもち食べ太郎</text:p>
          </table:table-cell>
          <table:table-cell table:formula="of:=VLOOKUP([.$D104];[レポジトリ名対応.$A$1:.$C$1048576];2;FALSE())" office:value-type="string" office:string-value="yukiimai" calcext:value-type="string">
            <text:p>yukiimai</text:p>
          </table:table-cell>
          <table:table-cell table:formula="of:=VLOOKUP([.$E104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SUMPRODUCT(([総当り表.$A$1:.$Z$100]=[.$A105])*ROW([総当り表.$A$1:.$Z$100]))" office:value-type="float" office:value="11" calcext:value-type="float">
            <text:p>11</text:p>
          </table:table-cell>
          <table:table-cell table:formula="of:=SUMPRODUCT(([総当り表.$A$1:.$Z$100]=[.$A105])*COLUMN([総当り表.$A$1:.$Z$100]))" office:value-type="float" office:value="16" calcext:value-type="float">
            <text:p>16</text:p>
          </table:table-cell>
          <table:table-cell table:formula="of:=OFFSET([総当り表.$A$1];[.$B105]-1;0)" office:value-type="string" office:string-value="みどりがめ" calcext:value-type="string">
            <text:p>みどりがめ</text:p>
          </table:table-cell>
          <table:table-cell table:formula="of:=OFFSET([総当り表.$A$1];0;[.$C105]-1)" office:value-type="string" office:string-value="メガネ戦隊カケルンジャー" calcext:value-type="string">
            <text:p>メガネ戦隊カケルンジャー</text:p>
          </table:table-cell>
          <table:table-cell table:formula="of:=VLOOKUP([.$D105];[レポジトリ名対応.$A$1:.$C$1048576];2;FALSE())" office:value-type="string" office:string-value="yukiimai" calcext:value-type="string">
            <text:p>yukiimai</text:p>
          </table:table-cell>
          <table:table-cell table:formula="of:=VLOOKUP([.$E105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SUMPRODUCT(([総当り表.$A$1:.$Z$100]=[.$A106])*ROW([総当り表.$A$1:.$Z$100]))" office:value-type="float" office:value="11" calcext:value-type="float">
            <text:p>11</text:p>
          </table:table-cell>
          <table:table-cell table:formula="of:=SUMPRODUCT(([総当り表.$A$1:.$Z$100]=[.$A106])*COLUMN([総当り表.$A$1:.$Z$100]))" office:value-type="float" office:value="17" calcext:value-type="float">
            <text:p>17</text:p>
          </table:table-cell>
          <table:table-cell table:formula="of:=OFFSET([総当り表.$A$1];[.$B106]-1;0)" office:value-type="string" office:string-value="みどりがめ" calcext:value-type="string">
            <text:p>みどりがめ</text:p>
          </table:table-cell>
          <table:table-cell table:formula="of:=OFFSET([総当り表.$A$1];0;[.$C106]-1)" office:value-type="string" office:string-value="あーるでぃ" calcext:value-type="string">
            <text:p>あーるでぃ</text:p>
          </table:table-cell>
          <table:table-cell table:formula="of:=VLOOKUP([.$D106];[レポジトリ名対応.$A$1:.$C$1048576];2;FALSE())" office:value-type="string" office:string-value="yukiimai" calcext:value-type="string">
            <text:p>yukiimai</text:p>
          </table:table-cell>
          <table:table-cell table:formula="of:=VLOOKUP([.$E106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SUMPRODUCT(([総当り表.$A$1:.$Z$100]=[.$A107])*ROW([総当り表.$A$1:.$Z$100]))" office:value-type="float" office:value="12" calcext:value-type="float">
            <text:p>12</text:p>
          </table:table-cell>
          <table:table-cell table:formula="of:=SUMPRODUCT(([総当り表.$A$1:.$Z$100]=[.$A107])*COLUMN([総当り表.$A$1:.$Z$100]))" office:value-type="float" office:value="13" calcext:value-type="float">
            <text:p>13</text:p>
          </table:table-cell>
          <table:table-cell table:formula="of:=OFFSET([総当り表.$A$1];[.$B107]-1;0)" office:value-type="string" office:string-value="OnePanaロボット部 team around 30" calcext:value-type="string">
            <text:p>OnePanaロボット部 team around 30</text:p>
          </table:table-cell>
          <table:table-cell table:formula="of:=OFFSET([総当り表.$A$1];0;[.$C107]-1)" office:value-type="string" office:string-value="チームリラックマ" calcext:value-type="string">
            <text:p>チームリラックマ</text:p>
          </table:table-cell>
          <table:table-cell table:formula="of:=VLOOKUP([.$D107];[レポジトリ名対応.$A$1:.$C$1048576];2;FALSE())" office:value-type="string" office:string-value="NguyenDuyhinh" calcext:value-type="string">
            <text:p>NguyenDuyhinh</text:p>
          </table:table-cell>
          <table:table-cell table:formula="of:=VLOOKUP([.$E107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SUMPRODUCT(([総当り表.$A$1:.$Z$100]=[.$A108])*ROW([総当り表.$A$1:.$Z$100]))" office:value-type="float" office:value="12" calcext:value-type="float">
            <text:p>12</text:p>
          </table:table-cell>
          <table:table-cell table:formula="of:=SUMPRODUCT(([総当り表.$A$1:.$Z$100]=[.$A108])*COLUMN([総当り表.$A$1:.$Z$100]))" office:value-type="float" office:value="14" calcext:value-type="float">
            <text:p>14</text:p>
          </table:table-cell>
          <table:table-cell table:formula="of:=OFFSET([総当り表.$A$1];[.$B108]-1;0)" office:value-type="string" office:string-value="OnePanaロボット部 team around 30" calcext:value-type="string">
            <text:p>OnePanaロボット部 team around 30</text:p>
          </table:table-cell>
          <table:table-cell table:formula="of:=OFFSET([総当り表.$A$1];0;[.$C108]-1)" office:value-type="string" office:string-value="まさかやな！" calcext:value-type="string">
            <text:p>まさかやな！</text:p>
          </table:table-cell>
          <table:table-cell table:formula="of:=VLOOKUP([.$D108];[レポジトリ名対応.$A$1:.$C$1048576];2;FALSE())" office:value-type="string" office:string-value="NguyenDuyhinh" calcext:value-type="string">
            <text:p>NguyenDuyhinh</text:p>
          </table:table-cell>
          <table:table-cell table:formula="of:=VLOOKUP([.$E108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SUMPRODUCT(([総当り表.$A$1:.$Z$100]=[.$A109])*ROW([総当り表.$A$1:.$Z$100]))" office:value-type="float" office:value="12" calcext:value-type="float">
            <text:p>12</text:p>
          </table:table-cell>
          <table:table-cell table:formula="of:=SUMPRODUCT(([総当り表.$A$1:.$Z$100]=[.$A109])*COLUMN([総当り表.$A$1:.$Z$100]))" office:value-type="float" office:value="15" calcext:value-type="float">
            <text:p>15</text:p>
          </table:table-cell>
          <table:table-cell table:formula="of:=OFFSET([総当り表.$A$1];[.$B109]-1;0)" office:value-type="string" office:string-value="OnePanaロボット部 team around 30" calcext:value-type="string">
            <text:p>OnePanaロボット部 team around 30</text:p>
          </table:table-cell>
          <table:table-cell table:formula="of:=OFFSET([総当り表.$A$1];0;[.$C109]-1)" office:value-type="string" office:string-value="おもち食べ太郎" calcext:value-type="string">
            <text:p>おもち食べ太郎</text:p>
          </table:table-cell>
          <table:table-cell table:formula="of:=VLOOKUP([.$D109];[レポジトリ名対応.$A$1:.$C$1048576];2;FALSE())" office:value-type="string" office:string-value="NguyenDuyhinh" calcext:value-type="string">
            <text:p>NguyenDuyhinh</text:p>
          </table:table-cell>
          <table:table-cell table:formula="of:=VLOOKUP([.$E109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SUMPRODUCT(([総当り表.$A$1:.$Z$100]=[.$A110])*ROW([総当り表.$A$1:.$Z$100]))" office:value-type="float" office:value="12" calcext:value-type="float">
            <text:p>12</text:p>
          </table:table-cell>
          <table:table-cell table:formula="of:=SUMPRODUCT(([総当り表.$A$1:.$Z$100]=[.$A110])*COLUMN([総当り表.$A$1:.$Z$100]))" office:value-type="float" office:value="16" calcext:value-type="float">
            <text:p>16</text:p>
          </table:table-cell>
          <table:table-cell table:formula="of:=OFFSET([総当り表.$A$1];[.$B110]-1;0)" office:value-type="string" office:string-value="OnePanaロボット部 team around 30" calcext:value-type="string">
            <text:p>OnePanaロボット部 team around 30</text:p>
          </table:table-cell>
          <table:table-cell table:formula="of:=OFFSET([総当り表.$A$1];0;[.$C110]-1)" office:value-type="string" office:string-value="メガネ戦隊カケルンジャー" calcext:value-type="string">
            <text:p>メガネ戦隊カケルンジャー</text:p>
          </table:table-cell>
          <table:table-cell table:formula="of:=VLOOKUP([.$D110];[レポジトリ名対応.$A$1:.$C$1048576];2;FALSE())" office:value-type="string" office:string-value="NguyenDuyhinh" calcext:value-type="string">
            <text:p>NguyenDuyhinh</text:p>
          </table:table-cell>
          <table:table-cell table:formula="of:=VLOOKUP([.$E110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SUMPRODUCT(([総当り表.$A$1:.$Z$100]=[.$A111])*ROW([総当り表.$A$1:.$Z$100]))" office:value-type="float" office:value="12" calcext:value-type="float">
            <text:p>12</text:p>
          </table:table-cell>
          <table:table-cell table:formula="of:=SUMPRODUCT(([総当り表.$A$1:.$Z$100]=[.$A111])*COLUMN([総当り表.$A$1:.$Z$100]))" office:value-type="float" office:value="17" calcext:value-type="float">
            <text:p>17</text:p>
          </table:table-cell>
          <table:table-cell table:formula="of:=OFFSET([総当り表.$A$1];[.$B111]-1;0)" office:value-type="string" office:string-value="OnePanaロボット部 team around 30" calcext:value-type="string">
            <text:p>OnePanaロボット部 team around 30</text:p>
          </table:table-cell>
          <table:table-cell table:formula="of:=OFFSET([総当り表.$A$1];0;[.$C111]-1)" office:value-type="string" office:string-value="あーるでぃ" calcext:value-type="string">
            <text:p>あーるでぃ</text:p>
          </table:table-cell>
          <table:table-cell table:formula="of:=VLOOKUP([.$D111];[レポジトリ名対応.$A$1:.$C$1048576];2;FALSE())" office:value-type="string" office:string-value="NguyenDuyhinh" calcext:value-type="string">
            <text:p>NguyenDuyhinh</text:p>
          </table:table-cell>
          <table:table-cell table:formula="of:=VLOOKUP([.$E111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SUMPRODUCT(([総当り表.$A$1:.$Z$100]=[.$A112])*ROW([総当り表.$A$1:.$Z$100]))" office:value-type="float" office:value="13" calcext:value-type="float">
            <text:p>13</text:p>
          </table:table-cell>
          <table:table-cell table:formula="of:=SUMPRODUCT(([総当り表.$A$1:.$Z$100]=[.$A112])*COLUMN([総当り表.$A$1:.$Z$100]))" office:value-type="float" office:value="14" calcext:value-type="float">
            <text:p>14</text:p>
          </table:table-cell>
          <table:table-cell table:formula="of:=OFFSET([総当り表.$A$1];[.$B112]-1;0)" office:value-type="string" office:string-value="チームリラックマ" calcext:value-type="string">
            <text:p>チームリラックマ</text:p>
          </table:table-cell>
          <table:table-cell table:formula="of:=OFFSET([総当り表.$A$1];0;[.$C112]-1)" office:value-type="string" office:string-value="まさかやな！" calcext:value-type="string">
            <text:p>まさかやな！</text:p>
          </table:table-cell>
          <table:table-cell table:formula="of:=VLOOKUP([.$D112];[レポジトリ名対応.$A$1:.$C$1048576];2;FALSE())" office:value-type="string" office:string-value="safubuki" calcext:value-type="string">
            <text:p>safubuki</text:p>
          </table:table-cell>
          <table:table-cell table:formula="of:=VLOOKUP([.$E112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SUMPRODUCT(([総当り表.$A$1:.$Z$100]=[.$A113])*ROW([総当り表.$A$1:.$Z$100]))" office:value-type="float" office:value="13" calcext:value-type="float">
            <text:p>13</text:p>
          </table:table-cell>
          <table:table-cell table:formula="of:=SUMPRODUCT(([総当り表.$A$1:.$Z$100]=[.$A113])*COLUMN([総当り表.$A$1:.$Z$100]))" office:value-type="float" office:value="15" calcext:value-type="float">
            <text:p>15</text:p>
          </table:table-cell>
          <table:table-cell table:formula="of:=OFFSET([総当り表.$A$1];[.$B113]-1;0)" office:value-type="string" office:string-value="チームリラックマ" calcext:value-type="string">
            <text:p>チームリラックマ</text:p>
          </table:table-cell>
          <table:table-cell table:formula="of:=OFFSET([総当り表.$A$1];0;[.$C113]-1)" office:value-type="string" office:string-value="おもち食べ太郎" calcext:value-type="string">
            <text:p>おもち食べ太郎</text:p>
          </table:table-cell>
          <table:table-cell table:formula="of:=VLOOKUP([.$D113];[レポジトリ名対応.$A$1:.$C$1048576];2;FALSE())" office:value-type="string" office:string-value="safubuki" calcext:value-type="string">
            <text:p>safubuki</text:p>
          </table:table-cell>
          <table:table-cell table:formula="of:=VLOOKUP([.$E113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SUMPRODUCT(([総当り表.$A$1:.$Z$100]=[.$A114])*ROW([総当り表.$A$1:.$Z$100]))" office:value-type="float" office:value="13" calcext:value-type="float">
            <text:p>13</text:p>
          </table:table-cell>
          <table:table-cell table:formula="of:=SUMPRODUCT(([総当り表.$A$1:.$Z$100]=[.$A114])*COLUMN([総当り表.$A$1:.$Z$100]))" office:value-type="float" office:value="16" calcext:value-type="float">
            <text:p>16</text:p>
          </table:table-cell>
          <table:table-cell table:formula="of:=OFFSET([総当り表.$A$1];[.$B114]-1;0)" office:value-type="string" office:string-value="チームリラックマ" calcext:value-type="string">
            <text:p>チームリラックマ</text:p>
          </table:table-cell>
          <table:table-cell table:formula="of:=OFFSET([総当り表.$A$1];0;[.$C114]-1)" office:value-type="string" office:string-value="メガネ戦隊カケルンジャー" calcext:value-type="string">
            <text:p>メガネ戦隊カケルンジャー</text:p>
          </table:table-cell>
          <table:table-cell table:formula="of:=VLOOKUP([.$D114];[レポジトリ名対応.$A$1:.$C$1048576];2;FALSE())" office:value-type="string" office:string-value="safubuki" calcext:value-type="string">
            <text:p>safubuki</text:p>
          </table:table-cell>
          <table:table-cell table:formula="of:=VLOOKUP([.$E114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SUMPRODUCT(([総当り表.$A$1:.$Z$100]=[.$A115])*ROW([総当り表.$A$1:.$Z$100]))" office:value-type="float" office:value="13" calcext:value-type="float">
            <text:p>13</text:p>
          </table:table-cell>
          <table:table-cell table:formula="of:=SUMPRODUCT(([総当り表.$A$1:.$Z$100]=[.$A115])*COLUMN([総当り表.$A$1:.$Z$100]))" office:value-type="float" office:value="17" calcext:value-type="float">
            <text:p>17</text:p>
          </table:table-cell>
          <table:table-cell table:formula="of:=OFFSET([総当り表.$A$1];[.$B115]-1;0)" office:value-type="string" office:string-value="チームリラックマ" calcext:value-type="string">
            <text:p>チームリラックマ</text:p>
          </table:table-cell>
          <table:table-cell table:formula="of:=OFFSET([総当り表.$A$1];0;[.$C115]-1)" office:value-type="string" office:string-value="あーるでぃ" calcext:value-type="string">
            <text:p>あーるでぃ</text:p>
          </table:table-cell>
          <table:table-cell table:formula="of:=VLOOKUP([.$D115];[レポジトリ名対応.$A$1:.$C$1048576];2;FALSE())" office:value-type="string" office:string-value="safubuki" calcext:value-type="string">
            <text:p>safubuki</text:p>
          </table:table-cell>
          <table:table-cell table:formula="of:=VLOOKUP([.$E115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SUMPRODUCT(([総当り表.$A$1:.$Z$100]=[.$A116])*ROW([総当り表.$A$1:.$Z$100]))" office:value-type="float" office:value="14" calcext:value-type="float">
            <text:p>14</text:p>
          </table:table-cell>
          <table:table-cell table:formula="of:=SUMPRODUCT(([総当り表.$A$1:.$Z$100]=[.$A116])*COLUMN([総当り表.$A$1:.$Z$100]))" office:value-type="float" office:value="15" calcext:value-type="float">
            <text:p>15</text:p>
          </table:table-cell>
          <table:table-cell table:formula="of:=OFFSET([総当り表.$A$1];[.$B116]-1;0)" office:value-type="string" office:string-value="まさかやな！" calcext:value-type="string">
            <text:p>まさかやな！</text:p>
          </table:table-cell>
          <table:table-cell table:formula="of:=OFFSET([総当り表.$A$1];0;[.$C116]-1)" office:value-type="string" office:string-value="おもち食べ太郎" calcext:value-type="string">
            <text:p>おもち食べ太郎</text:p>
          </table:table-cell>
          <table:table-cell table:formula="of:=VLOOKUP([.$D116];[レポジトリ名対応.$A$1:.$C$1048576];2;FALSE())" office:value-type="string" office:string-value="masakayana" calcext:value-type="string">
            <text:p>masakayana</text:p>
          </table:table-cell>
          <table:table-cell table:formula="of:=VLOOKUP([.$E116];[レポジトリ名対応.$A$1:.$C$1048576];2;FALSE())" office:value-type="string" office:string-value="dashimaki360" calcext:value-type="string">
            <text:p>dashimaki36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SUMPRODUCT(([総当り表.$A$1:.$Z$100]=[.$A117])*ROW([総当り表.$A$1:.$Z$100]))" office:value-type="float" office:value="14" calcext:value-type="float">
            <text:p>14</text:p>
          </table:table-cell>
          <table:table-cell table:formula="of:=SUMPRODUCT(([総当り表.$A$1:.$Z$100]=[.$A117])*COLUMN([総当り表.$A$1:.$Z$100]))" office:value-type="float" office:value="16" calcext:value-type="float">
            <text:p>16</text:p>
          </table:table-cell>
          <table:table-cell table:formula="of:=OFFSET([総当り表.$A$1];[.$B117]-1;0)" office:value-type="string" office:string-value="まさかやな！" calcext:value-type="string">
            <text:p>まさかやな！</text:p>
          </table:table-cell>
          <table:table-cell table:formula="of:=OFFSET([総当り表.$A$1];0;[.$C117]-1)" office:value-type="string" office:string-value="メガネ戦隊カケルンジャー" calcext:value-type="string">
            <text:p>メガネ戦隊カケルンジャー</text:p>
          </table:table-cell>
          <table:table-cell table:formula="of:=VLOOKUP([.$D117];[レポジトリ名対応.$A$1:.$C$1048576];2;FALSE())" office:value-type="string" office:string-value="masakayana" calcext:value-type="string">
            <text:p>masakayana</text:p>
          </table:table-cell>
          <table:table-cell table:formula="of:=VLOOKUP([.$E117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SUMPRODUCT(([総当り表.$A$1:.$Z$100]=[.$A118])*ROW([総当り表.$A$1:.$Z$100]))" office:value-type="float" office:value="14" calcext:value-type="float">
            <text:p>14</text:p>
          </table:table-cell>
          <table:table-cell table:formula="of:=SUMPRODUCT(([総当り表.$A$1:.$Z$100]=[.$A118])*COLUMN([総当り表.$A$1:.$Z$100]))" office:value-type="float" office:value="17" calcext:value-type="float">
            <text:p>17</text:p>
          </table:table-cell>
          <table:table-cell table:formula="of:=OFFSET([総当り表.$A$1];[.$B118]-1;0)" office:value-type="string" office:string-value="まさかやな！" calcext:value-type="string">
            <text:p>まさかやな！</text:p>
          </table:table-cell>
          <table:table-cell table:formula="of:=OFFSET([総当り表.$A$1];0;[.$C118]-1)" office:value-type="string" office:string-value="あーるでぃ" calcext:value-type="string">
            <text:p>あーるでぃ</text:p>
          </table:table-cell>
          <table:table-cell table:formula="of:=VLOOKUP([.$D118];[レポジトリ名対応.$A$1:.$C$1048576];2;FALSE())" office:value-type="string" office:string-value="masakayana" calcext:value-type="string">
            <text:p>masakayana</text:p>
          </table:table-cell>
          <table:table-cell table:formula="of:=VLOOKUP([.$E118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SUMPRODUCT(([総当り表.$A$1:.$Z$100]=[.$A119])*ROW([総当り表.$A$1:.$Z$100]))" office:value-type="float" office:value="15" calcext:value-type="float">
            <text:p>15</text:p>
          </table:table-cell>
          <table:table-cell table:formula="of:=SUMPRODUCT(([総当り表.$A$1:.$Z$100]=[.$A119])*COLUMN([総当り表.$A$1:.$Z$100]))" office:value-type="float" office:value="16" calcext:value-type="float">
            <text:p>16</text:p>
          </table:table-cell>
          <table:table-cell table:formula="of:=OFFSET([総当り表.$A$1];[.$B119]-1;0)" office:value-type="string" office:string-value="おもち食べ太郎" calcext:value-type="string">
            <text:p>おもち食べ太郎</text:p>
          </table:table-cell>
          <table:table-cell table:formula="of:=OFFSET([総当り表.$A$1];0;[.$C119]-1)" office:value-type="string" office:string-value="メガネ戦隊カケルンジャー" calcext:value-type="string">
            <text:p>メガネ戦隊カケルンジャー</text:p>
          </table:table-cell>
          <table:table-cell table:formula="of:=VLOOKUP([.$D119];[レポジトリ名対応.$A$1:.$C$1048576];2;FALSE())" office:value-type="string" office:string-value="dashimaki360" calcext:value-type="string">
            <text:p>dashimaki360</text:p>
          </table:table-cell>
          <table:table-cell table:formula="of:=VLOOKUP([.$E119];[レポジトリ名対応.$A$1:.$C$1048576];2;FALSE())" office:value-type="string" office:string-value="TsukasaTaniguchi" calcext:value-type="string">
            <text:p>TsukasaTaniguchi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SUMPRODUCT(([総当り表.$A$1:.$Z$100]=[.$A120])*ROW([総当り表.$A$1:.$Z$100]))" office:value-type="float" office:value="15" calcext:value-type="float">
            <text:p>15</text:p>
          </table:table-cell>
          <table:table-cell table:formula="of:=SUMPRODUCT(([総当り表.$A$1:.$Z$100]=[.$A120])*COLUMN([総当り表.$A$1:.$Z$100]))" office:value-type="float" office:value="17" calcext:value-type="float">
            <text:p>17</text:p>
          </table:table-cell>
          <table:table-cell table:formula="of:=OFFSET([総当り表.$A$1];[.$B120]-1;0)" office:value-type="string" office:string-value="おもち食べ太郎" calcext:value-type="string">
            <text:p>おもち食べ太郎</text:p>
          </table:table-cell>
          <table:table-cell table:formula="of:=OFFSET([総当り表.$A$1];0;[.$C120]-1)" office:value-type="string" office:string-value="あーるでぃ" calcext:value-type="string">
            <text:p>あーるでぃ</text:p>
          </table:table-cell>
          <table:table-cell table:formula="of:=VLOOKUP([.$D120];[レポジトリ名対応.$A$1:.$C$1048576];2;FALSE())" office:value-type="string" office:string-value="dashimaki360" calcext:value-type="string">
            <text:p>dashimaki360</text:p>
          </table:table-cell>
          <table:table-cell table:formula="of:=VLOOKUP([.$E120];[レポジトリ名対応.$A$1:.$C$1048576];2;FALSE())" office:value-type="string" office:string-value="ttyama" calcext:value-type="string">
            <text:p>ttyama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SUMPRODUCT(([総当り表.$A$1:.$Z$100]=[.$A121])*ROW([総当り表.$A$1:.$Z$100]))" office:value-type="float" office:value="16" calcext:value-type="float">
            <text:p>16</text:p>
          </table:table-cell>
          <table:table-cell table:formula="of:=SUMPRODUCT(([総当り表.$A$1:.$Z$100]=[.$A121])*COLUMN([総当り表.$A$1:.$Z$100]))" office:value-type="float" office:value="17" calcext:value-type="float">
            <text:p>17</text:p>
          </table:table-cell>
          <table:table-cell table:formula="of:=OFFSET([総当り表.$A$1];[.$B121]-1;0)" office:value-type="string" office:string-value="メガネ戦隊カケルンジャー" calcext:value-type="string">
            <text:p>メガネ戦隊カケルンジャー</text:p>
          </table:table-cell>
          <table:table-cell table:formula="of:=OFFSET([総当り表.$A$1];0;[.$C121]-1)" office:value-type="string" office:string-value="あーるでぃ" calcext:value-type="string">
            <text:p>あーるでぃ</text:p>
          </table:table-cell>
          <table:table-cell table:formula="of:=VLOOKUP([.$D121];[レポジトリ名対応.$A$1:.$C$1048576];2;FALSE())" office:value-type="string" office:string-value="TsukasaTaniguchi" calcext:value-type="string">
            <text:p>TsukasaTaniguchi</text:p>
          </table:table-cell>
          <table:table-cell table:formula="of:=VLOOKUP([.$E121];[レポジトリ名対応.$A$1:.$C$1048576];2;FALSE())" office:value-type="string" office:string-value="ttyama" calcext:value-type="string">
            <text:p>ttyama</text:p>
          </table:table-cell>
        </table:table-row>
      </table:table>
      <table:table table:name="match_list.csv" table:style-name="ta1">
        <table:table-column table:style-name="co1" table:number-columns-repeated="2" table:default-cell-style-name="Default"/>
        <table:table-row table:style-name="ro3">
          <table:table-cell table:formula="of:=IF(ISERR([対戦表.F2]);&quot;&quot;;IF(ISBLANK([対戦表.F2]);&quot;&quot;;[対戦表.F2]))" office:value-type="string" office:string-value="seigot" calcext:value-type="string">
            <text:p>seigot</text:p>
          </table:table-cell>
          <table:table-cell table:formula="of:=IF(ISERR([対戦表.G2]);&quot;&quot;;IF(ISBLANK([対戦表.G2]);&quot;&quot;;[対戦表.G2]))" office:value-type="string" office:string-value="ponpokotanuki-san" calcext:value-type="string">
            <text:p>ponpokotanuki-san</text:p>
          </table:table-cell>
        </table:table-row>
        <table:table-row table:style-name="ro3">
          <table:table-cell table:formula="of:=IF(ISERR([対戦表.F3]);&quot;&quot;;IF(ISBLANK([対戦表.F3]);&quot;&quot;;[対戦表.F3]))" office:value-type="string" office:string-value="seigot" calcext:value-type="string">
            <text:p>seigot</text:p>
          </table:table-cell>
          <table:table-cell table:formula="of:=IF(ISERR([対戦表.G3]);&quot;&quot;;IF(ISBLANK([対戦表.G3]);&quot;&quot;;[対戦表.G3]))" office:value-type="string" office:string-value="shinjimp3" calcext:value-type="string">
            <text:p>shinjimp3</text:p>
          </table:table-cell>
        </table:table-row>
        <table:table-row table:style-name="ro3">
          <table:table-cell table:formula="of:=IF(ISERR([対戦表.F4]);&quot;&quot;;IF(ISBLANK([対戦表.F4]);&quot;&quot;;[対戦表.F4]))" office:value-type="string" office:string-value="seigot" calcext:value-type="string">
            <text:p>seigot</text:p>
          </table:table-cell>
          <table:table-cell table:formula="of:=IF(ISERR([対戦表.G4]);&quot;&quot;;IF(ISBLANK([対戦表.G4]);&quot;&quot;;[対戦表.G4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5]);&quot;&quot;;IF(ISBLANK([対戦表.F5]);&quot;&quot;;[対戦表.F5]))" office:value-type="string" office:string-value="seigot" calcext:value-type="string">
            <text:p>seigot</text:p>
          </table:table-cell>
          <table:table-cell table:formula="of:=IF(ISERR([対戦表.G5]);&quot;&quot;;IF(ISBLANK([対戦表.G5]);&quot;&quot;;[対戦表.G5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6]);&quot;&quot;;IF(ISBLANK([対戦表.F6]);&quot;&quot;;[対戦表.F6]))" office:value-type="string" office:string-value="seigot" calcext:value-type="string">
            <text:p>seigot</text:p>
          </table:table-cell>
          <table:table-cell table:formula="of:=IF(ISERR([対戦表.G6]);&quot;&quot;;IF(ISBLANK([対戦表.G6]);&quot;&quot;;[対戦表.G6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7]);&quot;&quot;;IF(ISBLANK([対戦表.F7]);&quot;&quot;;[対戦表.F7]))" office:value-type="string" office:string-value="seigot" calcext:value-type="string">
            <text:p>seigot</text:p>
          </table:table-cell>
          <table:table-cell table:formula="of:=IF(ISERR([対戦表.G7]);&quot;&quot;;IF(ISBLANK([対戦表.G7]);&quot;&quot;;[対戦表.G7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8]);&quot;&quot;;IF(ISBLANK([対戦表.F8]);&quot;&quot;;[対戦表.F8]))" office:value-type="string" office:string-value="seigot" calcext:value-type="string">
            <text:p>seigot</text:p>
          </table:table-cell>
          <table:table-cell table:formula="of:=IF(ISERR([対戦表.G8]);&quot;&quot;;IF(ISBLANK([対戦表.G8]);&quot;&quot;;[対戦表.G8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9]);&quot;&quot;;IF(ISBLANK([対戦表.F9]);&quot;&quot;;[対戦表.F9]))" office:value-type="string" office:string-value="seigot" calcext:value-type="string">
            <text:p>seigot</text:p>
          </table:table-cell>
          <table:table-cell table:formula="of:=IF(ISERR([対戦表.G9]);&quot;&quot;;IF(ISBLANK([対戦表.G9]);&quot;&quot;;[対戦表.G9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10]);&quot;&quot;;IF(ISBLANK([対戦表.F10]);&quot;&quot;;[対戦表.F10]))" office:value-type="string" office:string-value="seigot" calcext:value-type="string">
            <text:p>seigot</text:p>
          </table:table-cell>
          <table:table-cell table:formula="of:=IF(ISERR([対戦表.G10]);&quot;&quot;;IF(ISBLANK([対戦表.G10]);&quot;&quot;;[対戦表.G1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11]);&quot;&quot;;IF(ISBLANK([対戦表.F11]);&quot;&quot;;[対戦表.F11]))" office:value-type="string" office:string-value="seigot" calcext:value-type="string">
            <text:p>seigot</text:p>
          </table:table-cell>
          <table:table-cell table:formula="of:=IF(ISERR([対戦表.G11]);&quot;&quot;;IF(ISBLANK([対戦表.G11]);&quot;&quot;;[対戦表.G1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12]);&quot;&quot;;IF(ISBLANK([対戦表.F12]);&quot;&quot;;[対戦表.F12]))" office:value-type="string" office:string-value="seigot" calcext:value-type="string">
            <text:p>seigot</text:p>
          </table:table-cell>
          <table:table-cell table:formula="of:=IF(ISERR([対戦表.G12]);&quot;&quot;;IF(ISBLANK([対戦表.G12]);&quot;&quot;;[対戦表.G12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13]);&quot;&quot;;IF(ISBLANK([対戦表.F13]);&quot;&quot;;[対戦表.F13]))" office:value-type="string" office:string-value="seigot" calcext:value-type="string">
            <text:p>seigot</text:p>
          </table:table-cell>
          <table:table-cell table:formula="of:=IF(ISERR([対戦表.G13]);&quot;&quot;;IF(ISBLANK([対戦表.G13]);&quot;&quot;;[対戦表.G13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14]);&quot;&quot;;IF(ISBLANK([対戦表.F14]);&quot;&quot;;[対戦表.F14]))" office:value-type="string" office:string-value="seigot" calcext:value-type="string">
            <text:p>seigot</text:p>
          </table:table-cell>
          <table:table-cell table:formula="of:=IF(ISERR([対戦表.G14]);&quot;&quot;;IF(ISBLANK([対戦表.G14]);&quot;&quot;;[対戦表.G14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15]);&quot;&quot;;IF(ISBLANK([対戦表.F15]);&quot;&quot;;[対戦表.F15]))" office:value-type="string" office:string-value="seigot" calcext:value-type="string">
            <text:p>seigot</text:p>
          </table:table-cell>
          <table:table-cell table:formula="of:=IF(ISERR([対戦表.G15]);&quot;&quot;;IF(ISBLANK([対戦表.G15]);&quot;&quot;;[対戦表.G15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16]);&quot;&quot;;IF(ISBLANK([対戦表.F16]);&quot;&quot;;[対戦表.F16]))" office:value-type="string" office:string-value="seigot" calcext:value-type="string">
            <text:p>seigot</text:p>
          </table:table-cell>
          <table:table-cell table:formula="of:=IF(ISERR([対戦表.G16]);&quot;&quot;;IF(ISBLANK([対戦表.G16]);&quot;&quot;;[対戦表.G16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17]);&quot;&quot;;IF(ISBLANK([対戦表.F17]);&quot;&quot;;[対戦表.F17]))" office:value-type="string" office:string-value="ponpokotanuki-san" calcext:value-type="string">
            <text:p>ponpokotanuki-san</text:p>
          </table:table-cell>
          <table:table-cell table:formula="of:=IF(ISERR([対戦表.G17]);&quot;&quot;;IF(ISBLANK([対戦表.G17]);&quot;&quot;;[対戦表.G17]))" office:value-type="string" office:string-value="shinjimp3" calcext:value-type="string">
            <text:p>shinjimp3</text:p>
          </table:table-cell>
        </table:table-row>
        <table:table-row table:style-name="ro3">
          <table:table-cell table:formula="of:=IF(ISERR([対戦表.F18]);&quot;&quot;;IF(ISBLANK([対戦表.F18]);&quot;&quot;;[対戦表.F18]))" office:value-type="string" office:string-value="ponpokotanuki-san" calcext:value-type="string">
            <text:p>ponpokotanuki-san</text:p>
          </table:table-cell>
          <table:table-cell table:formula="of:=IF(ISERR([対戦表.G18]);&quot;&quot;;IF(ISBLANK([対戦表.G18]);&quot;&quot;;[対戦表.G18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19]);&quot;&quot;;IF(ISBLANK([対戦表.F19]);&quot;&quot;;[対戦表.F19]))" office:value-type="string" office:string-value="ponpokotanuki-san" calcext:value-type="string">
            <text:p>ponpokotanuki-san</text:p>
          </table:table-cell>
          <table:table-cell table:formula="of:=IF(ISERR([対戦表.G19]);&quot;&quot;;IF(ISBLANK([対戦表.G19]);&quot;&quot;;[対戦表.G19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20]);&quot;&quot;;IF(ISBLANK([対戦表.F20]);&quot;&quot;;[対戦表.F20]))" office:value-type="string" office:string-value="ponpokotanuki-san" calcext:value-type="string">
            <text:p>ponpokotanuki-san</text:p>
          </table:table-cell>
          <table:table-cell table:formula="of:=IF(ISERR([対戦表.G20]);&quot;&quot;;IF(ISBLANK([対戦表.G20]);&quot;&quot;;[対戦表.G20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21]);&quot;&quot;;IF(ISBLANK([対戦表.F21]);&quot;&quot;;[対戦表.F21]))" office:value-type="string" office:string-value="ponpokotanuki-san" calcext:value-type="string">
            <text:p>ponpokotanuki-san</text:p>
          </table:table-cell>
          <table:table-cell table:formula="of:=IF(ISERR([対戦表.G21]);&quot;&quot;;IF(ISBLANK([対戦表.G21]);&quot;&quot;;[対戦表.G21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22]);&quot;&quot;;IF(ISBLANK([対戦表.F22]);&quot;&quot;;[対戦表.F22]))" office:value-type="string" office:string-value="ponpokotanuki-san" calcext:value-type="string">
            <text:p>ponpokotanuki-san</text:p>
          </table:table-cell>
          <table:table-cell table:formula="of:=IF(ISERR([対戦表.G22]);&quot;&quot;;IF(ISBLANK([対戦表.G22]);&quot;&quot;;[対戦表.G22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23]);&quot;&quot;;IF(ISBLANK([対戦表.F23]);&quot;&quot;;[対戦表.F23]))" office:value-type="string" office:string-value="ponpokotanuki-san" calcext:value-type="string">
            <text:p>ponpokotanuki-san</text:p>
          </table:table-cell>
          <table:table-cell table:formula="of:=IF(ISERR([対戦表.G23]);&quot;&quot;;IF(ISBLANK([対戦表.G23]);&quot;&quot;;[対戦表.G23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24]);&quot;&quot;;IF(ISBLANK([対戦表.F24]);&quot;&quot;;[対戦表.F24]))" office:value-type="string" office:string-value="ponpokotanuki-san" calcext:value-type="string">
            <text:p>ponpokotanuki-san</text:p>
          </table:table-cell>
          <table:table-cell table:formula="of:=IF(ISERR([対戦表.G24]);&quot;&quot;;IF(ISBLANK([対戦表.G24]);&quot;&quot;;[対戦表.G24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25]);&quot;&quot;;IF(ISBLANK([対戦表.F25]);&quot;&quot;;[対戦表.F25]))" office:value-type="string" office:string-value="ponpokotanuki-san" calcext:value-type="string">
            <text:p>ponpokotanuki-san</text:p>
          </table:table-cell>
          <table:table-cell table:formula="of:=IF(ISERR([対戦表.G25]);&quot;&quot;;IF(ISBLANK([対戦表.G25]);&quot;&quot;;[対戦表.G25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26]);&quot;&quot;;IF(ISBLANK([対戦表.F26]);&quot;&quot;;[対戦表.F26]))" office:value-type="string" office:string-value="ponpokotanuki-san" calcext:value-type="string">
            <text:p>ponpokotanuki-san</text:p>
          </table:table-cell>
          <table:table-cell table:formula="of:=IF(ISERR([対戦表.G26]);&quot;&quot;;IF(ISBLANK([対戦表.G26]);&quot;&quot;;[対戦表.G26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27]);&quot;&quot;;IF(ISBLANK([対戦表.F27]);&quot;&quot;;[対戦表.F27]))" office:value-type="string" office:string-value="ponpokotanuki-san" calcext:value-type="string">
            <text:p>ponpokotanuki-san</text:p>
          </table:table-cell>
          <table:table-cell table:formula="of:=IF(ISERR([対戦表.G27]);&quot;&quot;;IF(ISBLANK([対戦表.G27]);&quot;&quot;;[対戦表.G27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28]);&quot;&quot;;IF(ISBLANK([対戦表.F28]);&quot;&quot;;[対戦表.F28]))" office:value-type="string" office:string-value="ponpokotanuki-san" calcext:value-type="string">
            <text:p>ponpokotanuki-san</text:p>
          </table:table-cell>
          <table:table-cell table:formula="of:=IF(ISERR([対戦表.G28]);&quot;&quot;;IF(ISBLANK([対戦表.G28]);&quot;&quot;;[対戦表.G28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29]);&quot;&quot;;IF(ISBLANK([対戦表.F29]);&quot;&quot;;[対戦表.F29]))" office:value-type="string" office:string-value="ponpokotanuki-san" calcext:value-type="string">
            <text:p>ponpokotanuki-san</text:p>
          </table:table-cell>
          <table:table-cell table:formula="of:=IF(ISERR([対戦表.G29]);&quot;&quot;;IF(ISBLANK([対戦表.G29]);&quot;&quot;;[対戦表.G29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30]);&quot;&quot;;IF(ISBLANK([対戦表.F30]);&quot;&quot;;[対戦表.F30]))" office:value-type="string" office:string-value="ponpokotanuki-san" calcext:value-type="string">
            <text:p>ponpokotanuki-san</text:p>
          </table:table-cell>
          <table:table-cell table:formula="of:=IF(ISERR([対戦表.G30]);&quot;&quot;;IF(ISBLANK([対戦表.G30]);&quot;&quot;;[対戦表.G30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31]);&quot;&quot;;IF(ISBLANK([対戦表.F31]);&quot;&quot;;[対戦表.F31]))" office:value-type="string" office:string-value="shinjimp3" calcext:value-type="string">
            <text:p>shinjimp3</text:p>
          </table:table-cell>
          <table:table-cell table:formula="of:=IF(ISERR([対戦表.G31]);&quot;&quot;;IF(ISBLANK([対戦表.G31]);&quot;&quot;;[対戦表.G31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32]);&quot;&quot;;IF(ISBLANK([対戦表.F32]);&quot;&quot;;[対戦表.F32]))" office:value-type="string" office:string-value="shinjimp3" calcext:value-type="string">
            <text:p>shinjimp3</text:p>
          </table:table-cell>
          <table:table-cell table:formula="of:=IF(ISERR([対戦表.G32]);&quot;&quot;;IF(ISBLANK([対戦表.G32]);&quot;&quot;;[対戦表.G32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33]);&quot;&quot;;IF(ISBLANK([対戦表.F33]);&quot;&quot;;[対戦表.F33]))" office:value-type="string" office:string-value="shinjimp3" calcext:value-type="string">
            <text:p>shinjimp3</text:p>
          </table:table-cell>
          <table:table-cell table:formula="of:=IF(ISERR([対戦表.G33]);&quot;&quot;;IF(ISBLANK([対戦表.G33]);&quot;&quot;;[対戦表.G33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34]);&quot;&quot;;IF(ISBLANK([対戦表.F34]);&quot;&quot;;[対戦表.F34]))" office:value-type="string" office:string-value="shinjimp3" calcext:value-type="string">
            <text:p>shinjimp3</text:p>
          </table:table-cell>
          <table:table-cell table:formula="of:=IF(ISERR([対戦表.G34]);&quot;&quot;;IF(ISBLANK([対戦表.G34]);&quot;&quot;;[対戦表.G34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35]);&quot;&quot;;IF(ISBLANK([対戦表.F35]);&quot;&quot;;[対戦表.F35]))" office:value-type="string" office:string-value="shinjimp3" calcext:value-type="string">
            <text:p>shinjimp3</text:p>
          </table:table-cell>
          <table:table-cell table:formula="of:=IF(ISERR([対戦表.G35]);&quot;&quot;;IF(ISBLANK([対戦表.G35]);&quot;&quot;;[対戦表.G35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36]);&quot;&quot;;IF(ISBLANK([対戦表.F36]);&quot;&quot;;[対戦表.F36]))" office:value-type="string" office:string-value="shinjimp3" calcext:value-type="string">
            <text:p>shinjimp3</text:p>
          </table:table-cell>
          <table:table-cell table:formula="of:=IF(ISERR([対戦表.G36]);&quot;&quot;;IF(ISBLANK([対戦表.G36]);&quot;&quot;;[対戦表.G36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37]);&quot;&quot;;IF(ISBLANK([対戦表.F37]);&quot;&quot;;[対戦表.F37]))" office:value-type="string" office:string-value="shinjimp3" calcext:value-type="string">
            <text:p>shinjimp3</text:p>
          </table:table-cell>
          <table:table-cell table:formula="of:=IF(ISERR([対戦表.G37]);&quot;&quot;;IF(ISBLANK([対戦表.G37]);&quot;&quot;;[対戦表.G37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38]);&quot;&quot;;IF(ISBLANK([対戦表.F38]);&quot;&quot;;[対戦表.F38]))" office:value-type="string" office:string-value="shinjimp3" calcext:value-type="string">
            <text:p>shinjimp3</text:p>
          </table:table-cell>
          <table:table-cell table:formula="of:=IF(ISERR([対戦表.G38]);&quot;&quot;;IF(ISBLANK([対戦表.G38]);&quot;&quot;;[対戦表.G38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39]);&quot;&quot;;IF(ISBLANK([対戦表.F39]);&quot;&quot;;[対戦表.F39]))" office:value-type="string" office:string-value="shinjimp3" calcext:value-type="string">
            <text:p>shinjimp3</text:p>
          </table:table-cell>
          <table:table-cell table:formula="of:=IF(ISERR([対戦表.G39]);&quot;&quot;;IF(ISBLANK([対戦表.G39]);&quot;&quot;;[対戦表.G39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40]);&quot;&quot;;IF(ISBLANK([対戦表.F40]);&quot;&quot;;[対戦表.F40]))" office:value-type="string" office:string-value="shinjimp3" calcext:value-type="string">
            <text:p>shinjimp3</text:p>
          </table:table-cell>
          <table:table-cell table:formula="of:=IF(ISERR([対戦表.G40]);&quot;&quot;;IF(ISBLANK([対戦表.G40]);&quot;&quot;;[対戦表.G40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41]);&quot;&quot;;IF(ISBLANK([対戦表.F41]);&quot;&quot;;[対戦表.F41]))" office:value-type="string" office:string-value="shinjimp3" calcext:value-type="string">
            <text:p>shinjimp3</text:p>
          </table:table-cell>
          <table:table-cell table:formula="of:=IF(ISERR([対戦表.G41]);&quot;&quot;;IF(ISBLANK([対戦表.G41]);&quot;&quot;;[対戦表.G41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42]);&quot;&quot;;IF(ISBLANK([対戦表.F42]);&quot;&quot;;[対戦表.F42]))" office:value-type="string" office:string-value="shinjimp3" calcext:value-type="string">
            <text:p>shinjimp3</text:p>
          </table:table-cell>
          <table:table-cell table:formula="of:=IF(ISERR([対戦表.G42]);&quot;&quot;;IF(ISBLANK([対戦表.G42]);&quot;&quot;;[対戦表.G42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43]);&quot;&quot;;IF(ISBLANK([対戦表.F43]);&quot;&quot;;[対戦表.F43]))" office:value-type="string" office:string-value="shinjimp3" calcext:value-type="string">
            <text:p>shinjimp3</text:p>
          </table:table-cell>
          <table:table-cell table:formula="of:=IF(ISERR([対戦表.G43]);&quot;&quot;;IF(ISBLANK([対戦表.G43]);&quot;&quot;;[対戦表.G43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44]);&quot;&quot;;IF(ISBLANK([対戦表.F44]);&quot;&quot;;[対戦表.F44]))" office:value-type="string" office:string-value="Yoshihama0901" calcext:value-type="string">
            <text:p>Yoshihama0901</text:p>
          </table:table-cell>
          <table:table-cell table:formula="of:=IF(ISERR([対戦表.G44]);&quot;&quot;;IF(ISBLANK([対戦表.G44]);&quot;&quot;;[対戦表.G44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45]);&quot;&quot;;IF(ISBLANK([対戦表.F45]);&quot;&quot;;[対戦表.F45]))" office:value-type="string" office:string-value="Yoshihama0901" calcext:value-type="string">
            <text:p>Yoshihama0901</text:p>
          </table:table-cell>
          <table:table-cell table:formula="of:=IF(ISERR([対戦表.G45]);&quot;&quot;;IF(ISBLANK([対戦表.G45]);&quot;&quot;;[対戦表.G45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46]);&quot;&quot;;IF(ISBLANK([対戦表.F46]);&quot;&quot;;[対戦表.F46]))" office:value-type="string" office:string-value="Yoshihama0901" calcext:value-type="string">
            <text:p>Yoshihama0901</text:p>
          </table:table-cell>
          <table:table-cell table:formula="of:=IF(ISERR([対戦表.G46]);&quot;&quot;;IF(ISBLANK([対戦表.G46]);&quot;&quot;;[対戦表.G46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47]);&quot;&quot;;IF(ISBLANK([対戦表.F47]);&quot;&quot;;[対戦表.F47]))" office:value-type="string" office:string-value="Yoshihama0901" calcext:value-type="string">
            <text:p>Yoshihama0901</text:p>
          </table:table-cell>
          <table:table-cell table:formula="of:=IF(ISERR([対戦表.G47]);&quot;&quot;;IF(ISBLANK([対戦表.G47]);&quot;&quot;;[対戦表.G47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48]);&quot;&quot;;IF(ISBLANK([対戦表.F48]);&quot;&quot;;[対戦表.F48]))" office:value-type="string" office:string-value="Yoshihama0901" calcext:value-type="string">
            <text:p>Yoshihama0901</text:p>
          </table:table-cell>
          <table:table-cell table:formula="of:=IF(ISERR([対戦表.G48]);&quot;&quot;;IF(ISBLANK([対戦表.G48]);&quot;&quot;;[対戦表.G48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49]);&quot;&quot;;IF(ISBLANK([対戦表.F49]);&quot;&quot;;[対戦表.F49]))" office:value-type="string" office:string-value="Yoshihama0901" calcext:value-type="string">
            <text:p>Yoshihama0901</text:p>
          </table:table-cell>
          <table:table-cell table:formula="of:=IF(ISERR([対戦表.G49]);&quot;&quot;;IF(ISBLANK([対戦表.G49]);&quot;&quot;;[対戦表.G49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50]);&quot;&quot;;IF(ISBLANK([対戦表.F50]);&quot;&quot;;[対戦表.F50]))" office:value-type="string" office:string-value="Yoshihama0901" calcext:value-type="string">
            <text:p>Yoshihama0901</text:p>
          </table:table-cell>
          <table:table-cell table:formula="of:=IF(ISERR([対戦表.G50]);&quot;&quot;;IF(ISBLANK([対戦表.G50]);&quot;&quot;;[対戦表.G50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51]);&quot;&quot;;IF(ISBLANK([対戦表.F51]);&quot;&quot;;[対戦表.F51]))" office:value-type="string" office:string-value="Yoshihama0901" calcext:value-type="string">
            <text:p>Yoshihama0901</text:p>
          </table:table-cell>
          <table:table-cell table:formula="of:=IF(ISERR([対戦表.G51]);&quot;&quot;;IF(ISBLANK([対戦表.G51]);&quot;&quot;;[対戦表.G51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52]);&quot;&quot;;IF(ISBLANK([対戦表.F52]);&quot;&quot;;[対戦表.F52]))" office:value-type="string" office:string-value="Yoshihama0901" calcext:value-type="string">
            <text:p>Yoshihama0901</text:p>
          </table:table-cell>
          <table:table-cell table:formula="of:=IF(ISERR([対戦表.G52]);&quot;&quot;;IF(ISBLANK([対戦表.G52]);&quot;&quot;;[対戦表.G52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53]);&quot;&quot;;IF(ISBLANK([対戦表.F53]);&quot;&quot;;[対戦表.F53]))" office:value-type="string" office:string-value="Yoshihama0901" calcext:value-type="string">
            <text:p>Yoshihama0901</text:p>
          </table:table-cell>
          <table:table-cell table:formula="of:=IF(ISERR([対戦表.G53]);&quot;&quot;;IF(ISBLANK([対戦表.G53]);&quot;&quot;;[対戦表.G53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54]);&quot;&quot;;IF(ISBLANK([対戦表.F54]);&quot;&quot;;[対戦表.F54]))" office:value-type="string" office:string-value="Yoshihama0901" calcext:value-type="string">
            <text:p>Yoshihama0901</text:p>
          </table:table-cell>
          <table:table-cell table:formula="of:=IF(ISERR([対戦表.G54]);&quot;&quot;;IF(ISBLANK([対戦表.G54]);&quot;&quot;;[対戦表.G54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55]);&quot;&quot;;IF(ISBLANK([対戦表.F55]);&quot;&quot;;[対戦表.F55]))" office:value-type="string" office:string-value="Yoshihama0901" calcext:value-type="string">
            <text:p>Yoshihama0901</text:p>
          </table:table-cell>
          <table:table-cell table:formula="of:=IF(ISERR([対戦表.G55]);&quot;&quot;;IF(ISBLANK([対戦表.G55]);&quot;&quot;;[対戦表.G55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56]);&quot;&quot;;IF(ISBLANK([対戦表.F56]);&quot;&quot;;[対戦表.F56]))" office:value-type="string" office:string-value="koy-tak" calcext:value-type="string">
            <text:p>koy-tak</text:p>
          </table:table-cell>
          <table:table-cell table:formula="of:=IF(ISERR([対戦表.G56]);&quot;&quot;;IF(ISBLANK([対戦表.G56]);&quot;&quot;;[対戦表.G56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57]);&quot;&quot;;IF(ISBLANK([対戦表.F57]);&quot;&quot;;[対戦表.F57]))" office:value-type="string" office:string-value="koy-tak" calcext:value-type="string">
            <text:p>koy-tak</text:p>
          </table:table-cell>
          <table:table-cell table:formula="of:=IF(ISERR([対戦表.G57]);&quot;&quot;;IF(ISBLANK([対戦表.G57]);&quot;&quot;;[対戦表.G57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58]);&quot;&quot;;IF(ISBLANK([対戦表.F58]);&quot;&quot;;[対戦表.F58]))" office:value-type="string" office:string-value="koy-tak" calcext:value-type="string">
            <text:p>koy-tak</text:p>
          </table:table-cell>
          <table:table-cell table:formula="of:=IF(ISERR([対戦表.G58]);&quot;&quot;;IF(ISBLANK([対戦表.G58]);&quot;&quot;;[対戦表.G58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59]);&quot;&quot;;IF(ISBLANK([対戦表.F59]);&quot;&quot;;[対戦表.F59]))" office:value-type="string" office:string-value="koy-tak" calcext:value-type="string">
            <text:p>koy-tak</text:p>
          </table:table-cell>
          <table:table-cell table:formula="of:=IF(ISERR([対戦表.G59]);&quot;&quot;;IF(ISBLANK([対戦表.G59]);&quot;&quot;;[対戦表.G59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60]);&quot;&quot;;IF(ISBLANK([対戦表.F60]);&quot;&quot;;[対戦表.F60]))" office:value-type="string" office:string-value="koy-tak" calcext:value-type="string">
            <text:p>koy-tak</text:p>
          </table:table-cell>
          <table:table-cell table:formula="of:=IF(ISERR([対戦表.G60]);&quot;&quot;;IF(ISBLANK([対戦表.G60]);&quot;&quot;;[対戦表.G6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61]);&quot;&quot;;IF(ISBLANK([対戦表.F61]);&quot;&quot;;[対戦表.F61]))" office:value-type="string" office:string-value="koy-tak" calcext:value-type="string">
            <text:p>koy-tak</text:p>
          </table:table-cell>
          <table:table-cell table:formula="of:=IF(ISERR([対戦表.G61]);&quot;&quot;;IF(ISBLANK([対戦表.G61]);&quot;&quot;;[対戦表.G6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62]);&quot;&quot;;IF(ISBLANK([対戦表.F62]);&quot;&quot;;[対戦表.F62]))" office:value-type="string" office:string-value="koy-tak" calcext:value-type="string">
            <text:p>koy-tak</text:p>
          </table:table-cell>
          <table:table-cell table:formula="of:=IF(ISERR([対戦表.G62]);&quot;&quot;;IF(ISBLANK([対戦表.G62]);&quot;&quot;;[対戦表.G62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63]);&quot;&quot;;IF(ISBLANK([対戦表.F63]);&quot;&quot;;[対戦表.F63]))" office:value-type="string" office:string-value="koy-tak" calcext:value-type="string">
            <text:p>koy-tak</text:p>
          </table:table-cell>
          <table:table-cell table:formula="of:=IF(ISERR([対戦表.G63]);&quot;&quot;;IF(ISBLANK([対戦表.G63]);&quot;&quot;;[対戦表.G63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64]);&quot;&quot;;IF(ISBLANK([対戦表.F64]);&quot;&quot;;[対戦表.F64]))" office:value-type="string" office:string-value="koy-tak" calcext:value-type="string">
            <text:p>koy-tak</text:p>
          </table:table-cell>
          <table:table-cell table:formula="of:=IF(ISERR([対戦表.G64]);&quot;&quot;;IF(ISBLANK([対戦表.G64]);&quot;&quot;;[対戦表.G64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65]);&quot;&quot;;IF(ISBLANK([対戦表.F65]);&quot;&quot;;[対戦表.F65]))" office:value-type="string" office:string-value="koy-tak" calcext:value-type="string">
            <text:p>koy-tak</text:p>
          </table:table-cell>
          <table:table-cell table:formula="of:=IF(ISERR([対戦表.G65]);&quot;&quot;;IF(ISBLANK([対戦表.G65]);&quot;&quot;;[対戦表.G65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66]);&quot;&quot;;IF(ISBLANK([対戦表.F66]);&quot;&quot;;[対戦表.F66]))" office:value-type="string" office:string-value="koy-tak" calcext:value-type="string">
            <text:p>koy-tak</text:p>
          </table:table-cell>
          <table:table-cell table:formula="of:=IF(ISERR([対戦表.G66]);&quot;&quot;;IF(ISBLANK([対戦表.G66]);&quot;&quot;;[対戦表.G66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67]);&quot;&quot;;IF(ISBLANK([対戦表.F67]);&quot;&quot;;[対戦表.F67]))" office:value-type="string" office:string-value="BolaDeArroz" calcext:value-type="string">
            <text:p>BolaDeArroz</text:p>
          </table:table-cell>
          <table:table-cell table:formula="of:=IF(ISERR([対戦表.G67]);&quot;&quot;;IF(ISBLANK([対戦表.G67]);&quot;&quot;;[対戦表.G67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68]);&quot;&quot;;IF(ISBLANK([対戦表.F68]);&quot;&quot;;[対戦表.F68]))" office:value-type="string" office:string-value="BolaDeArroz" calcext:value-type="string">
            <text:p>BolaDeArroz</text:p>
          </table:table-cell>
          <table:table-cell table:formula="of:=IF(ISERR([対戦表.G68]);&quot;&quot;;IF(ISBLANK([対戦表.G68]);&quot;&quot;;[対戦表.G68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69]);&quot;&quot;;IF(ISBLANK([対戦表.F69]);&quot;&quot;;[対戦表.F69]))" office:value-type="string" office:string-value="BolaDeArroz" calcext:value-type="string">
            <text:p>BolaDeArroz</text:p>
          </table:table-cell>
          <table:table-cell table:formula="of:=IF(ISERR([対戦表.G69]);&quot;&quot;;IF(ISBLANK([対戦表.G69]);&quot;&quot;;[対戦表.G69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70]);&quot;&quot;;IF(ISBLANK([対戦表.F70]);&quot;&quot;;[対戦表.F70]))" office:value-type="string" office:string-value="BolaDeArroz" calcext:value-type="string">
            <text:p>BolaDeArroz</text:p>
          </table:table-cell>
          <table:table-cell table:formula="of:=IF(ISERR([対戦表.G70]);&quot;&quot;;IF(ISBLANK([対戦表.G70]);&quot;&quot;;[対戦表.G7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71]);&quot;&quot;;IF(ISBLANK([対戦表.F71]);&quot;&quot;;[対戦表.F71]))" office:value-type="string" office:string-value="BolaDeArroz" calcext:value-type="string">
            <text:p>BolaDeArroz</text:p>
          </table:table-cell>
          <table:table-cell table:formula="of:=IF(ISERR([対戦表.G71]);&quot;&quot;;IF(ISBLANK([対戦表.G71]);&quot;&quot;;[対戦表.G7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72]);&quot;&quot;;IF(ISBLANK([対戦表.F72]);&quot;&quot;;[対戦表.F72]))" office:value-type="string" office:string-value="BolaDeArroz" calcext:value-type="string">
            <text:p>BolaDeArroz</text:p>
          </table:table-cell>
          <table:table-cell table:formula="of:=IF(ISERR([対戦表.G72]);&quot;&quot;;IF(ISBLANK([対戦表.G72]);&quot;&quot;;[対戦表.G72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73]);&quot;&quot;;IF(ISBLANK([対戦表.F73]);&quot;&quot;;[対戦表.F73]))" office:value-type="string" office:string-value="BolaDeArroz" calcext:value-type="string">
            <text:p>BolaDeArroz</text:p>
          </table:table-cell>
          <table:table-cell table:formula="of:=IF(ISERR([対戦表.G73]);&quot;&quot;;IF(ISBLANK([対戦表.G73]);&quot;&quot;;[対戦表.G73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74]);&quot;&quot;;IF(ISBLANK([対戦表.F74]);&quot;&quot;;[対戦表.F74]))" office:value-type="string" office:string-value="BolaDeArroz" calcext:value-type="string">
            <text:p>BolaDeArroz</text:p>
          </table:table-cell>
          <table:table-cell table:formula="of:=IF(ISERR([対戦表.G74]);&quot;&quot;;IF(ISBLANK([対戦表.G74]);&quot;&quot;;[対戦表.G74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75]);&quot;&quot;;IF(ISBLANK([対戦表.F75]);&quot;&quot;;[対戦表.F75]))" office:value-type="string" office:string-value="BolaDeArroz" calcext:value-type="string">
            <text:p>BolaDeArroz</text:p>
          </table:table-cell>
          <table:table-cell table:formula="of:=IF(ISERR([対戦表.G75]);&quot;&quot;;IF(ISBLANK([対戦表.G75]);&quot;&quot;;[対戦表.G75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76]);&quot;&quot;;IF(ISBLANK([対戦表.F76]);&quot;&quot;;[対戦表.F76]))" office:value-type="string" office:string-value="BolaDeArroz" calcext:value-type="string">
            <text:p>BolaDeArroz</text:p>
          </table:table-cell>
          <table:table-cell table:formula="of:=IF(ISERR([対戦表.G76]);&quot;&quot;;IF(ISBLANK([対戦表.G76]);&quot;&quot;;[対戦表.G76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77]);&quot;&quot;;IF(ISBLANK([対戦表.F77]);&quot;&quot;;[対戦表.F77]))" office:value-type="string" office:string-value="kishikishi" calcext:value-type="string">
            <text:p>kishikishi</text:p>
          </table:table-cell>
          <table:table-cell table:formula="of:=IF(ISERR([対戦表.G77]);&quot;&quot;;IF(ISBLANK([対戦表.G77]);&quot;&quot;;[対戦表.G77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78]);&quot;&quot;;IF(ISBLANK([対戦表.F78]);&quot;&quot;;[対戦表.F78]))" office:value-type="string" office:string-value="kishikishi" calcext:value-type="string">
            <text:p>kishikishi</text:p>
          </table:table-cell>
          <table:table-cell table:formula="of:=IF(ISERR([対戦表.G78]);&quot;&quot;;IF(ISBLANK([対戦表.G78]);&quot;&quot;;[対戦表.G78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79]);&quot;&quot;;IF(ISBLANK([対戦表.F79]);&quot;&quot;;[対戦表.F79]))" office:value-type="string" office:string-value="kishikishi" calcext:value-type="string">
            <text:p>kishikishi</text:p>
          </table:table-cell>
          <table:table-cell table:formula="of:=IF(ISERR([対戦表.G79]);&quot;&quot;;IF(ISBLANK([対戦表.G79]);&quot;&quot;;[対戦表.G79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80]);&quot;&quot;;IF(ISBLANK([対戦表.F80]);&quot;&quot;;[対戦表.F80]))" office:value-type="string" office:string-value="kishikishi" calcext:value-type="string">
            <text:p>kishikishi</text:p>
          </table:table-cell>
          <table:table-cell table:formula="of:=IF(ISERR([対戦表.G80]);&quot;&quot;;IF(ISBLANK([対戦表.G80]);&quot;&quot;;[対戦表.G80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81]);&quot;&quot;;IF(ISBLANK([対戦表.F81]);&quot;&quot;;[対戦表.F81]))" office:value-type="string" office:string-value="kishikishi" calcext:value-type="string">
            <text:p>kishikishi</text:p>
          </table:table-cell>
          <table:table-cell table:formula="of:=IF(ISERR([対戦表.G81]);&quot;&quot;;IF(ISBLANK([対戦表.G81]);&quot;&quot;;[対戦表.G81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82]);&quot;&quot;;IF(ISBLANK([対戦表.F82]);&quot;&quot;;[対戦表.F82]))" office:value-type="string" office:string-value="kishikishi" calcext:value-type="string">
            <text:p>kishikishi</text:p>
          </table:table-cell>
          <table:table-cell table:formula="of:=IF(ISERR([対戦表.G82]);&quot;&quot;;IF(ISBLANK([対戦表.G82]);&quot;&quot;;[対戦表.G82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83]);&quot;&quot;;IF(ISBLANK([対戦表.F83]);&quot;&quot;;[対戦表.F83]))" office:value-type="string" office:string-value="kishikishi" calcext:value-type="string">
            <text:p>kishikishi</text:p>
          </table:table-cell>
          <table:table-cell table:formula="of:=IF(ISERR([対戦表.G83]);&quot;&quot;;IF(ISBLANK([対戦表.G83]);&quot;&quot;;[対戦表.G83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84]);&quot;&quot;;IF(ISBLANK([対戦表.F84]);&quot;&quot;;[対戦表.F84]))" office:value-type="string" office:string-value="kishikishi" calcext:value-type="string">
            <text:p>kishikishi</text:p>
          </table:table-cell>
          <table:table-cell table:formula="of:=IF(ISERR([対戦表.G84]);&quot;&quot;;IF(ISBLANK([対戦表.G84]);&quot;&quot;;[対戦表.G84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85]);&quot;&quot;;IF(ISBLANK([対戦表.F85]);&quot;&quot;;[対戦表.F85]))" office:value-type="string" office:string-value="kishikishi" calcext:value-type="string">
            <text:p>kishikishi</text:p>
          </table:table-cell>
          <table:table-cell table:formula="of:=IF(ISERR([対戦表.G85]);&quot;&quot;;IF(ISBLANK([対戦表.G85]);&quot;&quot;;[対戦表.G85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86]);&quot;&quot;;IF(ISBLANK([対戦表.F86]);&quot;&quot;;[対戦表.F86]))" office:value-type="string" office:string-value="OKbear" calcext:value-type="string">
            <text:p>OKbear</text:p>
          </table:table-cell>
          <table:table-cell table:formula="of:=IF(ISERR([対戦表.G86]);&quot;&quot;;IF(ISBLANK([対戦表.G86]);&quot;&quot;;[対戦表.G86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87]);&quot;&quot;;IF(ISBLANK([対戦表.F87]);&quot;&quot;;[対戦表.F87]))" office:value-type="string" office:string-value="OKbear" calcext:value-type="string">
            <text:p>OKbear</text:p>
          </table:table-cell>
          <table:table-cell table:formula="of:=IF(ISERR([対戦表.G87]);&quot;&quot;;IF(ISBLANK([対戦表.G87]);&quot;&quot;;[対戦表.G87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88]);&quot;&quot;;IF(ISBLANK([対戦表.F88]);&quot;&quot;;[対戦表.F88]))" office:value-type="string" office:string-value="OKbear" calcext:value-type="string">
            <text:p>OKbear</text:p>
          </table:table-cell>
          <table:table-cell table:formula="of:=IF(ISERR([対戦表.G88]);&quot;&quot;;IF(ISBLANK([対戦表.G88]);&quot;&quot;;[対戦表.G88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89]);&quot;&quot;;IF(ISBLANK([対戦表.F89]);&quot;&quot;;[対戦表.F89]))" office:value-type="string" office:string-value="OKbear" calcext:value-type="string">
            <text:p>OKbear</text:p>
          </table:table-cell>
          <table:table-cell table:formula="of:=IF(ISERR([対戦表.G89]);&quot;&quot;;IF(ISBLANK([対戦表.G89]);&quot;&quot;;[対戦表.G89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90]);&quot;&quot;;IF(ISBLANK([対戦表.F90]);&quot;&quot;;[対戦表.F90]))" office:value-type="string" office:string-value="OKbear" calcext:value-type="string">
            <text:p>OKbear</text:p>
          </table:table-cell>
          <table:table-cell table:formula="of:=IF(ISERR([対戦表.G90]);&quot;&quot;;IF(ISBLANK([対戦表.G90]);&quot;&quot;;[対戦表.G90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91]);&quot;&quot;;IF(ISBLANK([対戦表.F91]);&quot;&quot;;[対戦表.F91]))" office:value-type="string" office:string-value="OKbear" calcext:value-type="string">
            <text:p>OKbear</text:p>
          </table:table-cell>
          <table:table-cell table:formula="of:=IF(ISERR([対戦表.G91]);&quot;&quot;;IF(ISBLANK([対戦表.G91]);&quot;&quot;;[対戦表.G91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92]);&quot;&quot;;IF(ISBLANK([対戦表.F92]);&quot;&quot;;[対戦表.F92]))" office:value-type="string" office:string-value="OKbear" calcext:value-type="string">
            <text:p>OKbear</text:p>
          </table:table-cell>
          <table:table-cell table:formula="of:=IF(ISERR([対戦表.G92]);&quot;&quot;;IF(ISBLANK([対戦表.G92]);&quot;&quot;;[対戦表.G92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93]);&quot;&quot;;IF(ISBLANK([対戦表.F93]);&quot;&quot;;[対戦表.F93]))" office:value-type="string" office:string-value="OKbear" calcext:value-type="string">
            <text:p>OKbear</text:p>
          </table:table-cell>
          <table:table-cell table:formula="of:=IF(ISERR([対戦表.G93]);&quot;&quot;;IF(ISBLANK([対戦表.G93]);&quot;&quot;;[対戦表.G93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94]);&quot;&quot;;IF(ISBLANK([対戦表.F94]);&quot;&quot;;[対戦表.F94]))" office:value-type="string" office:string-value="TeamRabbit" calcext:value-type="string">
            <text:p>TeamRabbit</text:p>
          </table:table-cell>
          <table:table-cell table:formula="of:=IF(ISERR([対戦表.G94]);&quot;&quot;;IF(ISBLANK([対戦表.G94]);&quot;&quot;;[対戦表.G94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95]);&quot;&quot;;IF(ISBLANK([対戦表.F95]);&quot;&quot;;[対戦表.F95]))" office:value-type="string" office:string-value="TeamRabbit" calcext:value-type="string">
            <text:p>TeamRabbit</text:p>
          </table:table-cell>
          <table:table-cell table:formula="of:=IF(ISERR([対戦表.G95]);&quot;&quot;;IF(ISBLANK([対戦表.G95]);&quot;&quot;;[対戦表.G95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96]);&quot;&quot;;IF(ISBLANK([対戦表.F96]);&quot;&quot;;[対戦表.F96]))" office:value-type="string" office:string-value="TeamRabbit" calcext:value-type="string">
            <text:p>TeamRabbit</text:p>
          </table:table-cell>
          <table:table-cell table:formula="of:=IF(ISERR([対戦表.G96]);&quot;&quot;;IF(ISBLANK([対戦表.G96]);&quot;&quot;;[対戦表.G96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97]);&quot;&quot;;IF(ISBLANK([対戦表.F97]);&quot;&quot;;[対戦表.F97]))" office:value-type="string" office:string-value="TeamRabbit" calcext:value-type="string">
            <text:p>TeamRabbit</text:p>
          </table:table-cell>
          <table:table-cell table:formula="of:=IF(ISERR([対戦表.G97]);&quot;&quot;;IF(ISBLANK([対戦表.G97]);&quot;&quot;;[対戦表.G97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98]);&quot;&quot;;IF(ISBLANK([対戦表.F98]);&quot;&quot;;[対戦表.F98]))" office:value-type="string" office:string-value="TeamRabbit" calcext:value-type="string">
            <text:p>TeamRabbit</text:p>
          </table:table-cell>
          <table:table-cell table:formula="of:=IF(ISERR([対戦表.G98]);&quot;&quot;;IF(ISBLANK([対戦表.G98]);&quot;&quot;;[対戦表.G98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99]);&quot;&quot;;IF(ISBLANK([対戦表.F99]);&quot;&quot;;[対戦表.F99]))" office:value-type="string" office:string-value="TeamRabbit" calcext:value-type="string">
            <text:p>TeamRabbit</text:p>
          </table:table-cell>
          <table:table-cell table:formula="of:=IF(ISERR([対戦表.G99]);&quot;&quot;;IF(ISBLANK([対戦表.G99]);&quot;&quot;;[対戦表.G99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100]);&quot;&quot;;IF(ISBLANK([対戦表.F100]);&quot;&quot;;[対戦表.F100]))" office:value-type="string" office:string-value="TeamRabbit" calcext:value-type="string">
            <text:p>TeamRabbit</text:p>
          </table:table-cell>
          <table:table-cell table:formula="of:=IF(ISERR([対戦表.G100]);&quot;&quot;;IF(ISBLANK([対戦表.G100]);&quot;&quot;;[対戦表.G100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101]);&quot;&quot;;IF(ISBLANK([対戦表.F101]);&quot;&quot;;[対戦表.F101]))" office:value-type="string" office:string-value="yukiimai" calcext:value-type="string">
            <text:p>yukiimai</text:p>
          </table:table-cell>
          <table:table-cell table:formula="of:=IF(ISERR([対戦表.G101]);&quot;&quot;;IF(ISBLANK([対戦表.G101]);&quot;&quot;;[対戦表.G10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102]);&quot;&quot;;IF(ISBLANK([対戦表.F102]);&quot;&quot;;[対戦表.F102]))" office:value-type="string" office:string-value="yukiimai" calcext:value-type="string">
            <text:p>yukiimai</text:p>
          </table:table-cell>
          <table:table-cell table:formula="of:=IF(ISERR([対戦表.G102]);&quot;&quot;;IF(ISBLANK([対戦表.G102]);&quot;&quot;;[対戦表.G102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103]);&quot;&quot;;IF(ISBLANK([対戦表.F103]);&quot;&quot;;[対戦表.F103]))" office:value-type="string" office:string-value="yukiimai" calcext:value-type="string">
            <text:p>yukiimai</text:p>
          </table:table-cell>
          <table:table-cell table:formula="of:=IF(ISERR([対戦表.G103]);&quot;&quot;;IF(ISBLANK([対戦表.G103]);&quot;&quot;;[対戦表.G103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104]);&quot;&quot;;IF(ISBLANK([対戦表.F104]);&quot;&quot;;[対戦表.F104]))" office:value-type="string" office:string-value="yukiimai" calcext:value-type="string">
            <text:p>yukiimai</text:p>
          </table:table-cell>
          <table:table-cell table:formula="of:=IF(ISERR([対戦表.G104]);&quot;&quot;;IF(ISBLANK([対戦表.G104]);&quot;&quot;;[対戦表.G104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105]);&quot;&quot;;IF(ISBLANK([対戦表.F105]);&quot;&quot;;[対戦表.F105]))" office:value-type="string" office:string-value="yukiimai" calcext:value-type="string">
            <text:p>yukiimai</text:p>
          </table:table-cell>
          <table:table-cell table:formula="of:=IF(ISERR([対戦表.G105]);&quot;&quot;;IF(ISBLANK([対戦表.G105]);&quot;&quot;;[対戦表.G105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106]);&quot;&quot;;IF(ISBLANK([対戦表.F106]);&quot;&quot;;[対戦表.F106]))" office:value-type="string" office:string-value="yukiimai" calcext:value-type="string">
            <text:p>yukiimai</text:p>
          </table:table-cell>
          <table:table-cell table:formula="of:=IF(ISERR([対戦表.G106]);&quot;&quot;;IF(ISBLANK([対戦表.G106]);&quot;&quot;;[対戦表.G106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107]);&quot;&quot;;IF(ISBLANK([対戦表.F107]);&quot;&quot;;[対戦表.F107]))" office:value-type="string" office:string-value="NguyenDuyhinh" calcext:value-type="string">
            <text:p>NguyenDuyhinh</text:p>
          </table:table-cell>
          <table:table-cell table:formula="of:=IF(ISERR([対戦表.G107]);&quot;&quot;;IF(ISBLANK([対戦表.G107]);&quot;&quot;;[対戦表.G107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108]);&quot;&quot;;IF(ISBLANK([対戦表.F108]);&quot;&quot;;[対戦表.F108]))" office:value-type="string" office:string-value="NguyenDuyhinh" calcext:value-type="string">
            <text:p>NguyenDuyhinh</text:p>
          </table:table-cell>
          <table:table-cell table:formula="of:=IF(ISERR([対戦表.G108]);&quot;&quot;;IF(ISBLANK([対戦表.G108]);&quot;&quot;;[対戦表.G108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109]);&quot;&quot;;IF(ISBLANK([対戦表.F109]);&quot;&quot;;[対戦表.F109]))" office:value-type="string" office:string-value="NguyenDuyhinh" calcext:value-type="string">
            <text:p>NguyenDuyhinh</text:p>
          </table:table-cell>
          <table:table-cell table:formula="of:=IF(ISERR([対戦表.G109]);&quot;&quot;;IF(ISBLANK([対戦表.G109]);&quot;&quot;;[対戦表.G109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110]);&quot;&quot;;IF(ISBLANK([対戦表.F110]);&quot;&quot;;[対戦表.F110]))" office:value-type="string" office:string-value="NguyenDuyhinh" calcext:value-type="string">
            <text:p>NguyenDuyhinh</text:p>
          </table:table-cell>
          <table:table-cell table:formula="of:=IF(ISERR([対戦表.G110]);&quot;&quot;;IF(ISBLANK([対戦表.G110]);&quot;&quot;;[対戦表.G110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111]);&quot;&quot;;IF(ISBLANK([対戦表.F111]);&quot;&quot;;[対戦表.F111]))" office:value-type="string" office:string-value="NguyenDuyhinh" calcext:value-type="string">
            <text:p>NguyenDuyhinh</text:p>
          </table:table-cell>
          <table:table-cell table:formula="of:=IF(ISERR([対戦表.G111]);&quot;&quot;;IF(ISBLANK([対戦表.G111]);&quot;&quot;;[対戦表.G111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112]);&quot;&quot;;IF(ISBLANK([対戦表.F112]);&quot;&quot;;[対戦表.F112]))" office:value-type="string" office:string-value="safubuki" calcext:value-type="string">
            <text:p>safubuki</text:p>
          </table:table-cell>
          <table:table-cell table:formula="of:=IF(ISERR([対戦表.G112]);&quot;&quot;;IF(ISBLANK([対戦表.G112]);&quot;&quot;;[対戦表.G112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113]);&quot;&quot;;IF(ISBLANK([対戦表.F113]);&quot;&quot;;[対戦表.F113]))" office:value-type="string" office:string-value="safubuki" calcext:value-type="string">
            <text:p>safubuki</text:p>
          </table:table-cell>
          <table:table-cell table:formula="of:=IF(ISERR([対戦表.G113]);&quot;&quot;;IF(ISBLANK([対戦表.G113]);&quot;&quot;;[対戦表.G113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114]);&quot;&quot;;IF(ISBLANK([対戦表.F114]);&quot;&quot;;[対戦表.F114]))" office:value-type="string" office:string-value="safubuki" calcext:value-type="string">
            <text:p>safubuki</text:p>
          </table:table-cell>
          <table:table-cell table:formula="of:=IF(ISERR([対戦表.G114]);&quot;&quot;;IF(ISBLANK([対戦表.G114]);&quot;&quot;;[対戦表.G114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115]);&quot;&quot;;IF(ISBLANK([対戦表.F115]);&quot;&quot;;[対戦表.F115]))" office:value-type="string" office:string-value="safubuki" calcext:value-type="string">
            <text:p>safubuki</text:p>
          </table:table-cell>
          <table:table-cell table:formula="of:=IF(ISERR([対戦表.G115]);&quot;&quot;;IF(ISBLANK([対戦表.G115]);&quot;&quot;;[対戦表.G115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116]);&quot;&quot;;IF(ISBLANK([対戦表.F116]);&quot;&quot;;[対戦表.F116]))" office:value-type="string" office:string-value="masakayana" calcext:value-type="string">
            <text:p>masakayana</text:p>
          </table:table-cell>
          <table:table-cell table:formula="of:=IF(ISERR([対戦表.G116]);&quot;&quot;;IF(ISBLANK([対戦表.G116]);&quot;&quot;;[対戦表.G116]))" office:value-type="string" office:string-value="dashimaki360" calcext:value-type="string">
            <text:p>dashimaki360</text:p>
          </table:table-cell>
        </table:table-row>
        <table:table-row table:style-name="ro3">
          <table:table-cell table:formula="of:=IF(ISERR([対戦表.F117]);&quot;&quot;;IF(ISBLANK([対戦表.F117]);&quot;&quot;;[対戦表.F117]))" office:value-type="string" office:string-value="masakayana" calcext:value-type="string">
            <text:p>masakayana</text:p>
          </table:table-cell>
          <table:table-cell table:formula="of:=IF(ISERR([対戦表.G117]);&quot;&quot;;IF(ISBLANK([対戦表.G117]);&quot;&quot;;[対戦表.G117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118]);&quot;&quot;;IF(ISBLANK([対戦表.F118]);&quot;&quot;;[対戦表.F118]))" office:value-type="string" office:string-value="masakayana" calcext:value-type="string">
            <text:p>masakayana</text:p>
          </table:table-cell>
          <table:table-cell table:formula="of:=IF(ISERR([対戦表.G118]);&quot;&quot;;IF(ISBLANK([対戦表.G118]);&quot;&quot;;[対戦表.G118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119]);&quot;&quot;;IF(ISBLANK([対戦表.F119]);&quot;&quot;;[対戦表.F119]))" office:value-type="string" office:string-value="dashimaki360" calcext:value-type="string">
            <text:p>dashimaki360</text:p>
          </table:table-cell>
          <table:table-cell table:formula="of:=IF(ISERR([対戦表.G119]);&quot;&quot;;IF(ISBLANK([対戦表.G119]);&quot;&quot;;[対戦表.G119]))" office:value-type="string" office:string-value="TsukasaTaniguchi" calcext:value-type="string">
            <text:p>TsukasaTaniguchi</text:p>
          </table:table-cell>
        </table:table-row>
        <table:table-row table:style-name="ro3">
          <table:table-cell table:formula="of:=IF(ISERR([対戦表.F120]);&quot;&quot;;IF(ISBLANK([対戦表.F120]);&quot;&quot;;[対戦表.F120]))" office:value-type="string" office:string-value="dashimaki360" calcext:value-type="string">
            <text:p>dashimaki360</text:p>
          </table:table-cell>
          <table:table-cell table:formula="of:=IF(ISERR([対戦表.G120]);&quot;&quot;;IF(ISBLANK([対戦表.G120]);&quot;&quot;;[対戦表.G120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121]);&quot;&quot;;IF(ISBLANK([対戦表.F121]);&quot;&quot;;[対戦表.F121]))" office:value-type="string" office:string-value="TsukasaTaniguchi" calcext:value-type="string">
            <text:p>TsukasaTaniguchi</text:p>
          </table:table-cell>
          <table:table-cell table:formula="of:=IF(ISERR([対戦表.G121]);&quot;&quot;;IF(ISBLANK([対戦表.G121]);&quot;&quot;;[対戦表.G121]))" office:value-type="string" office:string-value="ttyama" calcext:value-type="string">
            <text:p>ttyama</text:p>
          </table:table-cell>
        </table:table-row>
        <table:table-row table:style-name="ro3">
          <table:table-cell table:formula="of:=IF(ISERR([対戦表.F122]);&quot;&quot;;IF(ISBLANK([対戦表.F122]);&quot;&quot;;[対戦表.F122]))">
            <text:p/>
          </table:table-cell>
          <table:table-cell table:formula="of:=IF(ISERR([対戦表.G122]);&quot;&quot;;IF(ISBLANK([対戦表.G122]);&quot;&quot;;[対戦表.G122]))">
            <text:p/>
          </table:table-cell>
        </table:table-row>
        <table:table-row table:style-name="ro3">
          <table:table-cell table:formula="of:=IF(ISERR([対戦表.F123]);&quot;&quot;;IF(ISBLANK([対戦表.F123]);&quot;&quot;;[対戦表.F123]))">
            <text:p/>
          </table:table-cell>
          <table:table-cell table:formula="of:=IF(ISERR([対戦表.G123]);&quot;&quot;;IF(ISBLANK([対戦表.G123]);&quot;&quot;;[対戦表.G123]))">
            <text:p/>
          </table:table-cell>
        </table:table-row>
        <table:table-row table:style-name="ro3">
          <table:table-cell table:formula="of:=IF(ISERR([対戦表.F124]);&quot;&quot;;IF(ISBLANK([対戦表.F124]);&quot;&quot;;[対戦表.F124]))">
            <text:p/>
          </table:table-cell>
          <table:table-cell table:formula="of:=IF(ISERR([対戦表.G124]);&quot;&quot;;IF(ISBLANK([対戦表.G124]);&quot;&quot;;[対戦表.G124]))">
            <text:p/>
          </table:table-cell>
        </table:table-row>
        <table:table-row table:style-name="ro3">
          <table:table-cell table:formula="of:=IF(ISERR([対戦表.F125]);&quot;&quot;;IF(ISBLANK([対戦表.F125]);&quot;&quot;;[対戦表.F125]))">
            <text:p/>
          </table:table-cell>
          <table:table-cell table:formula="of:=IF(ISERR([対戦表.G125]);&quot;&quot;;IF(ISBLANK([対戦表.G125]);&quot;&quot;;[対戦表.G125]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style:diagonal-tl-b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00/00/00</text:date>, <text:time style:data-style-name="N2" text:time-value="10:12:00.29558107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3:02:31.890250357</meta:creation-date>
    <dc:date>2019-08-20T10:17:27.061619092</dc:date>
    <meta:editing-duration>PT47M59S</meta:editing-duration>
    <meta:editing-cycles>13</meta:editing-cycles>
    <meta:generator>LibreOffice/5.1.6.2$Linux_X86_64 LibreOffice_project/10m0$Build-2</meta:generator>
    <meta:document-statistic meta:table-count="4" meta:cell-count="1295" meta:object-count="1"/>
  </office:meta>
</office:document-meta>
</file>